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8.237cm" svg:height="9.032cm" svg:x="12.281cm" svg:y="12.68cm">
            <draw:object draw:notify-on-update-of-ranges="Tabelle1.S1:Tabelle1.S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0.01" calcext:value-type="float">
            <text:p>0,01</text:p>
          </table:table-cell>
          <table:table-cell table:formula="of:=PI()*[.A1]*[.$L$1]" office:value-type="float" office:value="0.0314159265358979" calcext:value-type="float">
            <text:p>0,031415926535898</text:p>
          </table:table-cell>
          <table:table-cell table:formula="of:=SIN([.B1])/[.B1]" office:value-type="float" office:value="0.999835514710549" calcext:value-type="float">
            <text:p>0,999835514710549</text:p>
          </table:table-cell>
          <table:table-cell table:formula="of:=[.S1]" office:value-type="float" office:value="0.0307856849724735" calcext:value-type="float">
            <text:p>0,030786</text:p>
          </table:table-cell>
          <table:table-cell table:number-columns-repeated="3"/>
          <table:table-cell table:formula="of:=COS(PI()/0.25*[.I1])" office:value-type="float" office:value="0.992114701314478" calcext:value-type="float">
            <text:p>0,992114701314478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1" table:formula="of:=[.D5]" office:value-type="float" office:value="0.141182104698808" calcext:value-type="float">
            <text:p>0,141182</text:p>
          </table:table-cell>
          <table:table-cell office:value-type="float" office:value="1" calcext:value-type="float">
            <text:p>1</text:p>
          </table:table-cell>
          <table:table-cell/>
          <table:table-cell table:formula="of:=DEGREES([.B1])" office:value-type="float" office:value="1.8" calcext:value-type="float">
            <text:p>1,8</text:p>
          </table:table-cell>
          <table:table-cell/>
          <table:table-cell office:value-type="float" office:value="0.99" calcext:value-type="float">
            <text:p>0,99</text:p>
          </table:table-cell>
          <table:table-cell table:formula="of:=SIN(PI()*[.P1]*[.$L$1])" office:value-type="float" office:value="0.0314107590781282" calcext:value-type="float">
            <text:p>0,031410759078128</text:p>
          </table:table-cell>
          <table:table-cell table:formula="of:=[.Q1]/[.P1]" office:value-type="float" office:value="0.0317280394728568" calcext:value-type="float">
            <text:p>0,031728039472857</text:p>
          </table:table-cell>
          <table:table-cell table:formula="of:=[.Q1]*[.P1]^2" office:value-type="float" office:value="0.0307856849724735" calcext:value-type="float">
            <text:p>0,030785684972474</text:p>
          </table:table-cell>
          <table:table-cell table:formula="of:=COS(PI()*[.P1]*[.$L$1])" office:value-type="float" office:value="-0.999506560365731" calcext:value-type="float">
            <text:p>-0,999506560365731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PI()*[.A2]*[.$L$1]" office:value-type="float" office:value="0.0628318530717959" calcext:value-type="float">
            <text:p>0,062831853071796</text:p>
          </table:table-cell>
          <table:table-cell table:formula="of:=SIN([.B2])/[.B2]" office:value-type="float" office:value="0.999342156239841" calcext:value-type="float">
            <text:p>0,999342156239841</text:p>
          </table:table-cell>
          <table:table-cell table:formula="of:=[.S2]" office:value-type="float" office:value="0.0603040149559528" calcext:value-type="float">
            <text:p>0,060304</text:p>
          </table:table-cell>
          <table:table-cell table:number-columns-repeated="3"/>
          <table:table-cell table:formula="of:=COS(PI()/0.25*[.I2])" office:value-type="float" office:value="0.968583161128631" calcext:value-type="float">
            <text:p>0,968583161128631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1" table:formula="of:=[.D10]" office:value-type="float" office:value="0.250303765443707" calcext:value-type="float">
            <text:p>0,250304</text:p>
          </table:table-cell>
          <table:table-cell table:number-columns-repeated="2"/>
          <table:table-cell table:formula="of:=DEGREES([.B2])" office:value-type="float" office:value="3.6" calcext:value-type="float">
            <text:p>3,6</text:p>
          </table:table-cell>
          <table:table-cell/>
          <table:table-cell office:value-type="float" office:value="0.98" calcext:value-type="float">
            <text:p>0,98</text:p>
          </table:table-cell>
          <table:table-cell table:formula="of:=SIN(PI()*[.P2]*[.$L$1])" office:value-type="float" office:value="0.0627905195293136" calcext:value-type="float">
            <text:p>0,062790519529314</text:p>
          </table:table-cell>
          <table:table-cell table:formula="of:=[.Q2]/[.P2]" office:value-type="float" office:value="0.0640719587033812" calcext:value-type="float">
            <text:p>0,064071958703381</text:p>
          </table:table-cell>
          <table:table-cell table:formula="of:=[.Q2]*[.P2]^2" office:value-type="float" office:value="0.0603040149559528" calcext:value-type="float">
            <text:p>0,060304014955953</text:p>
          </table:table-cell>
          <table:table-cell table:formula="of:=COS(PI()*[.P2]*[.$L$1])" office:value-type="float" office:value="-0.998026728428271" calcext:value-type="float">
            <text:p>-0,998026728428271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PI()*[.A3]*[.$L$1]" office:value-type="float" office:value="0.0942477796076938" calcext:value-type="float">
            <text:p>0,094247779607694</text:p>
          </table:table-cell>
          <table:table-cell table:formula="of:=SIN([.B3])/[.B3]" office:value-type="float" office:value="0.99852021671216" calcext:value-type="float">
            <text:p>0,99852021671216</text:p>
          </table:table-cell>
          <table:table-cell table:formula="of:=[.S3]" office:value-type="float" office:value="0.0885465120013902" calcext:value-type="float">
            <text:p>0,088547</text:p>
          </table:table-cell>
          <table:table-cell table:number-columns-repeated="3"/>
          <table:table-cell table:formula="of:=COS(PI()/0.25*[.I3])" office:value-type="float" office:value="0.929776485888251" calcext:value-type="float">
            <text:p>0,929776485888251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1" table:formula="of:=[.D15]" office:value-type="float" office:value="0.328008136061823" calcext:value-type="float">
            <text:p>0,328008</text:p>
          </table:table-cell>
          <table:table-cell table:number-columns-repeated="2"/>
          <table:table-cell table:formula="of:=DEGREES([.B3])" office:value-type="float" office:value="5.4" calcext:value-type="float">
            <text:p>5,4</text:p>
          </table:table-cell>
          <table:table-cell/>
          <table:table-cell office:value-type="float" office:value="0.97" calcext:value-type="float">
            <text:p>0,97</text:p>
          </table:table-cell>
          <table:table-cell table:formula="of:=SIN(PI()*[.P3]*[.$L$1])" office:value-type="float" office:value="0.0941083133185144" calcext:value-type="float">
            <text:p>0,094108313318514</text:p>
          </table:table-cell>
          <table:table-cell table:formula="of:=[.Q3]/[.P3]" office:value-type="float" office:value="0.0970188797098086" calcext:value-type="float">
            <text:p>0,097018879709809</text:p>
          </table:table-cell>
          <table:table-cell table:formula="of:=[.Q3]*[.P3]^2" office:value-type="float" office:value="0.0885465120013902" calcext:value-type="float">
            <text:p>0,08854651200139</text:p>
          </table:table-cell>
          <table:table-cell table:formula="of:=COS(PI()*[.P3]*[.$L$1])" office:value-type="float" office:value="-0.99556196460308" calcext:value-type="float">
            <text:p>-0,99556196460308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PI()*[.A4]*[.$L$1]" office:value-type="float" office:value="0.125663706143592" calcext:value-type="float">
            <text:p>0,125663706143592</text:p>
          </table:table-cell>
          <table:table-cell table:formula="of:=SIN([.B4])/[.B4]" office:value-type="float" office:value="0.997370182772503" calcext:value-type="float">
            <text:p>0,997370182772503</text:p>
          </table:table-cell>
          <table:table-cell table:formula="of:=[.S4]" office:value-type="float" office:value="0.115507108052863" calcext:value-type="float">
            <text:p>0,115507</text:p>
          </table:table-cell>
          <table:table-cell table:number-columns-repeated="3"/>
          <table:table-cell table:formula="of:=COS(PI()/0.25*[.I4])" office:value-type="float" office:value="0.876306680043864" calcext:value-type="float">
            <text:p>0,876306680043864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1" table:formula="of:=[.D20]" office:value-type="float" office:value="0.376182561467183" calcext:value-type="float">
            <text:p>0,376183</text:p>
          </table:table-cell>
          <table:table-cell table:number-columns-repeated="2"/>
          <table:table-cell table:formula="of:=DEGREES([.B4])" office:value-type="float" office:value="7.2" calcext:value-type="float">
            <text:p>7,2</text:p>
          </table:table-cell>
          <table:table-cell/>
          <table:table-cell office:value-type="float" office:value="0.96" calcext:value-type="float">
            <text:p>0,96</text:p>
          </table:table-cell>
          <table:table-cell table:formula="of:=SIN(PI()*[.P4]*[.$L$1])" office:value-type="float" office:value="0.125333233564305" calcext:value-type="float">
            <text:p>0,125333233564305</text:p>
          </table:table-cell>
          <table:table-cell table:formula="of:=[.Q4]/[.P4]" office:value-type="float" office:value="0.130555451629484" calcext:value-type="float">
            <text:p>0,130555451629484</text:p>
          </table:table-cell>
          <table:table-cell table:formula="of:=[.Q4]*[.P4]^2" office:value-type="float" office:value="0.115507108052863" calcext:value-type="float">
            <text:p>0,115507108052863</text:p>
          </table:table-cell>
          <table:table-cell table:formula="of:=COS(PI()*[.P4]*[.$L$1])" office:value-type="float" office:value="-0.992114701314478" calcext:value-type="float">
            <text:p>-0,99211470131447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PI()*[.A5]*[.$L$1]" office:value-type="float" office:value="0.15707963267949" calcext:value-type="float">
            <text:p>0,15707963267949</text:p>
          </table:table-cell>
          <table:table-cell table:formula="of:=SIN([.B5])/[.B5]" office:value-type="float" office:value="0.995892735243561" calcext:value-type="float">
            <text:p>0,995892735243561</text:p>
          </table:table-cell>
          <table:table-cell table:formula="of:=[.S5]" office:value-type="float" office:value="0.141182104698808" calcext:value-type="float">
            <text:p>0,141182</text:p>
          </table:table-cell>
          <table:table-cell table:number-columns-repeated="3"/>
          <table:table-cell table:formula="of:=COS(PI()/0.25*[.I5])" office:value-type="float" office:value="0.809016994374947" calcext:value-type="float">
            <text:p>0,809016994374947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1" table:formula="of:=[.D25]" office:value-type="float" office:value="0.397747564417433" calcext:value-type="float">
            <text:p>0,397748</text:p>
          </table:table-cell>
          <table:table-cell table:number-columns-repeated="2"/>
          <table:table-cell table:formula="of:=DEGREES([.B5])" office:value-type="float" office:value="9" calcext:value-type="float">
            <text:p>9</text:p>
          </table:table-cell>
          <table:table-cell/>
          <table:table-cell office:value-type="float" office:value="0.95" calcext:value-type="float">
            <text:p>0,95</text:p>
          </table:table-cell>
          <table:table-cell table:formula="of:=SIN(PI()*[.P5]*[.$L$1])" office:value-type="float" office:value="0.156434465040231" calcext:value-type="float">
            <text:p>0,156434465040231</text:p>
          </table:table-cell>
          <table:table-cell table:formula="of:=[.Q5]/[.P5]" office:value-type="float" office:value="0.164667857937085" calcext:value-type="float">
            <text:p>0,164667857937085</text:p>
          </table:table-cell>
          <table:table-cell table:formula="of:=[.Q5]*[.P5]^2" office:value-type="float" office:value="0.141182104698808" calcext:value-type="float">
            <text:p>0,141182104698808</text:p>
          </table:table-cell>
          <table:table-cell table:formula="of:=COS(PI()*[.P5]*[.$L$1])" office:value-type="float" office:value="-0.987688340595138" calcext:value-type="float">
            <text:p>-0,987688340595138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PI()*[.A6]*[.$L$1]" office:value-type="float" office:value="0.188495559215388" calcext:value-type="float">
            <text:p>0,188495559215388</text:p>
          </table:table-cell>
          <table:table-cell table:formula="of:=SIN([.B6])/[.B6]" office:value-type="float" office:value="0.994088748645851" calcext:value-type="float">
            <text:p>0,994088748645851</text:p>
          </table:table-cell>
          <table:table-cell table:formula="of:=[.S6]" office:value-type="float" office:value="0.165570129567947" calcext:value-type="float">
            <text:p>0,165570</text:p>
          </table:table-cell>
          <table:table-cell table:number-columns-repeated="3"/>
          <table:table-cell table:formula="of:=COS(PI()/0.25*[.I6])" office:value-type="float" office:value="0.728968627421412" calcext:value-type="float">
            <text:p>0,728968627421412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1" table:formula="of:=[.D30]" office:value-type="float" office:value="0.396418327243724" calcext:value-type="float">
            <text:p>0,396418</text:p>
          </table:table-cell>
          <table:table-cell table:number-columns-repeated="2"/>
          <table:table-cell table:formula="of:=DEGREES([.B6])" office:value-type="float" office:value="10.8" calcext:value-type="float">
            <text:p>10,8</text:p>
          </table:table-cell>
          <table:table-cell/>
          <table:table-cell office:value-type="float" office:value="0.94" calcext:value-type="float">
            <text:p>0,94</text:p>
          </table:table-cell>
          <table:table-cell table:formula="of:=SIN(PI()*[.P6]*[.$L$1])" office:value-type="float" office:value="0.187381314585725" calcext:value-type="float">
            <text:p>0,187381314585725</text:p>
          </table:table-cell>
          <table:table-cell table:formula="of:=[.Q6]/[.P6]" office:value-type="float" office:value="0.199341824027367" calcext:value-type="float">
            <text:p>0,199341824027367</text:p>
          </table:table-cell>
          <table:table-cell table:formula="of:=[.Q6]*[.P6]^2" office:value-type="float" office:value="0.165570129567947" calcext:value-type="float">
            <text:p>0,165570129567947</text:p>
          </table:table-cell>
          <table:table-cell table:formula="of:=COS(PI()*[.P6]*[.$L$1])" office:value-type="float" office:value="-0.982287250728689" calcext:value-type="float">
            <text:p>-0,982287250728689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PI()*[.A7]*[.$L$1]" office:value-type="float" office:value="0.219911485751285" calcext:value-type="float">
            <text:p>0,219911485751285</text:p>
          </table:table-cell>
          <table:table-cell table:formula="of:=SIN([.B7])/[.B7]" office:value-type="float" office:value="0.99195929058138" calcext:value-type="float">
            <text:p>0,99195929058138</text:p>
          </table:table-cell>
          <table:table-cell table:formula="of:=[.S7]" office:value-type="float" office:value="0.18867208948387" calcext:value-type="float">
            <text:p>0,188672</text:p>
          </table:table-cell>
          <table:table-cell table:number-columns-repeated="3"/>
          <table:table-cell table:formula="of:=COS(PI()/0.25*[.I7])" office:value-type="float" office:value="0.63742398974869" calcext:value-type="float">
            <text:p>0,63742398974869</text:p>
          </table:table-cell>
          <table:table-cell office:value-type="float" office:value="0.07" calcext:value-type="float">
            <text:p>0,07</text:p>
          </table:table-cell>
          <table:table-cell/>
          <table:table-cell table:style-name="ce1" table:formula="of:=[.D35]" office:value-type="float" office:value="0.376450256469585" calcext:value-type="float">
            <text:p>0,376450</text:p>
          </table:table-cell>
          <table:table-cell table:number-columns-repeated="2"/>
          <table:table-cell table:formula="of:=DEGREES([.B7])" office:value-type="float" office:value="12.6" calcext:value-type="float">
            <text:p>12,6</text:p>
          </table:table-cell>
          <table:table-cell/>
          <table:table-cell office:value-type="float" office:value="0.93" calcext:value-type="float">
            <text:p>0,93</text:p>
          </table:table-cell>
          <table:table-cell table:formula="of:=SIN(PI()*[.P7]*[.$L$1])" office:value-type="float" office:value="0.218143241396543" calcext:value-type="float">
            <text:p>0,218143241396543</text:p>
          </table:table-cell>
          <table:table-cell table:formula="of:=[.Q7]/[.P7]" office:value-type="float" office:value="0.234562625157573" calcext:value-type="float">
            <text:p>0,234562625157573</text:p>
          </table:table-cell>
          <table:table-cell table:formula="of:=[.Q7]*[.P7]^2" office:value-type="float" office:value="0.18867208948387" calcext:value-type="float">
            <text:p>0,18867208948387</text:p>
          </table:table-cell>
          <table:table-cell table:formula="of:=COS(PI()*[.P7]*[.$L$1])" office:value-type="float" office:value="-0.975916761938747" calcext:value-type="float">
            <text:p>-0,97591676193874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PI()*[.A8]*[.$L$1]" office:value-type="float" office:value="0.251327412287183" calcext:value-type="float">
            <text:p>0,251327412287183</text:p>
          </table:table-cell>
          <table:table-cell table:formula="of:=SIN([.B8])/[.B8]" office:value-type="float" office:value="0.989505620981308" calcext:value-type="float">
            <text:p>0,989505620981308</text:p>
          </table:table-cell>
          <table:table-cell table:formula="of:=[.S8]" office:value-type="float" office:value="0.210491120496333" calcext:value-type="float">
            <text:p>0,210491</text:p>
          </table:table-cell>
          <table:table-cell table:number-columns-repeated="3"/>
          <table:table-cell table:formula="of:=COS(PI()/0.25*[.I8])" office:value-type="float" office:value="0.535826794978997" calcext:value-type="float">
            <text:p>0,535826794978997</text:p>
          </table:table-cell>
          <table:table-cell office:value-type="float" office:value="0.08" calcext:value-type="float">
            <text:p>0,08</text:p>
          </table:table-cell>
          <table:table-cell/>
          <table:table-cell table:style-name="ce1" table:formula="of:=[.D40]" office:value-type="float" office:value="0.342380345866255" calcext:value-type="float">
            <text:p>0,342380</text:p>
          </table:table-cell>
          <table:table-cell table:number-columns-repeated="2"/>
          <table:table-cell table:formula="of:=DEGREES([.B8])" office:value-type="float" office:value="14.4" calcext:value-type="float">
            <text:p>14,4</text:p>
          </table:table-cell>
          <table:table-cell/>
          <table:table-cell office:value-type="float" office:value="0.92" calcext:value-type="float">
            <text:p>0,92</text:p>
          </table:table-cell>
          <table:table-cell table:formula="of:=SIN(PI()*[.P8]*[.$L$1])" office:value-type="float" office:value="0.248689887164855" calcext:value-type="float">
            <text:p>0,248689887164855</text:p>
          </table:table-cell>
          <table:table-cell table:formula="of:=[.Q8]/[.P8]" office:value-type="float" office:value="0.270315094744408" calcext:value-type="float">
            <text:p>0,270315094744408</text:p>
          </table:table-cell>
          <table:table-cell table:formula="of:=[.Q8]*[.P8]^2" office:value-type="float" office:value="0.210491120496333" calcext:value-type="float">
            <text:p>0,210491120496333</text:p>
          </table:table-cell>
          <table:table-cell table:formula="of:=COS(PI()*[.P8]*[.$L$1])" office:value-type="float" office:value="-0.968583161128631" calcext:value-type="float">
            <text:p>-0,968583161128631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PI()*[.A9]*[.$L$1]" office:value-type="float" office:value="0.282743338823081" calcext:value-type="float">
            <text:p>0,282743338823081</text:p>
          </table:table-cell>
          <table:table-cell table:formula="of:=SIN([.B9])/[.B9]" office:value-type="float" office:value="0.986729191218188" calcext:value-type="float">
            <text:p>0,986729191218188</text:p>
          </table:table-cell>
          <table:table-cell table:formula="of:=[.S9]" office:value-type="float" office:value="0.231032534911086" calcext:value-type="float">
            <text:p>0,231033</text:p>
          </table:table-cell>
          <table:table-cell table:number-columns-repeated="3"/>
          <table:table-cell table:formula="of:=COS(PI()/0.25*[.I9])" office:value-type="float" office:value="0.425779291565073" calcext:value-type="float">
            <text:p>0,425779291565073</text:p>
          </table:table-cell>
          <table:table-cell office:value-type="float" office:value="0.09" calcext:value-type="float">
            <text:p>0,09</text:p>
          </table:table-cell>
          <table:table-cell/>
          <table:table-cell table:style-name="ce1" table:formula="of:=[.D45]" office:value-type="float" office:value="0.298775723030029" calcext:value-type="float">
            <text:p>0,298776</text:p>
          </table:table-cell>
          <table:table-cell table:number-columns-repeated="2"/>
          <table:table-cell table:formula="of:=DEGREES([.B9])" office:value-type="float" office:value="16.2" calcext:value-type="float">
            <text:p>16,2</text:p>
          </table:table-cell>
          <table:table-cell/>
          <table:table-cell office:value-type="float" office:value="0.91" calcext:value-type="float">
            <text:p>0,91</text:p>
          </table:table-cell>
          <table:table-cell table:formula="of:=SIN(PI()*[.P9]*[.$L$1])" office:value-type="float" office:value="0.278991106039229" calcext:value-type="float">
            <text:p>0,278991106039229</text:p>
          </table:table-cell>
          <table:table-cell table:formula="of:=[.Q9]/[.P9]" office:value-type="float" office:value="0.306583633010142" calcext:value-type="float">
            <text:p>0,306583633010142</text:p>
          </table:table-cell>
          <table:table-cell table:formula="of:=[.Q9]*[.P9]^2" office:value-type="float" office:value="0.231032534911086" calcext:value-type="float">
            <text:p>0,231032534911086</text:p>
          </table:table-cell>
          <table:table-cell table:formula="of:=COS(PI()*[.P9]*[.$L$1])" office:value-type="float" office:value="-0.960293685676943" calcext:value-type="float">
            <text:p>-0,96029368567694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PI()*[.A10]*[.$L$1]" office:value-type="float" office:value="0.314159265358979" calcext:value-type="float">
            <text:p>0,314159265358979</text:p>
          </table:table-cell>
          <table:table-cell table:formula="of:=SIN([.B10])/[.B10]" office:value-type="float" office:value="0.983631643083466" calcext:value-type="float">
            <text:p>0,983631643083466</text:p>
          </table:table-cell>
          <table:table-cell table:formula="of:=[.S10]" office:value-type="float" office:value="0.250303765443707" calcext:value-type="float">
            <text:p>0,250304</text:p>
          </table:table-cell>
          <table:table-cell table:number-columns-repeated="3"/>
          <table:table-cell table:formula="of:=COS(PI()/0.25*[.I10])" office:value-type="float" office:value="0.309016994374947" calcext:value-type="float">
            <text:p>0,309016994374947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1" table:formula="of:=[.D50]" office:value-type="float" office:value="0.25" calcext:value-type="float">
            <text:p>0,250000</text:p>
          </table:table-cell>
          <table:table-cell table:number-columns-repeated="2"/>
          <table:table-cell table:formula="of:=DEGREES([.B10])" office:value-type="float" office:value="18" calcext:value-type="float">
            <text:p>18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SIN(PI()*[.P10]*[.$L$1])" office:value-type="float" office:value="0.309016994374947" calcext:value-type="float">
            <text:p>0,309016994374947</text:p>
          </table:table-cell>
          <table:table-cell table:formula="of:=[.Q10]/[.P10]" office:value-type="float" office:value="0.343352215972164" calcext:value-type="float">
            <text:p>0,343352215972164</text:p>
          </table:table-cell>
          <table:table-cell table:formula="of:=[.Q10]*[.P10]^2" office:value-type="float" office:value="0.250303765443707" calcext:value-type="float">
            <text:p>0,250303765443707</text:p>
          </table:table-cell>
          <table:table-cell table:formula="of:=COS(PI()*[.P10]*[.$L$1])" office:value-type="float" office:value="-0.951056516295153" calcext:value-type="float">
            <text:p>-0,951056516295153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table:formula="of:=PI()*[.A11]*[.$L$1]" office:value-type="float" office:value="0.345575191894877" calcext:value-type="float">
            <text:p>0,345575191894877</text:p>
          </table:table-cell>
          <table:table-cell table:formula="of:=SIN([.B11])/[.B11]" office:value-type="float" office:value="0.980214807631024" calcext:value-type="float">
            <text:p>0,980214807631024</text:p>
          </table:table-cell>
          <table:table-cell table:formula="of:=[.S11]" office:value-type="float" office:value="0.268314306626295" calcext:value-type="float">
            <text:p>0,268314</text:p>
          </table:table-cell>
          <table:table-cell table:number-columns-repeated="3"/>
          <table:table-cell table:formula="of:=COS(PI()/0.25*[.I11])" office:value-type="float" office:value="0.187381314585725" calcext:value-type="float">
            <text:p>0,187381314585725</text:p>
          </table:table-cell>
          <table:table-cell office:value-type="float" office:value="0.11" calcext:value-type="float">
            <text:p>0,11</text:p>
          </table:table-cell>
          <table:table-cell/>
          <table:table-cell table:style-name="ce1" table:formula="of:=[.D55]" office:value-type="float" office:value="0.200006888970515" calcext:value-type="float">
            <text:p>0,200007</text:p>
          </table:table-cell>
          <table:table-cell table:number-columns-repeated="2"/>
          <table:table-cell table:formula="of:=DEGREES([.B11])" office:value-type="float" office:value="19.8" calcext:value-type="float">
            <text:p>19,8</text:p>
          </table:table-cell>
          <table:table-cell/>
          <table:table-cell office:value-type="float" office:value="0.89" calcext:value-type="float">
            <text:p>0,89</text:p>
          </table:table-cell>
          <table:table-cell table:formula="of:=SIN(PI()*[.P11]*[.$L$1])" office:value-type="float" office:value="0.338737920245291" calcext:value-type="float">
            <text:p>0,338737920245291</text:p>
          </table:table-cell>
          <table:table-cell table:formula="of:=[.Q11]/[.P11]" office:value-type="float" office:value="0.38060440476999" calcext:value-type="float">
            <text:p>0,38060440476999</text:p>
          </table:table-cell>
          <table:table-cell table:formula="of:=[.Q11]*[.P11]^2" office:value-type="float" office:value="0.268314306626295" calcext:value-type="float">
            <text:p>0,268314306626295</text:p>
          </table:table-cell>
          <table:table-cell table:formula="of:=COS(PI()*[.P11]*[.$L$1])" office:value-type="float" office:value="-0.940880768954225" calcext:value-type="float">
            <text:p>-0,940880768954225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PI()*[.A12]*[.$L$1]" office:value-type="float" office:value="0.376991118430775" calcext:value-type="float">
            <text:p>0,376991118430775</text:p>
          </table:table-cell>
          <table:table-cell table:formula="of:=SIN([.B12])/[.B12]" office:value-type="float" office:value="0.976480703887656" calcext:value-type="float">
            <text:p>0,976480703887656</text:p>
          </table:table-cell>
          <table:table-cell table:formula="of:=[.S12]" office:value-type="float" office:value="0.285075653599015" calcext:value-type="float">
            <text:p>0,285076</text:p>
          </table:table-cell>
          <table:table-cell table:number-columns-repeated="3"/>
          <table:table-cell table:formula="of:=COS(PI()/0.25*[.I12])" office:value-type="float" office:value="0.0627905195293135" calcext:value-type="float">
            <text:p>0,062790519529314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1" table:formula="of:=[.D60]" office:value-type="float" office:value="0.152169042607225" calcext:value-type="float">
            <text:p>0,152169</text:p>
          </table:table-cell>
          <table:table-cell table:number-columns-repeated="2"/>
          <table:table-cell table:formula="of:=DEGREES([.B12])" office:value-type="float" office:value="21.6" calcext:value-type="float">
            <text:p>21,6</text:p>
          </table:table-cell>
          <table:table-cell/>
          <table:table-cell office:value-type="float" office:value="0.88" calcext:value-type="float">
            <text:p>0,88</text:p>
          </table:table-cell>
          <table:table-cell table:formula="of:=SIN(PI()*[.P12]*[.$L$1])" office:value-type="float" office:value="0.368124552684678" calcext:value-type="float">
            <text:p>0,368124552684678</text:p>
          </table:table-cell>
          <table:table-cell table:formula="of:=[.Q12]/[.P12]" office:value-type="float" office:value="0.418323355323498" calcext:value-type="float">
            <text:p>0,418323355323498</text:p>
          </table:table-cell>
          <table:table-cell table:formula="of:=[.Q12]*[.P12]^2" office:value-type="float" office:value="0.285075653599015" calcext:value-type="float">
            <text:p>0,285075653599015</text:p>
          </table:table-cell>
          <table:table-cell table:formula="of:=COS(PI()*[.P12]*[.$L$1])" office:value-type="float" office:value="-0.929776485888251" calcext:value-type="float">
            <text:p>-0,929776485888251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PI()*[.A13]*[.$L$1]" office:value-type="float" office:value="0.408407044966673" calcext:value-type="float">
            <text:p>0,408407044966673</text:p>
          </table:table-cell>
          <table:table-cell table:formula="of:=SIN([.B13])/[.B13]" office:value-type="float" office:value="0.972431537431458" calcext:value-type="float">
            <text:p>0,972431537431458</text:p>
          </table:table-cell>
          <table:table-cell table:formula="of:=[.S13]" office:value-type="float" office:value="0.300601238421465" calcext:value-type="float">
            <text:p>0,300601</text:p>
          </table:table-cell>
          <table:table-cell table:number-columns-repeated="3"/>
          <table:table-cell table:formula="of:=COS(PI()/0.25*[.I13])" office:value-type="float" office:value="-0.0627905195293134" calcext:value-type="float">
            <text:p>-0,062790519529313</text:p>
          </table:table-cell>
          <table:table-cell office:value-type="float" office:value="0.13" calcext:value-type="float">
            <text:p>0,13</text:p>
          </table:table-cell>
          <table:table-cell/>
          <table:table-cell table:style-name="ce1" table:formula="of:=[.D65]" office:value-type="float" office:value="0.109148299213075" calcext:value-type="float">
            <text:p>0,109148</text:p>
          </table:table-cell>
          <table:table-cell table:number-columns-repeated="2"/>
          <table:table-cell table:formula="of:=DEGREES([.B13])" office:value-type="float" office:value="23.4" calcext:value-type="float">
            <text:p>23,4</text:p>
          </table:table-cell>
          <table:table-cell/>
          <table:table-cell office:value-type="float" office:value="0.87" calcext:value-type="float">
            <text:p>0,87</text:p>
          </table:table-cell>
          <table:table-cell table:formula="of:=SIN(PI()*[.P13]*[.$L$1])" office:value-type="float" office:value="0.397147890634781" calcext:value-type="float">
            <text:p>0,397147890634781</text:p>
          </table:table-cell>
          <table:table-cell table:formula="of:=[.Q13]/[.P13]" office:value-type="float" office:value="0.45649182831584" calcext:value-type="float">
            <text:p>0,45649182831584</text:p>
          </table:table-cell>
          <table:table-cell table:formula="of:=[.Q13]*[.P13]^2" office:value-type="float" office:value="0.300601238421465" calcext:value-type="float">
            <text:p>0,300601238421465</text:p>
          </table:table-cell>
          <table:table-cell table:formula="of:=COS(PI()*[.P13]*[.$L$1])" office:value-type="float" office:value="-0.917754625683981" calcext:value-type="float">
            <text:p>-0,917754625683981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PI()*[.A14]*[.$L$1]" office:value-type="float" office:value="0.439822971502571" calcext:value-type="float">
            <text:p>0,439822971502571</text:p>
          </table:table-cell>
          <table:table-cell table:formula="of:=SIN([.B14])/[.B14]" office:value-type="float" office:value="0.968069698839238" calcext:value-type="float">
            <text:p>0,968069698839238</text:p>
          </table:table-cell>
          <table:table-cell table:formula="of:=[.S14]" office:value-type="float" office:value="0.314906364041528" calcext:value-type="float">
            <text:p>0,314906</text:p>
          </table:table-cell>
          <table:table-cell table:number-columns-repeated="3"/>
          <table:table-cell table:formula="of:=COS(PI()/0.25*[.I14])" office:value-type="float" office:value="-0.187381314585725" calcext:value-type="float">
            <text:p>-0,187381314585725</text:p>
          </table:table-cell>
          <table:table-cell office:value-type="float" office:value="0.14" calcext:value-type="float">
            <text:p>0,14</text:p>
          </table:table-cell>
          <table:table-cell/>
          <table:table-cell table:style-name="ce1" table:formula="of:=[.D70]" office:value-type="float" office:value="0.0728115294937452" calcext:value-type="float">
            <text:p>0,072812</text:p>
          </table:table-cell>
          <table:table-cell table:number-columns-repeated="2"/>
          <table:table-cell table:formula="of:=DEGREES([.B14])" office:value-type="float" office:value="25.2" calcext:value-type="float">
            <text:p>25,2</text:p>
          </table:table-cell>
          <table:table-cell/>
          <table:table-cell office:value-type="float" office:value="0.86" calcext:value-type="float">
            <text:p>0,86</text:p>
          </table:table-cell>
          <table:table-cell table:formula="of:=SIN(PI()*[.P14]*[.$L$1])" office:value-type="float" office:value="0.425779291565073" calcext:value-type="float">
            <text:p>0,425779291565073</text:p>
          </table:table-cell>
          <table:table-cell table:formula="of:=[.Q14]/[.P14]" office:value-type="float" office:value="0.495092199494271" calcext:value-type="float">
            <text:p>0,495092199494271</text:p>
          </table:table-cell>
          <table:table-cell table:formula="of:=[.Q14]*[.P14]^2" office:value-type="float" office:value="0.314906364041528" calcext:value-type="float">
            <text:p>0,314906364041528</text:p>
          </table:table-cell>
          <table:table-cell table:formula="of:=COS(PI()*[.P14]*[.$L$1])" office:value-type="float" office:value="-0.904827052466019" calcext:value-type="float">
            <text:p>-0,904827052466019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PI()*[.A15]*[.$L$1]" office:value-type="float" office:value="0.471238898038469" calcext:value-type="float">
            <text:p>0,471238898038469</text:p>
          </table:table-cell>
          <table:table-cell table:formula="of:=SIN([.B15])/[.B15]" office:value-type="float" office:value="0.963397762004116" calcext:value-type="float">
            <text:p>0,963397762004116</text:p>
          </table:table-cell>
          <table:table-cell table:formula="of:=[.S15]" office:value-type="float" office:value="0.328008136061823" calcext:value-type="float">
            <text:p>0,328008</text:p>
          </table:table-cell>
          <table:table-cell table:number-columns-repeated="3"/>
          <table:table-cell table:formula="of:=COS(PI()/0.25*[.I15])" office:value-type="float" office:value="-0.309016994374948" calcext:value-type="float">
            <text:p>-0,309016994374948</text:p>
          </table:table-cell>
          <table:table-cell office:value-type="float" office:value="0.15" calcext:value-type="float">
            <text:p>0,15</text:p>
          </table:table-cell>
          <table:table-cell/>
          <table:table-cell table:style-name="ce1" table:formula="of:=[.D75]" office:value-type="float" office:value="0.0441941738241592" calcext:value-type="float">
            <text:p>0,044194</text:p>
          </table:table-cell>
          <table:table-cell table:number-columns-repeated="2"/>
          <table:table-cell table:formula="of:=DEGREES([.B15])" office:value-type="float" office:value="27" calcext:value-type="float">
            <text:p>27</text:p>
          </table:table-cell>
          <table:table-cell/>
          <table:table-cell office:value-type="float" office:value="0.85" calcext:value-type="float">
            <text:p>0,85</text:p>
          </table:table-cell>
          <table:table-cell table:formula="of:=SIN(PI()*[.P15]*[.$L$1])" office:value-type="float" office:value="0.453990499739547" calcext:value-type="float">
            <text:p>0,453990499739547</text:p>
          </table:table-cell>
          <table:table-cell table:formula="of:=[.Q15]/[.P15]" office:value-type="float" office:value="0.53410647028182" calcext:value-type="float">
            <text:p>0,53410647028182</text:p>
          </table:table-cell>
          <table:table-cell table:formula="of:=[.Q15]*[.P15]^2" office:value-type="float" office:value="0.328008136061823" calcext:value-type="float">
            <text:p>0,328008136061823</text:p>
          </table:table-cell>
          <table:table-cell table:formula="of:=COS(PI()*[.P15]*[.$L$1])" office:value-type="float" office:value="-0.891006524188368" calcext:value-type="float">
            <text:p>-0,891006524188368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PI()*[.A16]*[.$L$1]" office:value-type="float" office:value="0.502654824574367" calcext:value-type="float">
            <text:p>0,502654824574367</text:p>
          </table:table-cell>
          <table:table-cell table:formula="of:=SIN([.B16])/[.B16]" office:value-type="float" office:value="0.958418482324625" calcext:value-type="float">
            <text:p>0,958418482324625</text:p>
          </table:table-cell>
          <table:table-cell table:formula="of:=[.S16]" office:value-type="float" office:value="0.33992539244617" calcext:value-type="float">
            <text:p>0,339925</text:p>
          </table:table-cell>
          <table:table-cell table:number-columns-repeated="3"/>
          <table:table-cell table:formula="of:=COS(PI()/0.25*[.I16])" office:value-type="float" office:value="-0.425779291565073" calcext:value-type="float">
            <text:p>-0,425779291565073</text:p>
          </table:table-cell>
          <table:table-cell office:value-type="float" office:value="0.16" calcext:value-type="float">
            <text:p>0,16</text:p>
          </table:table-cell>
          <table:table-cell/>
          <table:table-cell table:style-name="ce1" table:formula="of:=[.D80]" office:value-type="float" office:value="0.0235114100916989" calcext:value-type="float">
            <text:p>0,023511</text:p>
          </table:table-cell>
          <table:table-cell table:number-columns-repeated="2"/>
          <table:table-cell table:formula="of:=DEGREES([.B16])" office:value-type="float" office:value="28.8" calcext:value-type="float">
            <text:p>28,8</text:p>
          </table:table-cell>
          <table:table-cell/>
          <table:table-cell office:value-type="float" office:value="0.84" calcext:value-type="float">
            <text:p>0,84</text:p>
          </table:table-cell>
          <table:table-cell table:formula="of:=SIN(PI()*[.P16]*[.$L$1])" office:value-type="float" office:value="0.481753674101716" calcext:value-type="float">
            <text:p>0,481753674101716</text:p>
          </table:table-cell>
          <table:table-cell table:formula="of:=[.Q16]/[.P16]" office:value-type="float" office:value="0.573516278692519" calcext:value-type="float">
            <text:p>0,573516278692519</text:p>
          </table:table-cell>
          <table:table-cell table:formula="of:=[.Q16]*[.P16]^2" office:value-type="float" office:value="0.33992539244617" calcext:value-type="float">
            <text:p>0,33992539244617</text:p>
          </table:table-cell>
          <table:table-cell table:formula="of:=COS(PI()*[.P16]*[.$L$1])" office:value-type="float" office:value="-0.876306680043864" calcext:value-type="float">
            <text:p>-0,876306680043864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formula="of:=PI()*[.A17]*[.$L$1]" office:value-type="float" office:value="0.534070751110265" calcext:value-type="float">
            <text:p>0,534070751110265</text:p>
          </table:table-cell>
          <table:table-cell table:formula="of:=SIN([.B17])/[.B17]" office:value-type="float" office:value="0.953134794766684" calcext:value-type="float">
            <text:p>0,953134794766684</text:p>
          </table:table-cell>
          <table:table-cell table:formula="of:=[.S17]" office:value-type="float" office:value="0.350678631310431" calcext:value-type="float">
            <text:p>0,350679</text:p>
          </table:table-cell>
          <table:table-cell table:number-columns-repeated="3"/>
          <table:table-cell table:formula="of:=COS(PI()/0.25*[.I17])" office:value-type="float" office:value="-0.535826794978997" calcext:value-type="float">
            <text:p>-0,535826794978997</text:p>
          </table:table-cell>
          <table:table-cell office:value-type="float" office:value="0.17" calcext:value-type="float">
            <text:p>0,17</text:p>
          </table:table-cell>
          <table:table-cell/>
          <table:table-cell table:style-name="ce1" table:formula="of:=[.D85]" office:value-type="float" office:value="0.0102147862441398" calcext:value-type="float">
            <text:p>0,010215</text:p>
          </table:table-cell>
          <table:table-cell table:number-columns-repeated="2"/>
          <table:table-cell table:formula="of:=DEGREES([.B17])" office:value-type="float" office:value="30.6" calcext:value-type="float">
            <text:p>30,6</text:p>
          </table:table-cell>
          <table:table-cell/>
          <table:table-cell office:value-type="float" office:value="0.83" calcext:value-type="float">
            <text:p>0,83</text:p>
          </table:table-cell>
          <table:table-cell table:formula="of:=SIN(PI()*[.P17]*[.$L$1])" office:value-type="float" office:value="0.509041415750371" calcext:value-type="float">
            <text:p>0,509041415750371</text:p>
          </table:table-cell>
          <table:table-cell table:formula="of:=[.Q17]/[.P17]" office:value-type="float" office:value="0.613302910542616" calcext:value-type="float">
            <text:p>0,613302910542616</text:p>
          </table:table-cell>
          <table:table-cell table:formula="of:=[.Q17]*[.P17]^2" office:value-type="float" office:value="0.350678631310431" calcext:value-type="float">
            <text:p>0,350678631310431</text:p>
          </table:table-cell>
          <table:table-cell table:formula="of:=COS(PI()*[.P17]*[.$L$1])" office:value-type="float" office:value="-0.860742027003944" calcext:value-type="float">
            <text:p>-0,860742027003944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PI()*[.A18]*[.$L$1]" office:value-type="float" office:value="0.565486677646163" calcext:value-type="float">
            <text:p>0,565486677646163</text:p>
          </table:table-cell>
          <table:table-cell table:formula="of:=SIN([.B18])/[.B18]" office:value-type="float" office:value="0.947549811799943" calcext:value-type="float">
            <text:p>0,947549811799943</text:p>
          </table:table-cell>
          <table:table-cell table:formula="of:=[.S18]" office:value-type="float" office:value="0.360289936943877" calcext:value-type="float">
            <text:p>0,360290</text:p>
          </table:table-cell>
          <table:table-cell table:number-columns-repeated="3"/>
          <table:table-cell table:formula="of:=COS(PI()/0.25*[.I18])" office:value-type="float" office:value="-0.63742398974869" calcext:value-type="float">
            <text:p>-0,63742398974869</text:p>
          </table:table-cell>
          <table:table-cell office:value-type="float" office:value="0.18" calcext:value-type="float">
            <text:p>0,18</text:p>
          </table:table-cell>
          <table:table-cell/>
          <table:table-cell table:style-name="ce1" table:formula="of:=[.D90]" office:value-type="float" office:value="0.00309016994374947" calcext:value-type="float">
            <text:p>0,003090</text:p>
          </table:table-cell>
          <table:table-cell table:number-columns-repeated="2"/>
          <table:table-cell table:formula="of:=DEGREES([.B18])" office:value-type="float" office:value="32.4" calcext:value-type="float">
            <text:p>32,4</text:p>
          </table:table-cell>
          <table:table-cell/>
          <table:table-cell office:value-type="float" office:value="0.82" calcext:value-type="float">
            <text:p>0,82</text:p>
          </table:table-cell>
          <table:table-cell table:formula="of:=SIN(PI()*[.P18]*[.$L$1])" office:value-type="float" office:value="0.535826794978997" calcext:value-type="float">
            <text:p>0,535826794978997</text:p>
          </table:table-cell>
          <table:table-cell table:formula="of:=[.Q18]/[.P18]" office:value-type="float" office:value="0.653447310949996" calcext:value-type="float">
            <text:p>0,653447310949996</text:p>
          </table:table-cell>
          <table:table-cell table:formula="of:=[.Q18]*[.P18]^2" office:value-type="float" office:value="0.360289936943877" calcext:value-type="float">
            <text:p>0,360289936943877</text:p>
          </table:table-cell>
          <table:table-cell table:formula="of:=COS(PI()*[.P18]*[.$L$1])" office:value-type="float" office:value="-0.844327925502015" calcext:value-type="float">
            <text:p>-0,844327925502015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formula="of:=PI()*[.A19]*[.$L$1]" office:value-type="float" office:value="0.596902604182061" calcext:value-type="float">
            <text:p>0,596902604182061</text:p>
          </table:table-cell>
          <table:table-cell table:formula="of:=SIN([.B19])/[.B19]" office:value-type="float" office:value="0.941666821210065" calcext:value-type="float">
            <text:p>0,941666821210065</text:p>
          </table:table-cell>
          <table:table-cell table:formula="of:=[.S19]" office:value-type="float" office:value="0.368782904208783" calcext:value-type="float">
            <text:p>0,368783</text:p>
          </table:table-cell>
          <table:table-cell table:number-columns-repeated="3"/>
          <table:table-cell table:formula="of:=COS(PI()/0.25*[.I19])" office:value-type="float" office:value="-0.728968627421411" calcext:value-type="float">
            <text:p>-0,728968627421411</text:p>
          </table:table-cell>
          <table:table-cell office:value-type="float" office:value="0.19" calcext:value-type="float">
            <text:p>0,19</text:p>
          </table:table-cell>
          <table:table-cell/>
          <table:table-cell table:style-name="ce1" table:formula="of:=[.D95]" office:value-type="float" office:value="0.000391086162600576" calcext:value-type="float">
            <text:p>0,000391</text:p>
          </table:table-cell>
          <table:table-cell table:number-columns-repeated="2"/>
          <table:table-cell table:formula="of:=DEGREES([.B19])" office:value-type="float" office:value="34.2" calcext:value-type="float">
            <text:p>34,2</text:p>
          </table:table-cell>
          <table:table-cell/>
          <table:table-cell office:value-type="float" office:value="0.81" calcext:value-type="float">
            <text:p>0,81</text:p>
          </table:table-cell>
          <table:table-cell table:formula="of:=SIN(PI()*[.P19]*[.$L$1])" office:value-type="float" office:value="0.56208337785213" calcext:value-type="float">
            <text:p>0,56208337785213</text:p>
          </table:table-cell>
          <table:table-cell table:formula="of:=[.Q19]/[.P19]" office:value-type="float" office:value="0.693930096113741" calcext:value-type="float">
            <text:p>0,693930096113741</text:p>
          </table:table-cell>
          <table:table-cell table:formula="of:=[.Q19]*[.P19]^2" office:value-type="float" office:value="0.368782904208783" calcext:value-type="float">
            <text:p>0,368782904208783</text:p>
          </table:table-cell>
          <table:table-cell table:formula="of:=COS(PI()*[.P19]*[.$L$1])" office:value-type="float" office:value="-0.827080574274562" calcext:value-type="float">
            <text:p>-0,82708057427456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PI()*[.A20]*[.$L$1]" office:value-type="float" office:value="0.628318530717959" calcext:value-type="float">
            <text:p>0,628318530717959</text:p>
          </table:table-cell>
          <table:table-cell table:formula="of:=SIN([.B20])/[.B20]" office:value-type="float" office:value="0.935489283788639" calcext:value-type="float">
            <text:p>0,935489283788639</text:p>
          </table:table-cell>
          <table:table-cell table:formula="of:=[.S20]" office:value-type="float" office:value="0.376182561467183" calcext:value-type="float">
            <text:p>0,376183</text:p>
          </table:table-cell>
          <table:table-cell table:number-columns-repeated="3"/>
          <table:table-cell table:formula="of:=COS(PI()/0.25*[.I20])" office:value-type="float" office:value="-0.809016994374947" calcext:value-type="float">
            <text:p>-0,809016994374947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1" table:formula="of:=[.D100]" office:value-type="float" office:value="0" calcext:value-type="float">
            <text:p>0,000000</text:p>
          </table:table-cell>
          <table:table-cell table:number-columns-repeated="2"/>
          <table:table-cell table:formula="of:=DEGREES([.B20])" office:value-type="float" office:value="36" calcext:value-type="float">
            <text:p>36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SIN(PI()*[.P20]*[.$L$1])" office:value-type="float" office:value="0.587785252292473" calcext:value-type="float">
            <text:p>0,587785252292473</text:p>
          </table:table-cell>
          <table:table-cell table:formula="of:=[.Q20]/[.P20]" office:value-type="float" office:value="0.734731565365591" calcext:value-type="float">
            <text:p>0,734731565365591</text:p>
          </table:table-cell>
          <table:table-cell table:formula="of:=[.Q20]*[.P20]^2" office:value-type="float" office:value="0.376182561467183" calcext:value-type="float">
            <text:p>0,376182561467183</text:p>
          </table:table-cell>
          <table:table-cell table:formula="of:=COS(PI()*[.P20]*[.$L$1])" office:value-type="float" office:value="-0.809016994374947" calcext:value-type="float">
            <text:p>-0,809016994374947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formula="of:=PI()*[.A21]*[.$L$1]" office:value-type="float" office:value="0.659734457253857" calcext:value-type="float">
            <text:p>0,659734457253857</text:p>
          </table:table-cell>
          <table:table-cell table:formula="of:=SIN([.B21])/[.B21]" office:value-type="float" office:value="0.929020830902483" calcext:value-type="float">
            <text:p>0,929020830902483</text:p>
          </table:table-cell>
          <table:table-cell table:formula="of:=[.S21]" office:value-type="float" office:value="0.382515292184823" calcext:value-type="float">
            <text:p>0,382515</text:p>
          </table:table-cell>
          <table:table-cell table:number-columns-repeated="3"/>
          <table:table-cell table:formula="of:=COS(PI()/0.25*[.I21])" office:value-type="float" office:value="-0.876306680043864" calcext:value-type="float">
            <text:p>-0,876306680043864</text:p>
          </table:table-cell>
          <table:table-cell office:value-type="float" office:value="0.21" calcext:value-type="float">
            <text:p>0,21</text:p>
          </table:table-cell>
          <table:table-cell/>
          <table:table-cell table:style-name="ce1"/>
          <table:table-cell table:number-columns-repeated="2"/>
          <table:table-cell table:formula="of:=DEGREES([.B21])" office:value-type="float" office:value="37.8" calcext:value-type="float">
            <text:p>37,8</text:p>
          </table:table-cell>
          <table:table-cell/>
          <table:table-cell office:value-type="float" office:value="0.79" calcext:value-type="float">
            <text:p>0,79</text:p>
          </table:table-cell>
          <table:table-cell table:formula="of:=SIN(PI()*[.P21]*[.$L$1])" office:value-type="float" office:value="0.612907053652976" calcext:value-type="float">
            <text:p>0,612907053652976</text:p>
          </table:table-cell>
          <table:table-cell table:formula="of:=[.Q21]/[.P21]" office:value-type="float" office:value="0.77583171348478" calcext:value-type="float">
            <text:p>0,77583171348478</text:p>
          </table:table-cell>
          <table:table-cell table:formula="of:=[.Q21]*[.P21]^2" office:value-type="float" office:value="0.382515292184823" calcext:value-type="float">
            <text:p>0,382515292184823</text:p>
          </table:table-cell>
          <table:table-cell table:formula="of:=COS(PI()*[.P21]*[.$L$1])" office:value-type="float" office:value="-0.79015501237569" calcext:value-type="float">
            <text:p>-0,79015501237569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PI()*[.A22]*[.$L$1]" office:value-type="float" office:value="0.691150383789754" calcext:value-type="float">
            <text:p>0,691150383789754</text:p>
          </table:table-cell>
          <table:table-cell table:formula="of:=SIN([.B22])/[.B22]" office:value-type="float" office:value="0.922265261944196" calcext:value-type="float">
            <text:p>0,922265261944196</text:p>
          </table:table-cell>
          <table:table-cell table:formula="of:=[.S22]" office:value-type="float" office:value="0.387808755363103" calcext:value-type="float">
            <text:p>0,387809</text:p>
          </table:table-cell>
          <table:table-cell table:number-columns-repeated="3"/>
          <table:table-cell table:formula="of:=COS(PI()/0.25*[.I22])" office:value-type="float" office:value="-0.929776485888251" calcext:value-type="float">
            <text:p>-0,929776485888251</text:p>
          </table:table-cell>
          <table:table-cell office:value-type="float" office:value="0.22" calcext:value-type="float">
            <text:p>0,22</text:p>
          </table:table-cell>
          <table:table-cell/>
          <table:table-cell table:style-name="ce1"/>
          <table:table-cell table:number-columns-repeated="2"/>
          <table:table-cell table:formula="of:=DEGREES([.B22])" office:value-type="float" office:value="39.6" calcext:value-type="float">
            <text:p>39,6</text:p>
          </table:table-cell>
          <table:table-cell/>
          <table:table-cell office:value-type="float" office:value="0.78" calcext:value-type="float">
            <text:p>0,78</text:p>
          </table:table-cell>
          <table:table-cell table:formula="of:=SIN(PI()*[.P22]*[.$L$1])" office:value-type="float" office:value="0.63742398974869" calcext:value-type="float">
            <text:p>0,63742398974869</text:p>
          </table:table-cell>
          <table:table-cell table:formula="of:=[.Q22]/[.P22]" office:value-type="float" office:value="0.817210243267551" calcext:value-type="float">
            <text:p>0,817210243267551</text:p>
          </table:table-cell>
          <table:table-cell table:formula="of:=[.Q22]*[.P22]^2" office:value-type="float" office:value="0.387808755363103" calcext:value-type="float">
            <text:p>0,387808755363103</text:p>
          </table:table-cell>
          <table:table-cell table:formula="of:=COS(PI()*[.P22]*[.$L$1])" office:value-type="float" office:value="-0.770513242775789" calcext:value-type="float">
            <text:p>-0,770513242775789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table:formula="of:=PI()*[.A23]*[.$L$1]" office:value-type="float" office:value="0.722566310325652" calcext:value-type="float">
            <text:p>0,722566310325652</text:p>
          </table:table-cell>
          <table:table-cell table:formula="of:=SIN([.B23])/[.B23]" office:value-type="float" office:value="0.915226541665921" calcext:value-type="float">
            <text:p>0,915226541665921</text:p>
          </table:table-cell>
          <table:table-cell table:formula="of:=[.S23]" office:value-type="float" office:value="0.392091804950393" calcext:value-type="float">
            <text:p>0,392092</text:p>
          </table:table-cell>
          <table:table-cell table:number-columns-repeated="3"/>
          <table:table-cell table:formula="of:=COS(PI()/0.25*[.I23])" office:value-type="float" office:value="-0.968583161128631" calcext:value-type="float">
            <text:p>-0,968583161128631</text:p>
          </table:table-cell>
          <table:table-cell office:value-type="float" office:value="0.23" calcext:value-type="float">
            <text:p>0,23</text:p>
          </table:table-cell>
          <table:table-cell/>
          <table:table-cell table:style-name="ce1"/>
          <table:table-cell table:number-columns-repeated="2"/>
          <table:table-cell table:formula="of:=DEGREES([.B23])" office:value-type="float" office:value="41.4" calcext:value-type="float">
            <text:p>41,4</text:p>
          </table:table-cell>
          <table:table-cell/>
          <table:table-cell office:value-type="float" office:value="0.77" calcext:value-type="float">
            <text:p>0,77</text:p>
          </table:table-cell>
          <table:table-cell table:formula="of:=SIN(PI()*[.P23]*[.$L$1])" office:value-type="float" office:value="0.661311865323652" calcext:value-type="float">
            <text:p>0,661311865323652</text:p>
          </table:table-cell>
          <table:table-cell table:formula="of:=[.Q23]/[.P23]" office:value-type="float" office:value="0.858846578342405" calcext:value-type="float">
            <text:p>0,858846578342405</text:p>
          </table:table-cell>
          <table:table-cell table:formula="of:=[.Q23]*[.P23]^2" office:value-type="float" office:value="0.392091804950393" calcext:value-type="float">
            <text:p>0,392091804950393</text:p>
          </table:table-cell>
          <table:table-cell table:formula="of:=COS(PI()*[.P23]*[.$L$1])" office:value-type="float" office:value="-0.75011106963046" calcext:value-type="float">
            <text:p>-0,7501110696304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PI()*[.A24]*[.$L$1]" office:value-type="float" office:value="0.75398223686155" calcext:value-type="float">
            <text:p>0,75398223686155</text:p>
          </table:table-cell>
          <table:table-cell table:formula="of:=SIN([.B24])/[.B24]" office:value-type="float" office:value="0.907908797398351" calcext:value-type="float">
            <text:p>0,907908797398351</text:p>
          </table:table-cell>
          <table:table-cell table:formula="of:=[.S24]" office:value-type="float" office:value="0.395394408384411" calcext:value-type="float">
            <text:p>0,395394</text:p>
          </table:table-cell>
          <table:table-cell table:number-columns-repeated="3"/>
          <table:table-cell table:formula="of:=COS(PI()/0.25*[.I24])" office:value-type="float" office:value="-0.992114701314478" calcext:value-type="float">
            <text:p>-0,992114701314478</text:p>
          </table:table-cell>
          <table:table-cell office:value-type="float" office:value="0.24" calcext:value-type="float">
            <text:p>0,24</text:p>
          </table:table-cell>
          <table:table-cell table:number-columns-repeated="4"/>
          <table:table-cell table:formula="of:=DEGREES([.B24])" office:value-type="float" office:value="43.2" calcext:value-type="float">
            <text:p>43,2</text:p>
          </table:table-cell>
          <table:table-cell/>
          <table:table-cell office:value-type="float" office:value="0.76" calcext:value-type="float">
            <text:p>0,76</text:p>
          </table:table-cell>
          <table:table-cell table:formula="of:=SIN(PI()*[.P24]*[.$L$1])" office:value-type="float" office:value="0.684547105928689" calcext:value-type="float">
            <text:p>0,684547105928689</text:p>
          </table:table-cell>
          <table:table-cell table:formula="of:=[.Q24]/[.P24]" office:value-type="float" office:value="0.900719876221959" calcext:value-type="float">
            <text:p>0,900719876221959</text:p>
          </table:table-cell>
          <table:table-cell table:formula="of:=[.Q24]*[.P24]^2" office:value-type="float" office:value="0.395394408384411" calcext:value-type="float">
            <text:p>0,395394408384411</text:p>
          </table:table-cell>
          <table:table-cell table:formula="of:=COS(PI()*[.P24]*[.$L$1])" office:value-type="float" office:value="-0.728968627421411" calcext:value-type="float">
            <text:p>-0,72896862742141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PI()*[.A25]*[.$L$1]" office:value-type="float" office:value="0.785398163397448" calcext:value-type="float">
            <text:p>0,785398163397448</text:p>
          </table:table-cell>
          <table:table-cell table:formula="of:=SIN([.B25])/[.B25]" office:value-type="float" office:value="0.900316316157106" calcext:value-type="float">
            <text:p>0,900316316157106</text:p>
          </table:table-cell>
          <table:table-cell table:formula="of:=[.S25]" office:value-type="float" office:value="0.397747564417433" calcext:value-type="float">
            <text:p>0,397748</text:p>
          </table:table-cell>
          <table:table-cell table:number-columns-repeated="3"/>
          <table:table-cell table:formula="of:=COS(PI()/0.25*[.I25])"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table:formula="of:=DEGREES([.B25])" office:value-type="float" office:value="45" calcext:value-type="float">
            <text:p>45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SIN(PI()*[.P25]*[.$L$1])" office:value-type="float" office:value="0.707106781186548" calcext:value-type="float">
            <text:p>0,707106781186548</text:p>
          </table:table-cell>
          <table:table-cell table:formula="of:=[.Q25]/[.P25]" office:value-type="float" office:value="0.942809041582063" calcext:value-type="float">
            <text:p>0,942809041582063</text:p>
          </table:table-cell>
          <table:table-cell table:formula="of:=[.Q25]*[.P25]^2" office:value-type="float" office:value="0.397747564417433" calcext:value-type="float">
            <text:p>0,397747564417433</text:p>
          </table:table-cell>
          <table:table-cell table:formula="of:=COS(PI()*[.P25]*[.$L$1])" office:value-type="float" office:value="-0.707106781186547" calcext:value-type="float">
            <text:p>-0,707106781186547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PI()*[.A26]*[.$L$1]" office:value-type="float" office:value="0.816814089933346" calcext:value-type="float">
            <text:p>0,816814089933346</text:p>
          </table:table-cell>
          <table:table-cell table:formula="of:=SIN([.B26])/[.B26]" office:value-type="float" office:value="0.892453541638706" calcext:value-type="float">
            <text:p>0,892453541638706</text:p>
          </table:table-cell>
          <table:table-cell table:formula="of:=[.S26]" office:value-type="float" office:value="0.399183220375965" calcext:value-type="float">
            <text:p>0,399183</text:p>
          </table:table-cell>
          <table:table-cell table:number-columns-repeated="3"/>
          <table:table-cell table:formula="of:=COS(PI()/0.25*[.I26])" office:value-type="float" office:value="-0.992114701314478" calcext:value-type="float">
            <text:p>-0,992114701314478</text:p>
          </table:table-cell>
          <table:table-cell office:value-type="float" office:value="0.26" calcext:value-type="float">
            <text:p>0,26</text:p>
          </table:table-cell>
          <table:table-cell table:number-columns-repeated="4"/>
          <table:table-cell table:formula="of:=DEGREES([.B26])" office:value-type="float" office:value="46.8" calcext:value-type="float">
            <text:p>46,8</text:p>
          </table:table-cell>
          <table:table-cell/>
          <table:table-cell office:value-type="float" office:value="0.74" calcext:value-type="float">
            <text:p>0,74</text:p>
          </table:table-cell>
          <table:table-cell table:formula="of:=SIN(PI()*[.P26]*[.$L$1])" office:value-type="float" office:value="0.728968627421412" calcext:value-type="float">
            <text:p>0,728968627421412</text:p>
          </table:table-cell>
          <table:table-cell table:formula="of:=[.Q26]/[.P26]" office:value-type="float" office:value="0.985092739758664" calcext:value-type="float">
            <text:p>0,985092739758664</text:p>
          </table:table-cell>
          <table:table-cell table:formula="of:=[.Q26]*[.P26]^2" office:value-type="float" office:value="0.399183220375965" calcext:value-type="float">
            <text:p>0,399183220375965</text:p>
          </table:table-cell>
          <table:table-cell table:formula="of:=COS(PI()*[.P26]*[.$L$1])" office:value-type="float" office:value="-0.684547105928689" calcext:value-type="float">
            <text:p>-0,684547105928689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table:formula="of:=PI()*[.A27]*[.$L$1]" office:value-type="float" office:value="0.848230016469244" calcext:value-type="float">
            <text:p>0,848230016469244</text:p>
          </table:table-cell>
          <table:table-cell table:formula="of:=SIN([.B27])/[.B27]" office:value-type="float" office:value="0.884325071108419" calcext:value-type="float">
            <text:p>0,884325071108419</text:p>
          </table:table-cell>
          <table:table-cell table:formula="of:=[.S27]" office:value-type="float" office:value="0.399734189006072" calcext:value-type="float">
            <text:p>0,399734</text:p>
          </table:table-cell>
          <table:table-cell table:number-columns-repeated="3"/>
          <table:table-cell table:formula="of:=COS(PI()/0.25*[.I27])" office:value-type="float" office:value="-0.968583161128631" calcext:value-type="float">
            <text:p>-0,968583161128631</text:p>
          </table:table-cell>
          <table:table-cell office:value-type="float" office:value="0.27" calcext:value-type="float">
            <text:p>0,27</text:p>
          </table:table-cell>
          <table:table-cell table:number-columns-repeated="4"/>
          <table:table-cell table:formula="of:=DEGREES([.B27])" office:value-type="float" office:value="48.6" calcext:value-type="float">
            <text:p>48,6</text:p>
          </table:table-cell>
          <table:table-cell/>
          <table:table-cell office:value-type="float" office:value="0.73" calcext:value-type="float">
            <text:p>0,73</text:p>
          </table:table-cell>
          <table:table-cell table:formula="of:=SIN(PI()*[.P27]*[.$L$1])" office:value-type="float" office:value="0.75011106963046" calcext:value-type="float">
            <text:p>0,75011106963046</text:p>
          </table:table-cell>
          <table:table-cell table:formula="of:=[.Q27]/[.P27]" office:value-type="float" office:value="1.02754941045268" calcext:value-type="float">
            <text:p>1,02754941045268</text:p>
          </table:table-cell>
          <table:table-cell table:formula="of:=[.Q27]*[.P27]^2" office:value-type="float" office:value="0.399734189006072" calcext:value-type="float">
            <text:p>0,399734189006072</text:p>
          </table:table-cell>
          <table:table-cell table:formula="of:=COS(PI()*[.P27]*[.$L$1])" office:value-type="float" office:value="-0.661311865323652" calcext:value-type="float">
            <text:p>-0,661311865323652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PI()*[.A28]*[.$L$1]" office:value-type="float" office:value="0.879645943005142" calcext:value-type="float">
            <text:p>0,879645943005142</text:p>
          </table:table-cell>
          <table:table-cell table:formula="of:=SIN([.B28])/[.B28]" office:value-type="float" office:value="0.875935652182375" calcext:value-type="float">
            <text:p>0,875935652182375</text:p>
          </table:table-cell>
          <table:table-cell table:formula="of:=[.S28]" office:value-type="float" office:value="0.399434065054969" calcext:value-type="float">
            <text:p>0,399434</text:p>
          </table:table-cell>
          <table:table-cell table:number-columns-repeated="3"/>
          <table:table-cell table:formula="of:=COS(PI()/0.25*[.I28])" office:value-type="float" office:value="-0.929776485888251" calcext:value-type="float">
            <text:p>-0,929776485888251</text:p>
          </table:table-cell>
          <table:table-cell office:value-type="float" office:value="0.28" calcext:value-type="float">
            <text:p>0,28</text:p>
          </table:table-cell>
          <table:table-cell table:number-columns-repeated="4"/>
          <table:table-cell table:formula="of:=DEGREES([.B28])" office:value-type="float" office:value="50.4" calcext:value-type="float">
            <text:p>50,4</text:p>
          </table:table-cell>
          <table:table-cell/>
          <table:table-cell office:value-type="float" office:value="0.72" calcext:value-type="float">
            <text:p>0,72</text:p>
          </table:table-cell>
          <table:table-cell table:formula="of:=SIN(PI()*[.P28]*[.$L$1])" office:value-type="float" office:value="0.770513242775789" calcext:value-type="float">
            <text:p>0,770513242775789</text:p>
          </table:table-cell>
          <table:table-cell table:formula="of:=[.Q28]/[.P28]" office:value-type="float" office:value="1.07015728163304" calcext:value-type="float">
            <text:p>1,07015728163304</text:p>
          </table:table-cell>
          <table:table-cell table:formula="of:=[.Q28]*[.P28]^2" office:value-type="float" office:value="0.399434065054969" calcext:value-type="float">
            <text:p>0,399434065054969</text:p>
          </table:table-cell>
          <table:table-cell table:formula="of:=COS(PI()*[.P28]*[.$L$1])" office:value-type="float" office:value="-0.63742398974869" calcext:value-type="float">
            <text:p>-0,63742398974869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table:formula="of:=PI()*[.A29]*[.$L$1]" office:value-type="float" office:value="0.91106186954104" calcext:value-type="float">
            <text:p>0,91106186954104</text:p>
          </table:table-cell>
          <table:table-cell table:formula="of:=SIN([.B29])/[.B29]" office:value-type="float" office:value="0.867290179506406" calcext:value-type="float">
            <text:p>0,867290179506406</text:p>
          </table:table-cell>
          <table:table-cell table:formula="of:=[.S29]" office:value-type="float" office:value="0.398317141738586" calcext:value-type="float">
            <text:p>0,398317</text:p>
          </table:table-cell>
          <table:table-cell table:number-columns-repeated="3"/>
          <table:table-cell table:formula="of:=COS(PI()/0.25*[.I29])" office:value-type="float" office:value="-0.876306680043864" calcext:value-type="float">
            <text:p>-0,876306680043864</text:p>
          </table:table-cell>
          <table:table-cell office:value-type="float" office:value="0.29" calcext:value-type="float">
            <text:p>0,29</text:p>
          </table:table-cell>
          <table:table-cell table:number-columns-repeated="4"/>
          <table:table-cell table:formula="of:=DEGREES([.B29])" office:value-type="float" office:value="52.2" calcext:value-type="float">
            <text:p>52,2</text:p>
          </table:table-cell>
          <table:table-cell/>
          <table:table-cell office:value-type="float" office:value="0.71" calcext:value-type="float">
            <text:p>0,71</text:p>
          </table:table-cell>
          <table:table-cell table:formula="of:=SIN(PI()*[.P29]*[.$L$1])" office:value-type="float" office:value="0.79015501237569" calcext:value-type="float">
            <text:p>0,79015501237569</text:p>
          </table:table-cell>
          <table:table-cell table:formula="of:=[.Q29]/[.P29]" office:value-type="float" office:value="1.11289438362773" calcext:value-type="float">
            <text:p>1,11289438362773</text:p>
          </table:table-cell>
          <table:table-cell table:formula="of:=[.Q29]*[.P29]^2" office:value-type="float" office:value="0.398317141738586" calcext:value-type="float">
            <text:p>0,398317141738586</text:p>
          </table:table-cell>
          <table:table-cell table:formula="of:=COS(PI()*[.P29]*[.$L$1])" office:value-type="float" office:value="-0.612907053652976" calcext:value-type="float">
            <text:p>-0,6129070536529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PI()*[.A30]*[.$L$1]" office:value-type="float" office:value="0.942477796076938" calcext:value-type="float">
            <text:p>0,942477796076938</text:p>
          </table:table-cell>
          <table:table-cell table:formula="of:=SIN([.B30])/[.B30]" office:value-type="float" office:value="0.85839369133414" calcext:value-type="float">
            <text:p>0,85839369133414</text:p>
          </table:table-cell>
          <table:table-cell table:formula="of:=[.S30]" office:value-type="float" office:value="0.396418327243724" calcext:value-type="float">
            <text:p>0,396418</text:p>
          </table:table-cell>
          <table:table-cell table:number-columns-repeated="3"/>
          <table:table-cell table:formula="of:=COS(PI()/0.25*[.I30])" office:value-type="float" office:value="-0.809016994374947" calcext:value-type="float">
            <text:p>-0,809016994374947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table:formula="of:=DEGREES([.B30])"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SIN(PI()*[.P30]*[.$L$1])" office:value-type="float" office:value="0.809016994374947" calcext:value-type="float">
            <text:p>0,809016994374947</text:p>
          </table:table-cell>
          <table:table-cell table:formula="of:=[.Q30]/[.P30]" office:value-type="float" office:value="1.15573856339278" calcext:value-type="float">
            <text:p>1,15573856339278</text:p>
          </table:table-cell>
          <table:table-cell table:formula="of:=[.Q30]*[.P30]^2" office:value-type="float" office:value="0.396418327243724" calcext:value-type="float">
            <text:p>0,396418327243724</text:p>
          </table:table-cell>
          <table:table-cell table:formula="of:=COS(PI()*[.P30]*[.$L$1])" office:value-type="float" office:value="-0.587785252292473" calcext:value-type="float">
            <text:p>-0,587785252292473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table:formula="of:=PI()*[.A31]*[.$L$1]" office:value-type="float" office:value="0.973893722612836" calcext:value-type="float">
            <text:p>0,973893722612836</text:p>
          </table:table-cell>
          <table:table-cell table:formula="of:=SIN([.B31])/[.B31]" office:value-type="float" office:value="0.849251366006968" calcext:value-type="float">
            <text:p>0,849251366006968</text:p>
          </table:table-cell>
          <table:table-cell table:formula="of:=[.S31]" office:value-type="float" office:value="0.393773061412119" calcext:value-type="float">
            <text:p>0,393773</text:p>
          </table:table-cell>
          <table:table-cell table:number-columns-repeated="3"/>
          <table:table-cell table:formula="of:=COS(PI()/0.25*[.I31])" office:value-type="float" office:value="-0.728968627421412" calcext:value-type="float">
            <text:p>-0,728968627421412</text:p>
          </table:table-cell>
          <table:table-cell office:value-type="float" office:value="0.31" calcext:value-type="float">
            <text:p>0,31</text:p>
          </table:table-cell>
          <table:table-cell table:number-columns-repeated="4"/>
          <table:table-cell table:formula="of:=DEGREES([.B31])" office:value-type="float" office:value="55.8" calcext:value-type="float">
            <text:p>55,8</text:p>
          </table:table-cell>
          <table:table-cell/>
          <table:table-cell office:value-type="float" office:value="0.69" calcext:value-type="float">
            <text:p>0,69</text:p>
          </table:table-cell>
          <table:table-cell table:formula="of:=SIN(PI()*[.P31]*[.$L$1])" office:value-type="float" office:value="0.827080574274562" calcext:value-type="float">
            <text:p>0,827080574274562</text:p>
          </table:table-cell>
          <table:table-cell table:formula="of:=[.Q31]/[.P31]" office:value-type="float" office:value="1.19866749894864" calcext:value-type="float">
            <text:p>1,19866749894864</text:p>
          </table:table-cell>
          <table:table-cell table:formula="of:=[.Q31]*[.P31]^2" office:value-type="float" office:value="0.393773061412119" calcext:value-type="float">
            <text:p>0,393773061412119</text:p>
          </table:table-cell>
          <table:table-cell table:formula="of:=COS(PI()*[.P31]*[.$L$1])" office:value-type="float" office:value="-0.56208337785213" calcext:value-type="float">
            <text:p>-0,56208337785213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PI()*[.A32]*[.$L$1]" office:value-type="float" office:value="1.00530964914873" calcext:value-type="float">
            <text:p>1,00530964914873</text:p>
          </table:table-cell>
          <table:table-cell table:formula="of:=SIN([.B32])/[.B32]" office:value-type="float" office:value="0.83986851833857" calcext:value-type="float">
            <text:p>0,83986851833857</text:p>
          </table:table-cell>
          <table:table-cell table:formula="of:=[.S32]" office:value-type="float" office:value="0.390417232752132" calcext:value-type="float">
            <text:p>0,390417</text:p>
          </table:table-cell>
          <table:table-cell table:number-columns-repeated="3"/>
          <table:table-cell table:formula="of:=COS(PI()/0.25*[.I32])" office:value-type="float" office:value="-0.63742398974869" calcext:value-type="float">
            <text:p>-0,63742398974869</text:p>
          </table:table-cell>
          <table:table-cell office:value-type="float" office:value="0.32" calcext:value-type="float">
            <text:p>0,32</text:p>
          </table:table-cell>
          <table:table-cell table:number-columns-repeated="4"/>
          <table:table-cell table:formula="of:=DEGREES([.B32])" office:value-type="float" office:value="57.6" calcext:value-type="float">
            <text:p>57,6</text:p>
          </table:table-cell>
          <table:table-cell/>
          <table:table-cell office:value-type="float" office:value="0.68" calcext:value-type="float">
            <text:p>0,68</text:p>
          </table:table-cell>
          <table:table-cell table:formula="of:=SIN(PI()*[.P32]*[.$L$1])" office:value-type="float" office:value="0.844327925502015" calcext:value-type="float">
            <text:p>0,844327925502015</text:p>
          </table:table-cell>
          <table:table-cell table:formula="of:=[.Q32]/[.P32]" office:value-type="float" office:value="1.24165871397355" calcext:value-type="float">
            <text:p>1,24165871397355</text:p>
          </table:table-cell>
          <table:table-cell table:formula="of:=[.Q32]*[.P32]^2" office:value-type="float" office:value="0.390417232752132" calcext:value-type="float">
            <text:p>0,390417232752132</text:p>
          </table:table-cell>
          <table:table-cell table:formula="of:=COS(PI()*[.P32]*[.$L$1])" office:value-type="float" office:value="-0.535826794978996" calcext:value-type="float">
            <text:p>-0,535826794978996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table:formula="of:=PI()*[.A33]*[.$L$1]" office:value-type="float" office:value="1.03672557568463" calcext:value-type="float">
            <text:p>1,03672557568463</text:p>
          </table:table-cell>
          <table:table-cell table:formula="of:=SIN([.B33])/[.B33]" office:value-type="float" office:value="0.830250595906759" calcext:value-type="float">
            <text:p>0,830250595906759</text:p>
          </table:table-cell>
          <table:table-cell table:formula="of:=[.S33]" office:value-type="float" office:value="0.38638709592207" calcext:value-type="float">
            <text:p>0,386387</text:p>
          </table:table-cell>
          <table:table-cell table:number-columns-repeated="3"/>
          <table:table-cell table:formula="of:=COS(PI()/0.25*[.I33])" office:value-type="float" office:value="-0.535826794978996" calcext:value-type="float">
            <text:p>-0,535826794978996</text:p>
          </table:table-cell>
          <table:table-cell office:value-type="float" office:value="0.33" calcext:value-type="float">
            <text:p>0,33</text:p>
          </table:table-cell>
          <table:table-cell table:number-columns-repeated="4"/>
          <table:table-cell table:formula="of:=DEGREES([.B33])" office:value-type="float" office:value="59.4" calcext:value-type="float">
            <text:p>59,4</text:p>
          </table:table-cell>
          <table:table-cell/>
          <table:table-cell office:value-type="float" office:value="0.67" calcext:value-type="float">
            <text:p>0,67</text:p>
          </table:table-cell>
          <table:table-cell table:formula="of:=SIN(PI()*[.P33]*[.$L$1])" office:value-type="float" office:value="0.860742027003944" calcext:value-type="float">
            <text:p>0,860742027003944</text:p>
          </table:table-cell>
          <table:table-cell table:formula="of:=[.Q33]/[.P33]" office:value-type="float" office:value="1.2846895925432" calcext:value-type="float">
            <text:p>1,2846895925432</text:p>
          </table:table-cell>
          <table:table-cell table:formula="of:=[.Q33]*[.P33]^2" office:value-type="float" office:value="0.38638709592207" calcext:value-type="float">
            <text:p>0,38638709592207</text:p>
          </table:table-cell>
          <table:table-cell table:formula="of:=COS(PI()*[.P33]*[.$L$1])" office:value-type="float" office:value="-0.509041415750371" calcext:value-type="float">
            <text:p>-0,509041415750371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PI()*[.A34]*[.$L$1]" office:value-type="float" office:value="1.06814150222053" calcext:value-type="float">
            <text:p>1,06814150222053</text:p>
          </table:table-cell>
          <table:table-cell table:formula="of:=SIN([.B34])/[.B34]" office:value-type="float" office:value="0.820403175255464" calcext:value-type="float">
            <text:p>0,820403175255464</text:p>
          </table:table-cell>
          <table:table-cell table:formula="of:=[.S34]" office:value-type="float" office:value="0.381719189827107" calcext:value-type="float">
            <text:p>0,381719</text:p>
          </table:table-cell>
          <table:table-cell table:number-columns-repeated="3"/>
          <table:table-cell table:formula="of:=COS(PI()/0.25*[.I34])" office:value-type="float" office:value="-0.425779291565072" calcext:value-type="float">
            <text:p>-0,425779291565072</text:p>
          </table:table-cell>
          <table:table-cell office:value-type="float" office:value="0.34" calcext:value-type="float">
            <text:p>0,34</text:p>
          </table:table-cell>
          <table:table-cell table:number-columns-repeated="4"/>
          <table:table-cell table:formula="of:=DEGREES([.B34])" office:value-type="float" office:value="61.2" calcext:value-type="float">
            <text:p>61,2</text:p>
          </table:table-cell>
          <table:table-cell/>
          <table:table-cell office:value-type="float" office:value="0.66" calcext:value-type="float">
            <text:p>0,66</text:p>
          </table:table-cell>
          <table:table-cell table:formula="of:=SIN(PI()*[.P34]*[.$L$1])" office:value-type="float" office:value="0.876306680043864" calcext:value-type="float">
            <text:p>0,876306680043864</text:p>
          </table:table-cell>
          <table:table-cell table:formula="of:=[.Q34]/[.P34]" office:value-type="float" office:value="1.32773739400585" calcext:value-type="float">
            <text:p>1,32773739400585</text:p>
          </table:table-cell>
          <table:table-cell table:formula="of:=[.Q34]*[.P34]^2" office:value-type="float" office:value="0.381719189827107" calcext:value-type="float">
            <text:p>0,381719189827107</text:p>
          </table:table-cell>
          <table:table-cell table:formula="of:=COS(PI()*[.P34]*[.$L$1])" office:value-type="float" office:value="-0.481753674101715" calcext:value-type="float">
            <text:p>-0,48175367410171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PI()*[.A35]*[.$L$1]" office:value-type="float" office:value="1.09955742875643" calcext:value-type="float">
            <text:p>1,09955742875643</text:p>
          </table:table-cell>
          <table:table-cell table:formula="of:=SIN([.B35])/[.B35]" office:value-type="float" office:value="0.810331958009755" calcext:value-type="float">
            <text:p>0,810331958009755</text:p>
          </table:table-cell>
          <table:table-cell table:formula="of:=[.S35]" office:value-type="float" office:value="0.376450256469585" calcext:value-type="float">
            <text:p>0,376450</text:p>
          </table:table-cell>
          <table:table-cell table:number-columns-repeated="3"/>
          <table:table-cell table:formula="of:=COS(PI()/0.25*[.I35])" office:value-type="float" office:value="-0.309016994374948" calcext:value-type="float">
            <text:p>-0,309016994374948</text:p>
          </table:table-cell>
          <table:table-cell office:value-type="float" office:value="0.35" calcext:value-type="float">
            <text:p>0,35</text:p>
          </table:table-cell>
          <table:table-cell table:number-columns-repeated="4"/>
          <table:table-cell table:formula="of:=DEGREES([.B35])" office:value-type="float" office:value="63" calcext:value-type="float">
            <text:p>63</text:p>
          </table:table-cell>
          <table:table-cell/>
          <table:table-cell office:value-type="float" office:value="0.65" calcext:value-type="float">
            <text:p>0,65</text:p>
          </table:table-cell>
          <table:table-cell table:formula="of:=SIN(PI()*[.P35]*[.$L$1])" office:value-type="float" office:value="0.891006524188368" calcext:value-type="float">
            <text:p>0,891006524188368</text:p>
          </table:table-cell>
          <table:table-cell table:formula="of:=[.Q35]/[.P35]" office:value-type="float" office:value="1.37077926798211" calcext:value-type="float">
            <text:p>1,37077926798211</text:p>
          </table:table-cell>
          <table:table-cell table:formula="of:=[.Q35]*[.P35]^2" office:value-type="float" office:value="0.376450256469585" calcext:value-type="float">
            <text:p>0,376450256469585</text:p>
          </table:table-cell>
          <table:table-cell table:formula="of:=COS(PI()*[.P35]*[.$L$1])" office:value-type="float" office:value="-0.453990499739546" calcext:value-type="float">
            <text:p>-0,453990499739546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PI()*[.A36]*[.$L$1]" office:value-type="float" office:value="1.13097335529233" calcext:value-type="float">
            <text:p>1,13097335529233</text:p>
          </table:table-cell>
          <table:table-cell table:formula="of:=SIN([.B36])/[.B36]" office:value-type="float" office:value="0.800042766906871" calcext:value-type="float">
            <text:p>0,800042766906871</text:p>
          </table:table-cell>
          <table:table-cell table:formula="of:=[.S36]" office:value-type="float" office:value="0.370617160690082" calcext:value-type="float">
            <text:p>0,370617</text:p>
          </table:table-cell>
          <table:table-cell table:number-columns-repeated="3"/>
          <table:table-cell table:formula="of:=COS(PI()/0.25*[.I36])" office:value-type="float" office:value="-0.187381314585725" calcext:value-type="float">
            <text:p>-0,187381314585725</text:p>
          </table:table-cell>
          <table:table-cell office:value-type="float" office:value="0.36" calcext:value-type="float">
            <text:p>0,36</text:p>
          </table:table-cell>
          <table:table-cell table:number-columns-repeated="4"/>
          <table:table-cell table:formula="of:=DEGREES([.B36])" office:value-type="float" office:value="64.8" calcext:value-type="float">
            <text:p>64,8</text:p>
          </table:table-cell>
          <table:table-cell/>
          <table:table-cell office:value-type="float" office:value="0.64" calcext:value-type="float">
            <text:p>0,64</text:p>
          </table:table-cell>
          <table:table-cell table:formula="of:=SIN(PI()*[.P36]*[.$L$1])" office:value-type="float" office:value="0.90482705246602" calcext:value-type="float">
            <text:p>0,90482705246602</text:p>
          </table:table-cell>
          <table:table-cell table:formula="of:=[.Q36]/[.P36]" office:value-type="float" office:value="1.41379226947816" calcext:value-type="float">
            <text:p>1,41379226947816</text:p>
          </table:table-cell>
          <table:table-cell table:formula="of:=[.Q36]*[.P36]^2" office:value-type="float" office:value="0.370617160690082" calcext:value-type="float">
            <text:p>0,370617160690082</text:p>
          </table:table-cell>
          <table:table-cell table:formula="of:=COS(PI()*[.P36]*[.$L$1])" office:value-type="float" office:value="-0.425779291565072" calcext:value-type="float">
            <text:p>-0,425779291565072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PI()*[.A37]*[.$L$1]" office:value-type="float" office:value="1.16238928182822" calcext:value-type="float">
            <text:p>1,16238928182822</text:p>
          </table:table-cell>
          <table:table-cell table:formula="of:=SIN([.B37])/[.B37]" office:value-type="float" office:value="0.789541541746258" calcext:value-type="float">
            <text:p>0,789541541746258</text:p>
          </table:table-cell>
          <table:table-cell table:formula="of:=[.S37]" office:value-type="float" office:value="0.364256810933972" calcext:value-type="float">
            <text:p>0,364257</text:p>
          </table:table-cell>
          <table:table-cell table:number-columns-repeated="3"/>
          <table:table-cell table:formula="of:=COS(PI()/0.25*[.I37])" office:value-type="float" office:value="-0.0627905195293132" calcext:value-type="float">
            <text:p>-0,062790519529313</text:p>
          </table:table-cell>
          <table:table-cell office:value-type="float" office:value="0.37" calcext:value-type="float">
            <text:p>0,37</text:p>
          </table:table-cell>
          <table:table-cell table:number-columns-repeated="4"/>
          <table:table-cell table:formula="of:=DEGREES([.B37])" office:value-type="float" office:value="66.6" calcext:value-type="float">
            <text:p>66,6</text:p>
          </table:table-cell>
          <table:table-cell/>
          <table:table-cell office:value-type="float" office:value="0.63" calcext:value-type="float">
            <text:p>0,63</text:p>
          </table:table-cell>
          <table:table-cell table:formula="of:=SIN(PI()*[.P37]*[.$L$1])" office:value-type="float" office:value="0.917754625683981" calcext:value-type="float">
            <text:p>0,917754625683981</text:p>
          </table:table-cell>
          <table:table-cell table:formula="of:=[.Q37]/[.P37]" office:value-type="float" office:value="1.45675337410156" calcext:value-type="float">
            <text:p>1,45675337410156</text:p>
          </table:table-cell>
          <table:table-cell table:formula="of:=[.Q37]*[.P37]^2" office:value-type="float" office:value="0.364256810933972" calcext:value-type="float">
            <text:p>0,364256810933972</text:p>
          </table:table-cell>
          <table:table-cell table:formula="of:=COS(PI()*[.P37]*[.$L$1])" office:value-type="float" office:value="-0.39714789063478" calcext:value-type="float">
            <text:p>-0,3971478906347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PI()*[.A38]*[.$L$1]" office:value-type="float" office:value="1.19380520836412" calcext:value-type="float">
            <text:p>1,19380520836412</text:p>
          </table:table-cell>
          <table:table-cell table:formula="of:=SIN([.B38])/[.B38]" office:value-type="float" office:value="0.778834335261722" calcext:value-type="float">
            <text:p>0,778834335261722</text:p>
          </table:table-cell>
          <table:table-cell table:formula="of:=[.S38]" office:value-type="float" office:value="0.357406081175444" calcext:value-type="float">
            <text:p>0,357406</text:p>
          </table:table-cell>
          <table:table-cell table:number-columns-repeated="3"/>
          <table:table-cell table:formula="of:=COS(PI()/0.25*[.I38])" office:value-type="float" office:value="0.0627905195293128" calcext:value-type="float">
            <text:p>0,062790519529313</text:p>
          </table:table-cell>
          <table:table-cell office:value-type="float" office:value="0.38" calcext:value-type="float">
            <text:p>0,38</text:p>
          </table:table-cell>
          <table:table-cell table:number-columns-repeated="4"/>
          <table:table-cell table:formula="of:=DEGREES([.B38])" office:value-type="float" office:value="68.4" calcext:value-type="float">
            <text:p>68,4</text:p>
          </table:table-cell>
          <table:table-cell/>
          <table:table-cell office:value-type="float" office:value="0.62" calcext:value-type="float">
            <text:p>0,62</text:p>
          </table:table-cell>
          <table:table-cell table:formula="of:=SIN(PI()*[.P38]*[.$L$1])" office:value-type="float" office:value="0.929776485888251" calcext:value-type="float">
            <text:p>0,929776485888251</text:p>
          </table:table-cell>
          <table:table-cell table:formula="of:=[.Q38]/[.P38]" office:value-type="float" office:value="1.49963949336815" calcext:value-type="float">
            <text:p>1,49963949336815</text:p>
          </table:table-cell>
          <table:table-cell table:formula="of:=[.Q38]*[.P38]^2" office:value-type="float" office:value="0.357406081175444" calcext:value-type="float">
            <text:p>0,357406081175444</text:p>
          </table:table-cell>
          <table:table-cell table:formula="of:=COS(PI()*[.P38]*[.$L$1])" office:value-type="float" office:value="-0.368124552684678" calcext:value-type="float">
            <text:p>-0,368124552684678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PI()*[.A39]*[.$L$1]" office:value-type="float" office:value="1.22522113490002" calcext:value-type="float">
            <text:p>1,22522113490002</text:p>
          </table:table-cell>
          <table:table-cell table:formula="of:=SIN([.B39])/[.B39]" office:value-type="float" office:value="0.767927308918813" calcext:value-type="float">
            <text:p>0,767927308918813</text:p>
          </table:table-cell>
          <table:table-cell table:formula="of:=[.S39]" office:value-type="float" office:value="0.350101734127867" calcext:value-type="float">
            <text:p>0,350102</text:p>
          </table:table-cell>
          <table:table-cell table:number-columns-repeated="3"/>
          <table:table-cell table:formula="of:=COS(PI()/0.25*[.I39])" office:value-type="float" office:value="0.187381314585724" calcext:value-type="float">
            <text:p>0,187381314585724</text:p>
          </table:table-cell>
          <table:table-cell office:value-type="float" office:value="0.39" calcext:value-type="float">
            <text:p>0,39</text:p>
          </table:table-cell>
          <table:table-cell table:number-columns-repeated="4"/>
          <table:table-cell table:formula="of:=DEGREES([.B39])" office:value-type="float" office:value="70.2" calcext:value-type="float">
            <text:p>70,2</text:p>
          </table:table-cell>
          <table:table-cell/>
          <table:table-cell office:value-type="float" office:value="0.61" calcext:value-type="float">
            <text:p>0,61</text:p>
          </table:table-cell>
          <table:table-cell table:formula="of:=SIN(PI()*[.P39]*[.$L$1])" office:value-type="float" office:value="0.940880768954225" calcext:value-type="float">
            <text:p>0,940880768954225</text:p>
          </table:table-cell>
          <table:table-cell table:formula="of:=[.Q39]/[.P39]" office:value-type="float" office:value="1.54242749008889" calcext:value-type="float">
            <text:p>1,54242749008889</text:p>
          </table:table-cell>
          <table:table-cell table:formula="of:=[.Q39]*[.P39]^2" office:value-type="float" office:value="0.350101734127867" calcext:value-type="float">
            <text:p>0,350101734127867</text:p>
          </table:table-cell>
          <table:table-cell table:formula="of:=COS(PI()*[.P39]*[.$L$1])" office:value-type="float" office:value="-0.338737920245291" calcext:value-type="float">
            <text:p>-0,33873792024529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PI()*[.A40]*[.$L$1]" office:value-type="float" office:value="1.25663706143592" calcext:value-type="float">
            <text:p>1,25663706143592</text:p>
          </table:table-cell>
          <table:table-cell table:formula="of:=SIN([.B40])/[.B40]" office:value-type="float" office:value="0.756826728640657" calcext:value-type="float">
            <text:p>0,756826728640657</text:p>
          </table:table-cell>
          <table:table-cell table:formula="of:=[.S40]" office:value-type="float" office:value="0.342380345866255" calcext:value-type="float">
            <text:p>0,342380</text:p>
          </table:table-cell>
          <table:table-cell table:number-columns-repeated="3"/>
          <table:table-cell table:formula="of:=COS(PI()/0.25*[.I40])" office:value-type="float" office:value="0.309016994374947" calcext:value-type="float">
            <text:p>0,309016994374947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table:formula="of:=DEGREES([.B40])" office:value-type="float" office:value="72" calcext:value-type="float">
            <text:p>72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SIN(PI()*[.P40]*[.$L$1])" office:value-type="float" office:value="0.951056516295154" calcext:value-type="float">
            <text:p>0,951056516295154</text:p>
          </table:table-cell>
          <table:table-cell table:formula="of:=[.Q40]/[.P40]" office:value-type="float" office:value="1.58509419382526" calcext:value-type="float">
            <text:p>1,58509419382526</text:p>
          </table:table-cell>
          <table:table-cell table:formula="of:=[.Q40]*[.P40]^2" office:value-type="float" office:value="0.342380345866255" calcext:value-type="float">
            <text:p>0,342380345866255</text:p>
          </table:table-cell>
          <table:table-cell table:formula="of:=COS(PI()*[.P40]*[.$L$1])" office:value-type="float" office:value="-0.309016994374947" calcext:value-type="float">
            <text:p>-0,309016994374947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table:formula="of:=PI()*[.A41]*[.$L$1]" office:value-type="float" office:value="1.28805298797182" calcext:value-type="float">
            <text:p>1,28805298797182</text:p>
          </table:table-cell>
          <table:table-cell table:formula="of:=SIN([.B41])/[.B41]" office:value-type="float" office:value="0.745538960465465" calcext:value-type="float">
            <text:p>0,745538960465465</text:p>
          </table:table-cell>
          <table:table-cell table:formula="of:=[.S41]" office:value-type="float" office:value="0.334278231984144" calcext:value-type="float">
            <text:p>0,334278</text:p>
          </table:table-cell>
          <table:table-cell table:number-columns-repeated="3"/>
          <table:table-cell table:formula="of:=COS(PI()/0.25*[.I41])" office:value-type="float" office:value="0.425779291565073" calcext:value-type="float">
            <text:p>0,425779291565073</text:p>
          </table:table-cell>
          <table:table-cell office:value-type="float" office:value="0.41" calcext:value-type="float">
            <text:p>0,41</text:p>
          </table:table-cell>
          <table:table-cell table:number-columns-repeated="4"/>
          <table:table-cell table:formula="of:=DEGREES([.B41])" office:value-type="float" office:value="73.8" calcext:value-type="float">
            <text:p>73,8</text:p>
          </table:table-cell>
          <table:table-cell/>
          <table:table-cell office:value-type="float" office:value="0.59" calcext:value-type="float">
            <text:p>0,59</text:p>
          </table:table-cell>
          <table:table-cell table:formula="of:=SIN(PI()*[.P41]*[.$L$1])" office:value-type="float" office:value="0.960293685676943" calcext:value-type="float">
            <text:p>0,960293685676943</text:p>
          </table:table-cell>
          <table:table-cell table:formula="of:=[.Q41]/[.P41]" office:value-type="float" office:value="1.6276164164016" calcext:value-type="float">
            <text:p>1,6276164164016</text:p>
          </table:table-cell>
          <table:table-cell table:formula="of:=[.Q41]*[.P41]^2" office:value-type="float" office:value="0.334278231984144" calcext:value-type="float">
            <text:p>0,334278231984144</text:p>
          </table:table-cell>
          <table:table-cell table:formula="of:=COS(PI()*[.P41]*[.$L$1])" office:value-type="float" office:value="-0.278991106039229" calcext:value-type="float">
            <text:p>-0,278991106039229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PI()*[.A42]*[.$L$1]" office:value-type="float" office:value="1.31946891450771" calcext:value-type="float">
            <text:p>1,31946891450771</text:p>
          </table:table-cell>
          <table:table-cell table:formula="of:=SIN([.B42])/[.B42]" office:value-type="float" office:value="0.734070466139026" calcext:value-type="float">
            <text:p>0,734070466139026</text:p>
          </table:table-cell>
          <table:table-cell table:formula="of:=[.S42]" office:value-type="float" office:value="0.325831375403671" calcext:value-type="float">
            <text:p>0,325831</text:p>
          </table:table-cell>
          <table:table-cell table:number-columns-repeated="3"/>
          <table:table-cell table:formula="of:=COS(PI()/0.25*[.I42])" office:value-type="float" office:value="0.535826794978997" calcext:value-type="float">
            <text:p>0,535826794978997</text:p>
          </table:table-cell>
          <table:table-cell office:value-type="float" office:value="0.42" calcext:value-type="float">
            <text:p>0,42</text:p>
          </table:table-cell>
          <table:table-cell table:number-columns-repeated="4"/>
          <table:table-cell table:formula="of:=DEGREES([.B42])" office:value-type="float" office:value="75.6" calcext:value-type="float">
            <text:p>75,6</text:p>
          </table:table-cell>
          <table:table-cell/>
          <table:table-cell office:value-type="float" office:value="0.58" calcext:value-type="float">
            <text:p>0,58</text:p>
          </table:table-cell>
          <table:table-cell table:formula="of:=SIN(PI()*[.P42]*[.$L$1])" office:value-type="float" office:value="0.968583161128631" calcext:value-type="float">
            <text:p>0,968583161128631</text:p>
          </table:table-cell>
          <table:table-cell table:formula="of:=[.Q42]/[.P42]" office:value-type="float" office:value="1.66997096746316" calcext:value-type="float">
            <text:p>1,66997096746316</text:p>
          </table:table-cell>
          <table:table-cell table:formula="of:=[.Q42]*[.P42]^2" office:value-type="float" office:value="0.325831375403671" calcext:value-type="float">
            <text:p>0,325831375403671</text:p>
          </table:table-cell>
          <table:table-cell table:formula="of:=COS(PI()*[.P42]*[.$L$1])" office:value-type="float" office:value="-0.248689887164855" calcext:value-type="float">
            <text:p>-0,248689887164855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table:formula="of:=PI()*[.A43]*[.$L$1]" office:value-type="float" office:value="1.35088484104361" calcext:value-type="float">
            <text:p>1,35088484104361</text:p>
          </table:table-cell>
          <table:table-cell table:formula="of:=SIN([.B43])/[.B43]" office:value-type="float" office:value="0.722427798645526" calcext:value-type="float">
            <text:p>0,722427798645526</text:p>
          </table:table-cell>
          <table:table-cell table:formula="of:=[.S43]" office:value-type="float" office:value="0.317075355953899" calcext:value-type="float">
            <text:p>0,317075</text:p>
          </table:table-cell>
          <table:table-cell table:number-columns-repeated="3"/>
          <table:table-cell table:formula="of:=COS(PI()/0.25*[.I43])" office:value-type="float" office:value="0.637423989748689" calcext:value-type="float">
            <text:p>0,637423989748689</text:p>
          </table:table-cell>
          <table:table-cell office:value-type="float" office:value="0.43" calcext:value-type="float">
            <text:p>0,43</text:p>
          </table:table-cell>
          <table:table-cell table:number-columns-repeated="4"/>
          <table:table-cell table:formula="of:=DEGREES([.B43])" office:value-type="float" office:value="77.4" calcext:value-type="float">
            <text:p>77,4</text:p>
          </table:table-cell>
          <table:table-cell/>
          <table:table-cell office:value-type="float" office:value="0.57" calcext:value-type="float">
            <text:p>0,57</text:p>
          </table:table-cell>
          <table:table-cell table:formula="of:=SIN(PI()*[.P43]*[.$L$1])" office:value-type="float" office:value="0.975916761938747" calcext:value-type="float">
            <text:p>0,975916761938747</text:p>
          </table:table-cell>
          <table:table-cell table:formula="of:=[.Q43]/[.P43]" office:value-type="float" office:value="1.71213467006798" calcext:value-type="float">
            <text:p>1,71213467006798</text:p>
          </table:table-cell>
          <table:table-cell table:formula="of:=[.Q43]*[.P43]^2" office:value-type="float" office:value="0.317075355953899" calcext:value-type="float">
            <text:p>0,317075355953899</text:p>
          </table:table-cell>
          <table:table-cell table:formula="of:=COS(PI()*[.P43]*[.$L$1])" office:value-type="float" office:value="-0.218143241396543" calcext:value-type="float">
            <text:p>-0,218143241396543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PI()*[.A44]*[.$L$1]" office:value-type="float" office:value="1.38230076757951" calcext:value-type="float">
            <text:p>1,38230076757951</text:p>
          </table:table-cell>
          <table:table-cell table:formula="of:=SIN([.B44])/[.B44]" office:value-type="float" office:value="0.710617597680085" calcext:value-type="float">
            <text:p>0,710617597680085</text:p>
          </table:table-cell>
          <table:table-cell table:formula="of:=[.S44]" office:value-type="float" office:value="0.308045281828517" calcext:value-type="float">
            <text:p>0,308045</text:p>
          </table:table-cell>
          <table:table-cell table:number-columns-repeated="3"/>
          <table:table-cell table:formula="of:=COS(PI()/0.25*[.I44])" office:value-type="float" office:value="0.728968627421411" calcext:value-type="float">
            <text:p>0,728968627421411</text:p>
          </table:table-cell>
          <table:table-cell office:value-type="float" office:value="0.44" calcext:value-type="float">
            <text:p>0,44</text:p>
          </table:table-cell>
          <table:table-cell table:number-columns-repeated="4"/>
          <table:table-cell table:formula="of:=DEGREES([.B44])" office:value-type="float" office:value="79.2" calcext:value-type="float">
            <text:p>79,2</text:p>
          </table:table-cell>
          <table:table-cell/>
          <table:table-cell office:value-type="float" office:value="0.56" calcext:value-type="float">
            <text:p>0,56</text:p>
          </table:table-cell>
          <table:table-cell table:formula="of:=SIN(PI()*[.P44]*[.$L$1])" office:value-type="float" office:value="0.982287250728689" calcext:value-type="float">
            <text:p>0,982287250728689</text:p>
          </table:table-cell>
          <table:table-cell table:formula="of:=[.Q44]/[.P44]" office:value-type="float" office:value="1.75408437630123" calcext:value-type="float">
            <text:p>1,75408437630123</text:p>
          </table:table-cell>
          <table:table-cell table:formula="of:=[.Q44]*[.P44]^2" office:value-type="float" office:value="0.308045281828517" calcext:value-type="float">
            <text:p>0,308045281828517</text:p>
          </table:table-cell>
          <table:table-cell table:formula="of:=COS(PI()*[.P44]*[.$L$1])" office:value-type="float" office:value="-0.187381314585725" calcext:value-type="float">
            <text:p>-0,18738131458572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PI()*[.A45]*[.$L$1]" office:value-type="float" office:value="1.41371669411541" calcext:value-type="float">
            <text:p>1,41371669411541</text:p>
          </table:table-cell>
          <table:table-cell table:formula="of:=SIN([.B45])/[.B45]" office:value-type="float" office:value="0.698646585066434" calcext:value-type="float">
            <text:p>0,698646585066434</text:p>
          </table:table-cell>
          <table:table-cell table:formula="of:=[.S45]" office:value-type="float" office:value="0.298775723030029" calcext:value-type="float">
            <text:p>0,298776</text:p>
          </table:table-cell>
          <table:table-cell table:number-columns-repeated="3"/>
          <table:table-cell table:formula="of:=COS(PI()/0.25*[.I45])" office:value-type="float" office:value="0.809016994374947" calcext:value-type="float">
            <text:p>0,809016994374947</text:p>
          </table:table-cell>
          <table:table-cell office:value-type="float" office:value="0.45" calcext:value-type="float">
            <text:p>0,45</text:p>
          </table:table-cell>
          <table:table-cell table:number-columns-repeated="4"/>
          <table:table-cell table:formula="of:=DEGREES([.B45])" office:value-type="float" office:value="81" calcext:value-type="float">
            <text:p>81</text:p>
          </table:table-cell>
          <table:table-cell/>
          <table:table-cell office:value-type="float" office:value="0.55" calcext:value-type="float">
            <text:p>0,55</text:p>
          </table:table-cell>
          <table:table-cell table:formula="of:=SIN(PI()*[.P45]*[.$L$1])" office:value-type="float" office:value="0.987688340595138" calcext:value-type="float">
            <text:p>0,987688340595138</text:p>
          </table:table-cell>
          <table:table-cell table:formula="of:=[.Q45]/[.P45]" office:value-type="float" office:value="1.79579698290025" calcext:value-type="float">
            <text:p>1,79579698290025</text:p>
          </table:table-cell>
          <table:table-cell table:formula="of:=[.Q45]*[.P45]^2" office:value-type="float" office:value="0.298775723030029" calcext:value-type="float">
            <text:p>0,298775723030029</text:p>
          </table:table-cell>
          <table:table-cell table:formula="of:=COS(PI()*[.P45]*[.$L$1])" office:value-type="float" office:value="-0.156434465040231" calcext:value-type="float">
            <text:p>-0,156434465040231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PI()*[.A46]*[.$L$1]" office:value-type="float" office:value="1.4451326206513" calcext:value-type="float">
            <text:p>1,4451326206513</text:p>
          </table:table-cell>
          <table:table-cell table:formula="of:=SIN([.B46])/[.B46]" office:value-type="float" office:value="0.686521560123211" calcext:value-type="float">
            <text:p>0,686521560123211</text:p>
          </table:table-cell>
          <table:table-cell table:formula="of:=[.S46]" office:value-type="float" office:value="0.289300646903302" calcext:value-type="float">
            <text:p>0,289301</text:p>
          </table:table-cell>
          <table:table-cell table:number-columns-repeated="3"/>
          <table:table-cell table:formula="of:=COS(PI()/0.25*[.I46])" office:value-type="float" office:value="0.876306680043864" calcext:value-type="float">
            <text:p>0,876306680043864</text:p>
          </table:table-cell>
          <table:table-cell office:value-type="float" office:value="0.46" calcext:value-type="float">
            <text:p>0,46</text:p>
          </table:table-cell>
          <table:table-cell table:number-columns-repeated="4"/>
          <table:table-cell table:formula="of:=DEGREES([.B46])" office:value-type="float" office:value="82.8" calcext:value-type="float">
            <text:p>82,8</text:p>
          </table:table-cell>
          <table:table-cell/>
          <table:table-cell office:value-type="float" office:value="0.54" calcext:value-type="float">
            <text:p>0,54</text:p>
          </table:table-cell>
          <table:table-cell table:formula="of:=SIN(PI()*[.P46]*[.$L$1])" office:value-type="float" office:value="0.992114701314478" calcext:value-type="float">
            <text:p>0,992114701314478</text:p>
          </table:table-cell>
          <table:table-cell table:formula="of:=[.Q46]/[.P46]" office:value-type="float" office:value="1.83724944687866" calcext:value-type="float">
            <text:p>1,83724944687866</text:p>
          </table:table-cell>
          <table:table-cell table:formula="of:=[.Q46]*[.P46]^2" office:value-type="float" office:value="0.289300646903302" calcext:value-type="float">
            <text:p>0,289300646903302</text:p>
          </table:table-cell>
          <table:table-cell table:formula="of:=COS(PI()*[.P46]*[.$L$1])" office:value-type="float" office:value="-0.125333233564304" calcext:value-type="float">
            <text:p>-0,125333233564304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table:formula="of:=PI()*[.A47]*[.$L$1]" office:value-type="float" office:value="1.4765485471872" calcext:value-type="float">
            <text:p>1,4765485471872</text:p>
          </table:table-cell>
          <table:table-cell table:formula="of:=SIN([.B47])/[.B47]" office:value-type="float" office:value="0.674249394982377" calcext:value-type="float">
            <text:p>0,674249394982377</text:p>
          </table:table-cell>
          <table:table-cell table:formula="of:=[.S47]" office:value-type="float" office:value="0.279653355857005" calcext:value-type="float">
            <text:p>0,279653</text:p>
          </table:table-cell>
          <table:table-cell table:number-columns-repeated="3"/>
          <table:table-cell table:formula="of:=COS(PI()/0.25*[.I47])" office:value-type="float" office:value="0.929776485888251" calcext:value-type="float">
            <text:p>0,929776485888251</text:p>
          </table:table-cell>
          <table:table-cell office:value-type="float" office:value="0.47" calcext:value-type="float">
            <text:p>0,47</text:p>
          </table:table-cell>
          <table:table-cell table:number-columns-repeated="4"/>
          <table:table-cell table:formula="of:=DEGREES([.B47])" office:value-type="float" office:value="84.6" calcext:value-type="float">
            <text:p>84,6</text:p>
          </table:table-cell>
          <table:table-cell/>
          <table:table-cell office:value-type="float" office:value="0.53" calcext:value-type="float">
            <text:p>0,53</text:p>
          </table:table-cell>
          <table:table-cell table:formula="of:=SIN(PI()*[.P47]*[.$L$1])" office:value-type="float" office:value="0.99556196460308" calcext:value-type="float">
            <text:p>0,99556196460308</text:p>
          </table:table-cell>
          <table:table-cell table:formula="of:=[.Q47]/[.P47]" office:value-type="float" office:value="1.87841880113789" calcext:value-type="float">
            <text:p>1,87841880113789</text:p>
          </table:table-cell>
          <table:table-cell table:formula="of:=[.Q47]*[.P47]^2" office:value-type="float" office:value="0.279653355857005" calcext:value-type="float">
            <text:p>0,279653355857005</text:p>
          </table:table-cell>
          <table:table-cell table:formula="of:=COS(PI()*[.P47]*[.$L$1])" office:value-type="float" office:value="-0.0941083133185144" calcext:value-type="float">
            <text:p>-0,094108313318514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PI()*[.A48]*[.$L$1]" office:value-type="float" office:value="1.5079644737231" calcext:value-type="float">
            <text:p>1,5079644737231</text:p>
          </table:table-cell>
          <table:table-cell table:formula="of:=SIN([.B48])/[.B48]" office:value-type="float" office:value="0.6618370298633" calcext:value-type="float">
            <text:p>0,6618370298633</text:p>
          </table:table-cell>
          <table:table-cell table:formula="of:=[.S48]" office:value-type="float" office:value="0.269866427367005" calcext:value-type="float">
            <text:p>0,269866</text:p>
          </table:table-cell>
          <table:table-cell table:number-columns-repeated="3"/>
          <table:table-cell table:formula="of:=COS(PI()/0.25*[.I48])" office:value-type="float" office:value="0.968583161128631" calcext:value-type="float">
            <text:p>0,968583161128631</text:p>
          </table:table-cell>
          <table:table-cell office:value-type="float" office:value="0.48" calcext:value-type="float">
            <text:p>0,48</text:p>
          </table:table-cell>
          <table:table-cell table:number-columns-repeated="4"/>
          <table:table-cell table:formula="of:=DEGREES([.B48])" office:value-type="float" office:value="86.4" calcext:value-type="float">
            <text:p>86,4</text:p>
          </table:table-cell>
          <table:table-cell/>
          <table:table-cell office:value-type="float" office:value="0.52" calcext:value-type="float">
            <text:p>0,52</text:p>
          </table:table-cell>
          <table:table-cell table:formula="of:=SIN(PI()*[.P48]*[.$L$1])" office:value-type="float" office:value="0.998026728428271" calcext:value-type="float">
            <text:p>0,998026728428271</text:p>
          </table:table-cell>
          <table:table-cell table:formula="of:=[.Q48]/[.P48]" office:value-type="float" office:value="1.91928217005437" calcext:value-type="float">
            <text:p>1,91928217005437</text:p>
          </table:table-cell>
          <table:table-cell table:formula="of:=[.Q48]*[.P48]^2" office:value-type="float" office:value="0.269866427367005" calcext:value-type="float">
            <text:p>0,269866427367005</text:p>
          </table:table-cell>
          <table:table-cell table:formula="of:=COS(PI()*[.P48]*[.$L$1])" office:value-type="float" office:value="-0.0627905195293134" calcext:value-type="float">
            <text:p>-0,062790519529313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table:formula="of:=PI()*[.A49]*[.$L$1]" office:value-type="float" office:value="1.539380400259" calcext:value-type="float">
            <text:p>1,539380400259</text:p>
          </table:table-cell>
          <table:table-cell table:formula="of:=SIN([.B49])/[.B49]" office:value-type="float" office:value="0.649291468306057" calcext:value-type="float">
            <text:p>0,649291468306057</text:p>
          </table:table-cell>
          <table:table-cell table:formula="of:=[.S49]" office:value-type="float" office:value="0.259971656351127" calcext:value-type="float">
            <text:p>0,259972</text:p>
          </table:table-cell>
          <table:table-cell table:number-columns-repeated="3"/>
          <table:table-cell table:formula="of:=COS(PI()/0.25*[.I49])" office:value-type="float" office:value="0.992114701314478" calcext:value-type="float">
            <text:p>0,992114701314478</text:p>
          </table:table-cell>
          <table:table-cell office:value-type="float" office:value="0.49" calcext:value-type="float">
            <text:p>0,49</text:p>
          </table:table-cell>
          <table:table-cell table:number-columns-repeated="4"/>
          <table:table-cell table:formula="of:=DEGREES([.B49])" office:value-type="float" office:value="88.2" calcext:value-type="float">
            <text:p>88,2</text:p>
          </table:table-cell>
          <table:table-cell/>
          <table:table-cell office:value-type="float" office:value="0.51" calcext:value-type="float">
            <text:p>0,51</text:p>
          </table:table-cell>
          <table:table-cell table:formula="of:=SIN(PI()*[.P49]*[.$L$1])" office:value-type="float" office:value="0.999506560365731" calcext:value-type="float">
            <text:p>0,999506560365731</text:p>
          </table:table-cell>
          <table:table-cell table:formula="of:=[.Q49]/[.P49]" office:value-type="float" office:value="1.95981678503085" calcext:value-type="float">
            <text:p>1,95981678503085</text:p>
          </table:table-cell>
          <table:table-cell table:formula="of:=[.Q49]*[.P49]^2" office:value-type="float" office:value="0.259971656351127" calcext:value-type="float">
            <text:p>0,259971656351127</text:p>
          </table:table-cell>
          <table:table-cell table:formula="of:=COS(PI()*[.P49]*[.$L$1])" office:value-type="float" office:value="-0.0314107590781283" calcext:value-type="float">
            <text:p>-0,0314107590781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PI()*[.A50]*[.$L$1]" office:value-type="float" office:value="1.5707963267949" calcext:value-type="float">
            <text:p>1,5707963267949</text:p>
          </table:table-cell>
          <table:table-cell table:formula="of:=SIN([.B50])/[.B50]" office:value-type="float" office:value="0.636619772367581" calcext:value-type="float">
            <text:p>0,636619772367581</text:p>
          </table:table-cell>
          <table:table-cell table:formula="of:=[.S50]" office:value-type="float" office:value="0.25" calcext:value-type="float">
            <text:p>0,250000</text:p>
          </table:table-cell>
          <table:table-cell table:number-columns-repeated="3"/>
          <table:table-cell table:formula="of:=COS(PI()/0.25*[.I50]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DEGREES([.B50])" office:value-type="float" office:value="90" calcext:value-type="float">
            <text:p>90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SIN(PI()*[.P50]*[.$L$1])" office:value-type="float" office:value="1" calcext:value-type="float">
            <text:p>1</text:p>
          </table:table-cell>
          <table:table-cell table:formula="of:=[.Q50]/[.P50]" office:value-type="float" office:value="2" calcext:value-type="float">
            <text:p>2</text:p>
          </table:table-cell>
          <table:table-cell table:formula="of:=[.Q50]*[.P50]^2" office:value-type="float" office:value="0.25" calcext:value-type="float">
            <text:p>0,25</text:p>
          </table:table-cell>
          <table:table-cell table:formula="of:=COS(PI()*[.P50]*[.$L$1])" office:value-type="float" office:value="6.12323399573677E-017" calcext:value-type="float">
            <text:p>6,12323399573677E-17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PI()*[.A51]*[.$L$1]" office:value-type="float" office:value="1.60221225333079" calcext:value-type="float">
            <text:p>1,60221225333079</text:p>
          </table:table-cell>
          <table:table-cell table:formula="of:=SIN([.B51])/[.B51]" office:value-type="float" office:value="0.623829057784251" calcext:value-type="float">
            <text:p>0,623829057784251</text:p>
          </table:table-cell>
          <table:table-cell table:formula="of:=[.S51]" office:value-type="float" office:value="0.239981525143812" calcext:value-type="float">
            <text:p>0,239982</text:p>
          </table:table-cell>
          <table:table-cell table:number-columns-repeated="3"/>
          <table:table-cell table:formula="of:=COS(PI()/0.25*[.I51])" office:value-type="float" office:value="0.992114701314478" calcext:value-type="float">
            <text:p>0,992114701314478</text:p>
          </table:table-cell>
          <table:table-cell office:value-type="float" office:value="0.51" calcext:value-type="float">
            <text:p>0,51</text:p>
          </table:table-cell>
          <table:table-cell table:number-columns-repeated="4"/>
          <table:table-cell table:formula="of:=DEGREES([.B51])" office:value-type="float" office:value="91.8" calcext:value-type="float">
            <text:p>91,8</text:p>
          </table:table-cell>
          <table:table-cell/>
          <table:table-cell office:value-type="float" office:value="0.49" calcext:value-type="float">
            <text:p>0,49</text:p>
          </table:table-cell>
          <table:table-cell table:formula="of:=SIN(PI()*[.P51]*[.$L$1])" office:value-type="float" office:value="0.999506560365731" calcext:value-type="float">
            <text:p>0,999506560365731</text:p>
          </table:table-cell>
          <table:table-cell table:formula="of:=[.Q51]/[.P51]" office:value-type="float" office:value="2.03980930686884" calcext:value-type="float">
            <text:p>2,03980930686884</text:p>
          </table:table-cell>
          <table:table-cell table:formula="of:=[.Q51]*[.P51]^2" office:value-type="float" office:value="0.239981525143812" calcext:value-type="float">
            <text:p>0,239981525143812</text:p>
          </table:table-cell>
          <table:table-cell table:formula="of:=COS(PI()*[.P51]*[.$L$1])" office:value-type="float" office:value="0.0314107590781284" calcext:value-type="float">
            <text:p>0,031410759078128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PI()*[.A52]*[.$L$1]" office:value-type="float" office:value="1.63362817986669" calcext:value-type="float">
            <text:p>1,63362817986669</text:p>
          </table:table-cell>
          <table:table-cell table:formula="of:=SIN([.B52])/[.B52]" office:value-type="float" office:value="0.610926489104585" calcext:value-type="float">
            <text:p>0,610926489104585</text:p>
          </table:table-cell>
          <table:table-cell table:formula="of:=[.S52]" office:value-type="float" office:value="0.229945358229874" calcext:value-type="float">
            <text:p>0,229945</text:p>
          </table:table-cell>
          <table:table-cell table:number-columns-repeated="3"/>
          <table:table-cell table:formula="of:=COS(PI()/0.25*[.I52])" office:value-type="float" office:value="0.968583161128631" calcext:value-type="float">
            <text:p>0,968583161128631</text:p>
          </table:table-cell>
          <table:table-cell office:value-type="float" office:value="0.52" calcext:value-type="float">
            <text:p>0,52</text:p>
          </table:table-cell>
          <table:table-cell table:number-columns-repeated="4"/>
          <table:table-cell table:formula="of:=DEGREES([.B52])" office:value-type="float" office:value="93.6" calcext:value-type="float">
            <text:p>93,6</text:p>
          </table:table-cell>
          <table:table-cell/>
          <table:table-cell office:value-type="float" office:value="0.48" calcext:value-type="float">
            <text:p>0,48</text:p>
          </table:table-cell>
          <table:table-cell table:formula="of:=SIN(PI()*[.P52]*[.$L$1])" office:value-type="float" office:value="0.998026728428271" calcext:value-type="float">
            <text:p>0,998026728428271</text:p>
          </table:table-cell>
          <table:table-cell table:formula="of:=[.Q52]/[.P52]" office:value-type="float" office:value="2.07922235089223" calcext:value-type="float">
            <text:p>2,07922235089223</text:p>
          </table:table-cell>
          <table:table-cell table:formula="of:=[.Q52]*[.P52]^2" office:value-type="float" office:value="0.229945358229874" calcext:value-type="float">
            <text:p>0,229945358229874</text:p>
          </table:table-cell>
          <table:table-cell table:formula="of:=COS(PI()*[.P52]*[.$L$1])" office:value-type="float" office:value="0.0627905195293135" calcext:value-type="float">
            <text:p>0,062790519529314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PI()*[.A53]*[.$L$1]" office:value-type="float" office:value="1.66504410640259" calcext:value-type="float">
            <text:p>1,66504410640259</text:p>
          </table:table-cell>
          <table:table-cell table:formula="of:=SIN([.B53])/[.B53]" office:value-type="float" office:value="0.597919274795693" calcext:value-type="float">
            <text:p>0,597919274795693</text:p>
          </table:table-cell>
          <table:table-cell table:formula="of:=[.S53]" office:value-type="float" office:value="0.21991963798082" calcext:value-type="float">
            <text:p>0,219920</text:p>
          </table:table-cell>
          <table:table-cell table:number-columns-repeated="3"/>
          <table:table-cell table:formula="of:=COS(PI()/0.25*[.I53])" office:value-type="float" office:value="0.929776485888251" calcext:value-type="float">
            <text:p>0,929776485888251</text:p>
          </table:table-cell>
          <table:table-cell office:value-type="float" office:value="0.53" calcext:value-type="float">
            <text:p>0,53</text:p>
          </table:table-cell>
          <table:table-cell table:number-columns-repeated="4"/>
          <table:table-cell table:formula="of:=DEGREES([.B53])" office:value-type="float" office:value="95.4" calcext:value-type="float">
            <text:p>95,4</text:p>
          </table:table-cell>
          <table:table-cell/>
          <table:table-cell office:value-type="float" office:value="0.47" calcext:value-type="float">
            <text:p>0,47</text:p>
          </table:table-cell>
          <table:table-cell table:formula="of:=SIN(PI()*[.P53]*[.$L$1])" office:value-type="float" office:value="0.99556196460308" calcext:value-type="float">
            <text:p>0,99556196460308</text:p>
          </table:table-cell>
          <table:table-cell table:formula="of:=[.Q53]/[.P53]" office:value-type="float" office:value="2.118216945964" calcext:value-type="float">
            <text:p>2,118216945964</text:p>
          </table:table-cell>
          <table:table-cell table:formula="of:=[.Q53]*[.P53]^2" office:value-type="float" office:value="0.21991963798082" calcext:value-type="float">
            <text:p>0,21991963798082</text:p>
          </table:table-cell>
          <table:table-cell table:formula="of:=COS(PI()*[.P53]*[.$L$1])" office:value-type="float" office:value="0.0941083133185145" calcext:value-type="float">
            <text:p>0,094108313318515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PI()*[.A54]*[.$L$1]" office:value-type="float" office:value="1.69646003293849" calcext:value-type="float">
            <text:p>1,69646003293849</text:p>
          </table:table-cell>
          <table:table-cell table:formula="of:=SIN([.B54])/[.B54]" office:value-type="float" office:value="0.584814662327179" calcext:value-type="float">
            <text:p>0,584814662327179</text:p>
          </table:table-cell>
          <table:table-cell table:formula="of:=[.S54]" office:value-type="float" office:value="0.209931470798143" calcext:value-type="float">
            <text:p>0,209931</text:p>
          </table:table-cell>
          <table:table-cell table:number-columns-repeated="3"/>
          <table:table-cell table:formula="of:=COS(PI()/0.25*[.I54])" office:value-type="float" office:value="0.876306680043863" calcext:value-type="float">
            <text:p>0,876306680043863</text:p>
          </table:table-cell>
          <table:table-cell office:value-type="float" office:value="0.54" calcext:value-type="float">
            <text:p>0,54</text:p>
          </table:table-cell>
          <table:table-cell table:number-columns-repeated="4"/>
          <table:table-cell table:formula="of:=DEGREES([.B54])" office:value-type="float" office:value="97.2" calcext:value-type="float">
            <text:p>97,2</text:p>
          </table:table-cell>
          <table:table-cell/>
          <table:table-cell office:value-type="float" office:value="0.46" calcext:value-type="float">
            <text:p>0,46</text:p>
          </table:table-cell>
          <table:table-cell table:formula="of:=SIN(PI()*[.P54]*[.$L$1])" office:value-type="float" office:value="0.992114701314478" calcext:value-type="float">
            <text:p>0,992114701314478</text:p>
          </table:table-cell>
          <table:table-cell table:formula="of:=[.Q54]/[.P54]" office:value-type="float" office:value="2.15677108981408" calcext:value-type="float">
            <text:p>2,15677108981408</text:p>
          </table:table-cell>
          <table:table-cell table:formula="of:=[.Q54]*[.P54]^2" office:value-type="float" office:value="0.209931470798143" calcext:value-type="float">
            <text:p>0,209931470798143</text:p>
          </table:table-cell>
          <table:table-cell table:formula="of:=COS(PI()*[.P54]*[.$L$1])" office:value-type="float" office:value="0.125333233564304" calcext:value-type="float">
            <text:p>0,125333233564304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PI()*[.A55]*[.$L$1]" office:value-type="float" office:value="1.72787595947439" calcext:value-type="float">
            <text:p>1,72787595947439</text:p>
          </table:table-cell>
          <table:table-cell table:formula="of:=SIN([.B55])/[.B55]" office:value-type="float" office:value="0.571619933236173" calcext:value-type="float">
            <text:p>0,571619933236173</text:p>
          </table:table-cell>
          <table:table-cell table:formula="of:=[.S55]" office:value-type="float" office:value="0.200006888970515" calcext:value-type="float">
            <text:p>0,200007</text:p>
          </table:table-cell>
          <table:table-cell table:number-columns-repeated="3"/>
          <table:table-cell table:formula="of:=COS(PI()/0.25*[.I55])" office:value-type="float" office:value="0.809016994374947" calcext:value-type="float">
            <text:p>0,809016994374947</text:p>
          </table:table-cell>
          <table:table-cell office:value-type="float" office:value="0.55" calcext:value-type="float">
            <text:p>0,55</text:p>
          </table:table-cell>
          <table:table-cell table:number-columns-repeated="4"/>
          <table:table-cell table:formula="of:=DEGREES([.B55])" office:value-type="float" office:value="99" calcext:value-type="float">
            <text:p>99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SIN(PI()*[.P55]*[.$L$1])" office:value-type="float" office:value="0.987688340595138" calcext:value-type="float">
            <text:p>0,987688340595138</text:p>
          </table:table-cell>
          <table:table-cell table:formula="of:=[.Q55]/[.P55]" office:value-type="float" office:value="2.19486297910031" calcext:value-type="float">
            <text:p>2,19486297910031</text:p>
          </table:table-cell>
          <table:table-cell table:formula="of:=[.Q55]*[.P55]^2" office:value-type="float" office:value="0.200006888970515" calcext:value-type="float">
            <text:p>0,200006888970515</text:p>
          </table:table-cell>
          <table:table-cell table:formula="of:=COS(PI()*[.P55]*[.$L$1])" office:value-type="float" office:value="0.156434465040231" calcext:value-type="float">
            <text:p>0,156434465040231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PI()*[.A56]*[.$L$1]" office:value-type="float" office:value="1.75929188601028" calcext:value-type="float">
            <text:p>1,75929188601028</text:p>
          </table:table-cell>
          <table:table-cell table:formula="of:=SIN([.B56])/[.B56]" office:value-type="float" office:value="0.55834239817721" calcext:value-type="float">
            <text:p>0,55834239817721</text:p>
          </table:table-cell>
          <table:table-cell table:formula="of:=[.S56]" office:value-type="float" office:value="0.190170811741074" calcext:value-type="float">
            <text:p>0,190171</text:p>
          </table:table-cell>
          <table:table-cell table:number-columns-repeated="3"/>
          <table:table-cell table:formula="of:=COS(PI()/0.25*[.I56])" office:value-type="float" office:value="0.728968627421411" calcext:value-type="float">
            <text:p>0,728968627421411</text:p>
          </table:table-cell>
          <table:table-cell office:value-type="float" office:value="0.56" calcext:value-type="float">
            <text:p>0,56</text:p>
          </table:table-cell>
          <table:table-cell table:number-columns-repeated="4"/>
          <table:table-cell table:formula="of:=DEGREES([.B56])" office:value-type="float" office:value="100.8" calcext:value-type="float">
            <text:p>100,8</text:p>
          </table:table-cell>
          <table:table-cell/>
          <table:table-cell office:value-type="float" office:value="0.44" calcext:value-type="float">
            <text:p>0,44</text:p>
          </table:table-cell>
          <table:table-cell table:formula="of:=SIN(PI()*[.P56]*[.$L$1])" office:value-type="float" office:value="0.982287250728689" calcext:value-type="float">
            <text:p>0,982287250728689</text:p>
          </table:table-cell>
          <table:table-cell table:formula="of:=[.Q56]/[.P56]" office:value-type="float" office:value="2.23247102438338" calcext:value-type="float">
            <text:p>2,23247102438338</text:p>
          </table:table-cell>
          <table:table-cell table:formula="of:=[.Q56]*[.P56]^2" office:value-type="float" office:value="0.190170811741074" calcext:value-type="float">
            <text:p>0,190170811741074</text:p>
          </table:table-cell>
          <table:table-cell table:formula="of:=COS(PI()*[.P56]*[.$L$1])" office:value-type="float" office:value="0.187381314585725" calcext:value-type="float">
            <text:p>0,187381314585725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PI()*[.A57]*[.$L$1]" office:value-type="float" office:value="1.79070781254618" calcext:value-type="float">
            <text:p>1,79070781254618</text:p>
          </table:table-cell>
          <table:table-cell table:formula="of:=SIN([.B57])/[.B57]" office:value-type="float" office:value="0.54498939196066" calcext:value-type="float">
            <text:p>0,54498939196066</text:p>
          </table:table-cell>
          <table:table-cell table:formula="of:=[.S57]" office:value-type="float" office:value="0.180447009282474" calcext:value-type="float">
            <text:p>0,180447</text:p>
          </table:table-cell>
          <table:table-cell table:number-columns-repeated="3"/>
          <table:table-cell table:formula="of:=COS(PI()/0.25*[.I57])" office:value-type="float" office:value="0.63742398974869" calcext:value-type="float">
            <text:p>0,63742398974869</text:p>
          </table:table-cell>
          <table:table-cell office:value-type="float" office:value="0.57" calcext:value-type="float">
            <text:p>0,57</text:p>
          </table:table-cell>
          <table:table-cell table:number-columns-repeated="4"/>
          <table:table-cell table:formula="of:=DEGREES([.B57])" office:value-type="float" office:value="102.6" calcext:value-type="float">
            <text:p>102,6</text:p>
          </table:table-cell>
          <table:table-cell/>
          <table:table-cell office:value-type="float" office:value="0.43" calcext:value-type="float">
            <text:p>0,43</text:p>
          </table:table-cell>
          <table:table-cell table:formula="of:=SIN(PI()*[.P57]*[.$L$1])" office:value-type="float" office:value="0.975916761938747" calcext:value-type="float">
            <text:p>0,975916761938747</text:p>
          </table:table-cell>
          <table:table-cell table:formula="of:=[.Q57]/[.P57]" office:value-type="float" office:value="2.26957386497383" calcext:value-type="float">
            <text:p>2,26957386497383</text:p>
          </table:table-cell>
          <table:table-cell table:formula="of:=[.Q57]*[.P57]^2" office:value-type="float" office:value="0.180447009282474" calcext:value-type="float">
            <text:p>0,180447009282474</text:p>
          </table:table-cell>
          <table:table-cell table:formula="of:=COS(PI()*[.P57]*[.$L$1])" office:value-type="float" office:value="0.218143241396543" calcext:value-type="float">
            <text:p>0,218143241396543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PI()*[.A58]*[.$L$1]" office:value-type="float" office:value="1.82212373908208" calcext:value-type="float">
            <text:p>1,82212373908208</text:p>
          </table:table-cell>
          <table:table-cell table:formula="of:=SIN([.B58])/[.B58]" office:value-type="float" office:value="0.531568268583432" calcext:value-type="float">
            <text:p>0,531568268583432</text:p>
          </table:table-cell>
          <table:table-cell table:formula="of:=[.S58]" office:value-type="float" office:value="0.17085806962309" calcext:value-type="float">
            <text:p>0,170858</text:p>
          </table:table-cell>
          <table:table-cell table:number-columns-repeated="3"/>
          <table:table-cell table:formula="of:=COS(PI()/0.25*[.I58])" office:value-type="float" office:value="0.535826794978996" calcext:value-type="float">
            <text:p>0,535826794978996</text:p>
          </table:table-cell>
          <table:table-cell office:value-type="float" office:value="0.58" calcext:value-type="float">
            <text:p>0,58</text:p>
          </table:table-cell>
          <table:table-cell table:number-columns-repeated="4"/>
          <table:table-cell table:formula="of:=DEGREES([.B58])" office:value-type="float" office:value="104.4" calcext:value-type="float">
            <text:p>104,4</text:p>
          </table:table-cell>
          <table:table-cell/>
          <table:table-cell office:value-type="float" office:value="0.42" calcext:value-type="float">
            <text:p>0,42</text:p>
          </table:table-cell>
          <table:table-cell table:formula="of:=SIN(PI()*[.P58]*[.$L$1])" office:value-type="float" office:value="0.968583161128631" calcext:value-type="float">
            <text:p>0,968583161128631</text:p>
          </table:table-cell>
          <table:table-cell table:formula="of:=[.Q58]/[.P58]" office:value-type="float" office:value="2.3061503836396" calcext:value-type="float">
            <text:p>2,3061503836396</text:p>
          </table:table-cell>
          <table:table-cell table:formula="of:=[.Q58]*[.P58]^2" office:value-type="float" office:value="0.17085806962309" calcext:value-type="float">
            <text:p>0,17085806962309</text:p>
          </table:table-cell>
          <table:table-cell table:formula="of:=COS(PI()*[.P58]*[.$L$1])" office:value-type="float" office:value="0.248689887164855" calcext:value-type="float">
            <text:p>0,248689887164855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table:formula="of:=PI()*[.A59]*[.$L$1]" office:value-type="float" office:value="1.85353966561798" calcext:value-type="float">
            <text:p>1,85353966561798</text:p>
          </table:table-cell>
          <table:table-cell table:formula="of:=SIN([.B59])/[.B59]" office:value-type="float" office:value="0.518086396255662" calcext:value-type="float">
            <text:p>0,518086396255662</text:p>
          </table:table-cell>
          <table:table-cell table:formula="of:=[.S59]" office:value-type="float" office:value="0.161425368562294" calcext:value-type="float">
            <text:p>0,161425</text:p>
          </table:table-cell>
          <table:table-cell table:number-columns-repeated="3"/>
          <table:table-cell table:formula="of:=COS(PI()/0.25*[.I59])" office:value-type="float" office:value="0.425779291565073" calcext:value-type="float">
            <text:p>0,425779291565073</text:p>
          </table:table-cell>
          <table:table-cell office:value-type="float" office:value="0.59" calcext:value-type="float">
            <text:p>0,59</text:p>
          </table:table-cell>
          <table:table-cell table:number-columns-repeated="4"/>
          <table:table-cell table:formula="of:=DEGREES([.B59])" office:value-type="float" office:value="106.2" calcext:value-type="float">
            <text:p>106,2</text:p>
          </table:table-cell>
          <table:table-cell/>
          <table:table-cell office:value-type="float" office:value="0.41" calcext:value-type="float">
            <text:p>0,41</text:p>
          </table:table-cell>
          <table:table-cell table:formula="of:=SIN(PI()*[.P59]*[.$L$1])" office:value-type="float" office:value="0.960293685676943" calcext:value-type="float">
            <text:p>0,960293685676943</text:p>
          </table:table-cell>
          <table:table-cell table:formula="of:=[.Q59]/[.P59]" office:value-type="float" office:value="2.34217972116328" calcext:value-type="float">
            <text:p>2,34217972116328</text:p>
          </table:table-cell>
          <table:table-cell table:formula="of:=[.Q59]*[.P59]^2" office:value-type="float" office:value="0.161425368562294" calcext:value-type="float">
            <text:p>0,161425368562294</text:p>
          </table:table-cell>
          <table:table-cell table:formula="of:=COS(PI()*[.P59]*[.$L$1])" office:value-type="float" office:value="0.278991106039229" calcext:value-type="float">
            <text:p>0,27899110603922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PI()*[.A60]*[.$L$1]" office:value-type="float" office:value="1.88495559215388" calcext:value-type="float">
            <text:p>1,88495559215388</text:p>
          </table:table-cell>
          <table:table-cell table:formula="of:=SIN([.B60])/[.B60]" office:value-type="float" office:value="0.504551152427105" calcext:value-type="float">
            <text:p>0,504551152427105</text:p>
          </table:table-cell>
          <table:table-cell table:formula="of:=[.S60]" office:value-type="float" office:value="0.152169042607225" calcext:value-type="float">
            <text:p>0,152169</text:p>
          </table:table-cell>
          <table:table-cell table:number-columns-repeated="3"/>
          <table:table-cell table:formula="of:=COS(PI()/0.25*[.I60])" office:value-type="float" office:value="0.309016994374948" calcext:value-type="float">
            <text:p>0,309016994374948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table:formula="of:=DEGREES([.B60])" office:value-type="float" office:value="108" calcext:value-type="float">
            <text:p>108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SIN(PI()*[.P60]*[.$L$1])" office:value-type="float" office:value="0.951056516295153" calcext:value-type="float">
            <text:p>0,951056516295153</text:p>
          </table:table-cell>
          <table:table-cell table:formula="of:=[.Q60]/[.P60]" office:value-type="float" office:value="2.37764129073788" calcext:value-type="float">
            <text:p>2,37764129073788</text:p>
          </table:table-cell>
          <table:table-cell table:formula="of:=[.Q60]*[.P60]^2" office:value-type="float" office:value="0.152169042607225" calcext:value-type="float">
            <text:p>0,152169042607225</text:p>
          </table:table-cell>
          <table:table-cell table:formula="of:=COS(PI()*[.P60]*[.$L$1])" office:value-type="float" office:value="0.309016994374947" calcext:value-type="float">
            <text:p>0,309016994374947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PI()*[.A61]*[.$L$1]" office:value-type="float" office:value="1.91637151868977" calcext:value-type="float">
            <text:p>1,91637151868977</text:p>
          </table:table-cell>
          <table:table-cell table:formula="of:=SIN([.B61])/[.B61]" office:value-type="float" office:value="0.490969918816946" calcext:value-type="float">
            <text:p>0,490969918816946</text:p>
          </table:table-cell>
          <table:table-cell table:formula="of:=[.S61]" office:value-type="float" office:value="0.143107964957938" calcext:value-type="float">
            <text:p>0,143108</text:p>
          </table:table-cell>
          <table:table-cell table:number-columns-repeated="3"/>
          <table:table-cell table:formula="of:=COS(PI()/0.25*[.I61])" office:value-type="float" office:value="0.187381314585725" calcext:value-type="float">
            <text:p>0,187381314585725</text:p>
          </table:table-cell>
          <table:table-cell office:value-type="float" office:value="0.61" calcext:value-type="float">
            <text:p>0,61</text:p>
          </table:table-cell>
          <table:table-cell table:number-columns-repeated="4"/>
          <table:table-cell table:formula="of:=DEGREES([.B61])" office:value-type="float" office:value="109.8" calcext:value-type="float">
            <text:p>109,8</text:p>
          </table:table-cell>
          <table:table-cell/>
          <table:table-cell office:value-type="float" office:value="0.39" calcext:value-type="float">
            <text:p>0,39</text:p>
          </table:table-cell>
          <table:table-cell table:formula="of:=SIN(PI()*[.P61]*[.$L$1])" office:value-type="float" office:value="0.940880768954225" calcext:value-type="float">
            <text:p>0,940880768954225</text:p>
          </table:table-cell>
          <table:table-cell table:formula="of:=[.Q61]/[.P61]" office:value-type="float" office:value="2.41251479219032" calcext:value-type="float">
            <text:p>2,41251479219032</text:p>
          </table:table-cell>
          <table:table-cell table:formula="of:=[.Q61]*[.P61]^2" office:value-type="float" office:value="0.143107964957938" calcext:value-type="float">
            <text:p>0,143107964957938</text:p>
          </table:table-cell>
          <table:table-cell table:formula="of:=COS(PI()*[.P61]*[.$L$1])" office:value-type="float" office:value="0.338737920245291" calcext:value-type="float">
            <text:p>0,338737920245291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PI()*[.A62]*[.$L$1]" office:value-type="float" office:value="1.94778744522567" calcext:value-type="float">
            <text:p>1,94778744522567</text:p>
          </table:table-cell>
          <table:table-cell table:formula="of:=SIN([.B62])/[.B62]" office:value-type="float" office:value="0.477350076450732" calcext:value-type="float">
            <text:p>0,477350076450732</text:p>
          </table:table-cell>
          <table:table-cell table:formula="of:=[.S62]" office:value-type="float" office:value="0.134259724562263" calcext:value-type="float">
            <text:p>0,134260</text:p>
          </table:table-cell>
          <table:table-cell table:number-columns-repeated="3"/>
          <table:table-cell table:formula="of:=COS(PI()/0.25*[.I62])" office:value-type="float" office:value="0.0627905195293133" calcext:value-type="float">
            <text:p>0,062790519529313</text:p>
          </table:table-cell>
          <table:table-cell office:value-type="float" office:value="0.62" calcext:value-type="float">
            <text:p>0,62</text:p>
          </table:table-cell>
          <table:table-cell table:number-columns-repeated="4"/>
          <table:table-cell table:formula="of:=DEGREES([.B62])" office:value-type="float" office:value="111.6" calcext:value-type="float">
            <text:p>111,6</text:p>
          </table:table-cell>
          <table:table-cell/>
          <table:table-cell office:value-type="float" office:value="0.38" calcext:value-type="float">
            <text:p>0,38</text:p>
          </table:table-cell>
          <table:table-cell table:formula="of:=SIN(PI()*[.P62]*[.$L$1])" office:value-type="float" office:value="0.929776485888251" calcext:value-type="float">
            <text:p>0,929776485888251</text:p>
          </table:table-cell>
          <table:table-cell table:formula="of:=[.Q62]/[.P62]" office:value-type="float" office:value="2.44678022602171" calcext:value-type="float">
            <text:p>2,44678022602171</text:p>
          </table:table-cell>
          <table:table-cell table:formula="of:=[.Q62]*[.P62]^2" office:value-type="float" office:value="0.134259724562263" calcext:value-type="float">
            <text:p>0,134259724562263</text:p>
          </table:table-cell>
          <table:table-cell table:formula="of:=COS(PI()*[.P62]*[.$L$1])" office:value-type="float" office:value="0.368124552684678" calcext:value-type="float">
            <text:p>0,368124552684678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PI()*[.A63]*[.$L$1]" office:value-type="float" office:value="1.97920337176157" calcext:value-type="float">
            <text:p>1,97920337176157</text:p>
          </table:table-cell>
          <table:table-cell table:formula="of:=SIN([.B63])/[.B63]" office:value-type="float" office:value="0.46369900070812" calcext:value-type="float">
            <text:p>0,46369900070812</text:p>
          </table:table-cell>
          <table:table-cell table:formula="of:=[.S63]" office:value-type="float" office:value="0.125640608256137" calcext:value-type="float">
            <text:p>0,125641</text:p>
          </table:table-cell>
          <table:table-cell table:number-columns-repeated="3"/>
          <table:table-cell table:formula="of:=COS(PI()/0.25*[.I63])" office:value-type="float" office:value="-0.0627905195293127" calcext:value-type="float">
            <text:p>-0,062790519529313</text:p>
          </table:table-cell>
          <table:table-cell office:value-type="float" office:value="0.63" calcext:value-type="float">
            <text:p>0,63</text:p>
          </table:table-cell>
          <table:table-cell table:number-columns-repeated="4"/>
          <table:table-cell table:formula="of:=DEGREES([.B63])" office:value-type="float" office:value="113.4" calcext:value-type="float">
            <text:p>113,4</text:p>
          </table:table-cell>
          <table:table-cell/>
          <table:table-cell office:value-type="float" office:value="0.37" calcext:value-type="float">
            <text:p>0,37</text:p>
          </table:table-cell>
          <table:table-cell table:formula="of:=SIN(PI()*[.P63]*[.$L$1])" office:value-type="float" office:value="0.917754625683981" calcext:value-type="float">
            <text:p>0,917754625683981</text:p>
          </table:table-cell>
          <table:table-cell table:formula="of:=[.Q63]/[.P63]" office:value-type="float" office:value="2.480417907254" calcext:value-type="float">
            <text:p>2,480417907254</text:p>
          </table:table-cell>
          <table:table-cell table:formula="of:=[.Q63]*[.P63]^2" office:value-type="float" office:value="0.125640608256137" calcext:value-type="float">
            <text:p>0,125640608256137</text:p>
          </table:table-cell>
          <table:table-cell table:formula="of:=COS(PI()*[.P63]*[.$L$1])" office:value-type="float" office:value="0.397147890634781" calcext:value-type="float">
            <text:p>0,397147890634781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formula="of:=PI()*[.A64]*[.$L$1]" office:value-type="float" office:value="2.01061929829747" calcext:value-type="float">
            <text:p>2,01061929829747</text:p>
          </table:table-cell>
          <table:table-cell table:formula="of:=SIN([.B64])/[.B64]" office:value-type="float" office:value="0.450024056385115" calcext:value-type="float">
            <text:p>0,450024056385115</text:p>
          </table:table-cell>
          <table:table-cell table:formula="of:=[.S64]" office:value-type="float" office:value="0.117265585999596" calcext:value-type="float">
            <text:p>0,117266</text:p>
          </table:table-cell>
          <table:table-cell table:number-columns-repeated="3"/>
          <table:table-cell table:formula="of:=COS(PI()/0.25*[.I64])" office:value-type="float" office:value="-0.187381314585725" calcext:value-type="float">
            <text:p>-0,187381314585725</text:p>
          </table:table-cell>
          <table:table-cell office:value-type="float" office:value="0.64" calcext:value-type="float">
            <text:p>0,64</text:p>
          </table:table-cell>
          <table:table-cell table:number-columns-repeated="4"/>
          <table:table-cell table:formula="of:=DEGREES([.B64])" office:value-type="float" office:value="115.2" calcext:value-type="float">
            <text:p>115,2</text:p>
          </table:table-cell>
          <table:table-cell/>
          <table:table-cell office:value-type="float" office:value="0.36" calcext:value-type="float">
            <text:p>0,36</text:p>
          </table:table-cell>
          <table:table-cell table:formula="of:=SIN(PI()*[.P64]*[.$L$1])" office:value-type="float" office:value="0.90482705246602" calcext:value-type="float">
            <text:p>0,90482705246602</text:p>
          </table:table-cell>
          <table:table-cell table:formula="of:=[.Q64]/[.P64]" office:value-type="float" office:value="2.51340847907228" calcext:value-type="float">
            <text:p>2,51340847907228</text:p>
          </table:table-cell>
          <table:table-cell table:formula="of:=[.Q64]*[.P64]^2" office:value-type="float" office:value="0.117265585999596" calcext:value-type="float">
            <text:p>0,117265585999596</text:p>
          </table:table-cell>
          <table:table-cell table:formula="of:=COS(PI()*[.P64]*[.$L$1])" office:value-type="float" office:value="0.425779291565073" calcext:value-type="float">
            <text:p>0,425779291565073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PI()*[.A65]*[.$L$1]" office:value-type="float" office:value="2.04203522483337" calcext:value-type="float">
            <text:p>2,04203522483337</text:p>
          </table:table-cell>
          <table:table-cell table:formula="of:=SIN([.B65])/[.B65]" office:value-type="float" office:value="0.436332592774484" calcext:value-type="float">
            <text:p>0,436332592774484</text:p>
          </table:table-cell>
          <table:table-cell table:formula="of:=[.S65]" office:value-type="float" office:value="0.109148299213075" calcext:value-type="float">
            <text:p>0,109148</text:p>
          </table:table-cell>
          <table:table-cell table:number-columns-repeated="3"/>
          <table:table-cell table:formula="of:=COS(PI()/0.25*[.I65])" office:value-type="float" office:value="-0.309016994374947" calcext:value-type="float">
            <text:p>-0,309016994374947</text:p>
          </table:table-cell>
          <table:table-cell office:value-type="float" office:value="0.65" calcext:value-type="float">
            <text:p>0,65</text:p>
          </table:table-cell>
          <table:table-cell table:number-columns-repeated="4"/>
          <table:table-cell table:formula="of:=DEGREES([.B65])" office:value-type="float" office:value="117" calcext:value-type="float">
            <text:p>117</text:p>
          </table:table-cell>
          <table:table-cell/>
          <table:table-cell office:value-type="float" office:value="0.35" calcext:value-type="float">
            <text:p>0,35</text:p>
          </table:table-cell>
          <table:table-cell table:formula="of:=SIN(PI()*[.P65]*[.$L$1])" office:value-type="float" office:value="0.891006524188368" calcext:value-type="float">
            <text:p>0,891006524188368</text:p>
          </table:table-cell>
          <table:table-cell table:formula="of:=[.Q65]/[.P65]" office:value-type="float" office:value="2.54573292625248" calcext:value-type="float">
            <text:p>2,54573292625248</text:p>
          </table:table-cell>
          <table:table-cell table:formula="of:=[.Q65]*[.P65]^2" office:value-type="float" office:value="0.109148299213075" calcext:value-type="float">
            <text:p>0,109148299213075</text:p>
          </table:table-cell>
          <table:table-cell table:formula="of:=COS(PI()*[.P65]*[.$L$1])" office:value-type="float" office:value="0.453990499739547" calcext:value-type="float">
            <text:p>0,45399049973954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PI()*[.A66]*[.$L$1]" office:value-type="float" office:value="2.07345115136926" calcext:value-type="float">
            <text:p>2,07345115136926</text:p>
          </table:table-cell>
          <table:table-cell table:formula="of:=SIN([.B66])/[.B66]" office:value-type="float" office:value="0.422631938767966" calcext:value-type="float">
            <text:p>0,422631938767966</text:p>
          </table:table-cell>
          <table:table-cell table:formula="of:=[.S66]" office:value-type="float" office:value="0.101301052213071" calcext:value-type="float">
            <text:p>0,101301</text:p>
          </table:table-cell>
          <table:table-cell table:number-columns-repeated="3"/>
          <table:table-cell table:formula="of:=COS(PI()/0.25*[.I66])" office:value-type="float" office:value="-0.425779291565073" calcext:value-type="float">
            <text:p>-0,425779291565073</text:p>
          </table:table-cell>
          <table:table-cell office:value-type="float" office:value="0.66" calcext:value-type="float">
            <text:p>0,66</text:p>
          </table:table-cell>
          <table:table-cell table:number-columns-repeated="4"/>
          <table:table-cell table:formula="of:=DEGREES([.B66])" office:value-type="float" office:value="118.8" calcext:value-type="float">
            <text:p>118,8</text:p>
          </table:table-cell>
          <table:table-cell/>
          <table:table-cell office:value-type="float" office:value="0.34" calcext:value-type="float">
            <text:p>0,34</text:p>
          </table:table-cell>
          <table:table-cell table:formula="of:=SIN(PI()*[.P66]*[.$L$1])" office:value-type="float" office:value="0.876306680043864" calcext:value-type="float">
            <text:p>0,876306680043864</text:p>
          </table:table-cell>
          <table:table-cell table:formula="of:=[.Q66]/[.P66]" office:value-type="float" office:value="2.5773725883643" calcext:value-type="float">
            <text:p>2,5773725883643</text:p>
          </table:table-cell>
          <table:table-cell table:formula="of:=[.Q66]*[.P66]^2" office:value-type="float" office:value="0.101301052213071" calcext:value-type="float">
            <text:p>0,101301052213071</text:p>
          </table:table-cell>
          <table:table-cell table:formula="of:=COS(PI()*[.P66]*[.$L$1])" office:value-type="float" office:value="0.481753674101715" calcext:value-type="float">
            <text:p>0,481753674101715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PI()*[.A67]*[.$L$1]" office:value-type="float" office:value="2.10486707790516" calcext:value-type="float">
            <text:p>2,10486707790516</text:p>
          </table:table-cell>
          <table:table-cell table:formula="of:=SIN([.B67])/[.B67]" office:value-type="float" office:value="0.408929397983926" calcext:value-type="float">
            <text:p>0,408929397983926</text:p>
          </table:table-cell>
          <table:table-cell table:formula="of:=[.S67]" office:value-type="float" office:value="0.0937348067407294" calcext:value-type="float">
            <text:p>0,093735</text:p>
          </table:table-cell>
          <table:table-cell table:number-columns-repeated="3"/>
          <table:table-cell table:formula="of:=COS(PI()/0.25*[.I67])" office:value-type="float" office:value="-0.535826794978997" calcext:value-type="float">
            <text:p>-0,535826794978997</text:p>
          </table:table-cell>
          <table:table-cell office:value-type="float" office:value="0.67" calcext:value-type="float">
            <text:p>0,67</text:p>
          </table:table-cell>
          <table:table-cell table:number-columns-repeated="4"/>
          <table:table-cell table:formula="of:=DEGREES([.B67])" office:value-type="float" office:value="120.6" calcext:value-type="float">
            <text:p>120,6</text:p>
          </table:table-cell>
          <table:table-cell/>
          <table:table-cell office:value-type="float" office:value="0.33" calcext:value-type="float">
            <text:p>0,33</text:p>
          </table:table-cell>
          <table:table-cell table:formula="of:=SIN(PI()*[.P67]*[.$L$1])" office:value-type="float" office:value="0.860742027003944" calcext:value-type="float">
            <text:p>0,860742027003944</text:p>
          </table:table-cell>
          <table:table-cell table:formula="of:=[.Q67]/[.P67]" office:value-type="float" office:value="2.60830917273922" calcext:value-type="float">
            <text:p>2,60830917273922</text:p>
          </table:table-cell>
          <table:table-cell table:formula="of:=[.Q67]*[.P67]^2" office:value-type="float" office:value="0.0937348067407294" calcext:value-type="float">
            <text:p>0,09373480674073</text:p>
          </table:table-cell>
          <table:table-cell table:formula="of:=COS(PI()*[.P67]*[.$L$1])" office:value-type="float" office:value="0.509041415750371" calcext:value-type="float">
            <text:p>0,509041415750371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PI()*[.A68]*[.$L$1]" office:value-type="float" office:value="2.13628300444106" calcext:value-type="float">
            <text:p>2,13628300444106</text:p>
          </table:table-cell>
          <table:table-cell table:formula="of:=SIN([.B68])/[.B68]" office:value-type="float" office:value="0.395232243924033" calcext:value-type="float">
            <text:p>0,395232243924033</text:p>
          </table:table-cell>
          <table:table-cell table:formula="of:=[.S68]" office:value-type="float" office:value="0.0864591795714063" calcext:value-type="float">
            <text:p>0,086459</text:p>
          </table:table-cell>
          <table:table-cell table:number-columns-repeated="3"/>
          <table:table-cell table:formula="of:=COS(PI()/0.25*[.I68])" office:value-type="float" office:value="-0.63742398974869" calcext:value-type="float">
            <text:p>-0,63742398974869</text:p>
          </table:table-cell>
          <table:table-cell office:value-type="float" office:value="0.68" calcext:value-type="float">
            <text:p>0,68</text:p>
          </table:table-cell>
          <table:table-cell table:number-columns-repeated="4"/>
          <table:table-cell table:formula="of:=DEGREES([.B68])" office:value-type="float" office:value="122.4" calcext:value-type="float">
            <text:p>122,4</text:p>
          </table:table-cell>
          <table:table-cell/>
          <table:table-cell office:value-type="float" office:value="0.32" calcext:value-type="float">
            <text:p>0,32</text:p>
          </table:table-cell>
          <table:table-cell table:formula="of:=SIN(PI()*[.P68]*[.$L$1])" office:value-type="float" office:value="0.844327925502015" calcext:value-type="float">
            <text:p>0,844327925502015</text:p>
          </table:table-cell>
          <table:table-cell table:formula="of:=[.Q68]/[.P68]" office:value-type="float" office:value="2.6385247671938" calcext:value-type="float">
            <text:p>2,6385247671938</text:p>
          </table:table-cell>
          <table:table-cell table:formula="of:=[.Q68]*[.P68]^2" office:value-type="float" office:value="0.0864591795714063" calcext:value-type="float">
            <text:p>0,086459179571406</text:p>
          </table:table-cell>
          <table:table-cell table:formula="of:=COS(PI()*[.P68]*[.$L$1])" office:value-type="float" office:value="0.535826794978997" calcext:value-type="float">
            <text:p>0,535826794978997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table:formula="of:=PI()*[.A69]*[.$L$1]" office:value-type="float" office:value="2.16769893097696" calcext:value-type="float">
            <text:p>2,16769893097696</text:p>
          </table:table-cell>
          <table:table-cell table:formula="of:=SIN([.B69])/[.B69]" office:value-type="float" office:value="0.381547715162551" calcext:value-type="float">
            <text:p>0,381547715162551</text:p>
          </table:table-cell>
          <table:table-cell table:formula="of:=[.S69]" office:value-type="float" office:value="0.0794824431877854" calcext:value-type="float">
            <text:p>0,079482</text:p>
          </table:table-cell>
          <table:table-cell table:number-columns-repeated="3"/>
          <table:table-cell table:formula="of:=COS(PI()/0.25*[.I69])" office:value-type="float" office:value="-0.728968627421412" calcext:value-type="float">
            <text:p>-0,728968627421412</text:p>
          </table:table-cell>
          <table:table-cell office:value-type="float" office:value="0.69" calcext:value-type="float">
            <text:p>0,69</text:p>
          </table:table-cell>
          <table:table-cell table:number-columns-repeated="4"/>
          <table:table-cell table:formula="of:=DEGREES([.B69])" office:value-type="float" office:value="124.2" calcext:value-type="float">
            <text:p>124,2</text:p>
          </table:table-cell>
          <table:table-cell/>
          <table:table-cell office:value-type="float" office:value="0.31" calcext:value-type="float">
            <text:p>0,31</text:p>
          </table:table-cell>
          <table:table-cell table:formula="of:=SIN(PI()*[.P69]*[.$L$1])" office:value-type="float" office:value="0.827080574274562" calcext:value-type="float">
            <text:p>0,827080574274562</text:p>
          </table:table-cell>
          <table:table-cell table:formula="of:=[.Q69]/[.P69]" office:value-type="float" office:value="2.66800185249859" calcext:value-type="float">
            <text:p>2,66800185249859</text:p>
          </table:table-cell>
          <table:table-cell table:formula="of:=[.Q69]*[.P69]^2" office:value-type="float" office:value="0.0794824431877854" calcext:value-type="float">
            <text:p>0,079482443187785</text:p>
          </table:table-cell>
          <table:table-cell table:formula="of:=COS(PI()*[.P69]*[.$L$1])" office:value-type="float" office:value="0.562083377852131" calcext:value-type="float">
            <text:p>0,56208337785213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PI()*[.A70]*[.$L$1]" office:value-type="float" office:value="2.19911485751286" calcext:value-type="float">
            <text:p>2,19911485751286</text:p>
          </table:table-cell>
          <table:table-cell table:formula="of:=SIN([.B70])/[.B70]" office:value-type="float" office:value="0.367883010571774" calcext:value-type="float">
            <text:p>0,367883010571774</text:p>
          </table:table-cell>
          <table:table-cell table:formula="of:=[.S70]" office:value-type="float" office:value="0.0728115294937452" calcext:value-type="float">
            <text:p>0,072812</text:p>
          </table:table-cell>
          <table:table-cell table:number-columns-repeated="3"/>
          <table:table-cell table:formula="of:=COS(PI()/0.25*[.I70])" office:value-type="float" office:value="-0.809016994374947" calcext:value-type="float">
            <text:p>-0,809016994374947</text:p>
          </table:table-cell>
          <table:table-cell office:value-type="float" office:value="0.7" calcext:value-type="float">
            <text:p>0,7</text:p>
          </table:table-cell>
          <table:table-cell table:number-columns-repeated="4"/>
          <table:table-cell table:formula="of:=DEGREES([.B70])" office:value-type="float" office:value="126" calcext:value-type="float">
            <text:p>126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SIN(PI()*[.P70]*[.$L$1])" office:value-type="float" office:value="0.809016994374947" calcext:value-type="float">
            <text:p>0,809016994374947</text:p>
          </table:table-cell>
          <table:table-cell table:formula="of:=[.Q70]/[.P70]" office:value-type="float" office:value="2.69672331458316" calcext:value-type="float">
            <text:p>2,69672331458316</text:p>
          </table:table-cell>
          <table:table-cell table:formula="of:=[.Q70]*[.P70]^2" office:value-type="float" office:value="0.0728115294937452" calcext:value-type="float">
            <text:p>0,072811529493745</text:p>
          </table:table-cell>
          <table:table-cell table:formula="of:=COS(PI()*[.P70]*[.$L$1])" office:value-type="float" office:value="0.587785252292473" calcext:value-type="float">
            <text:p>0,587785252292473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PI()*[.A71]*[.$L$1]" office:value-type="float" office:value="2.23053078404875" calcext:value-type="float">
            <text:p>2,23053078404875</text:p>
          </table:table-cell>
          <table:table-cell table:formula="of:=SIN([.B71])/[.B71]" office:value-type="float" office:value="0.354245284587123" calcext:value-type="float">
            <text:p>0,354245284587123</text:p>
          </table:table-cell>
          <table:table-cell table:formula="of:=[.S71]" office:value-type="float" office:value="0.0664520365407955" calcext:value-type="float">
            <text:p>0,066452</text:p>
          </table:table-cell>
          <table:table-cell table:number-columns-repeated="3"/>
          <table:table-cell table:formula="of:=COS(PI()/0.25*[.I71])" office:value-type="float" office:value="-0.876306680043864" calcext:value-type="float">
            <text:p>-0,876306680043864</text:p>
          </table:table-cell>
          <table:table-cell office:value-type="float" office:value="0.71" calcext:value-type="float">
            <text:p>0,71</text:p>
          </table:table-cell>
          <table:table-cell table:number-columns-repeated="4"/>
          <table:table-cell table:formula="of:=DEGREES([.B71])" office:value-type="float" office:value="127.8" calcext:value-type="float">
            <text:p>127,8</text:p>
          </table:table-cell>
          <table:table-cell/>
          <table:table-cell office:value-type="float" office:value="0.29" calcext:value-type="float">
            <text:p>0,29</text:p>
          </table:table-cell>
          <table:table-cell table:formula="of:=SIN(PI()*[.P71]*[.$L$1])" office:value-type="float" office:value="0.79015501237569" calcext:value-type="float">
            <text:p>0,79015501237569</text:p>
          </table:table-cell>
          <table:table-cell table:formula="of:=[.Q71]/[.P71]" office:value-type="float" office:value="2.7246724564679" calcext:value-type="float">
            <text:p>2,7246724564679</text:p>
          </table:table-cell>
          <table:table-cell table:formula="of:=[.Q71]*[.P71]^2" office:value-type="float" office:value="0.0664520365407955" calcext:value-type="float">
            <text:p>0,066452036540796</text:p>
          </table:table-cell>
          <table:table-cell table:formula="of:=COS(PI()*[.P71]*[.$L$1])" office:value-type="float" office:value="0.612907053652977" calcext:value-type="float">
            <text:p>0,612907053652977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PI()*[.A72]*[.$L$1]" office:value-type="float" office:value="2.26194671058465" calcext:value-type="float">
            <text:p>2,26194671058465</text:p>
          </table:table-cell>
          <table:table-cell table:formula="of:=SIN([.B72])/[.B72]" office:value-type="float" office:value="0.340641642515368" calcext:value-type="float">
            <text:p>0,340641642515368</text:p>
          </table:table-cell>
          <table:table-cell table:formula="of:=[.S72]" office:value-type="float" office:value="0.0604082382336219" calcext:value-type="float">
            <text:p>0,060408</text:p>
          </table:table-cell>
          <table:table-cell table:number-columns-repeated="3"/>
          <table:table-cell table:formula="of:=COS(PI()/0.25*[.I72])" office:value-type="float" office:value="-0.929776485888251" calcext:value-type="float">
            <text:p>-0,929776485888251</text:p>
          </table:table-cell>
          <table:table-cell office:value-type="float" office:value="0.72" calcext:value-type="float">
            <text:p>0,72</text:p>
          </table:table-cell>
          <table:table-cell table:number-columns-repeated="4"/>
          <table:table-cell table:formula="of:=DEGREES([.B72])" office:value-type="float" office:value="129.6" calcext:value-type="float">
            <text:p>129,6</text:p>
          </table:table-cell>
          <table:table-cell/>
          <table:table-cell office:value-type="float" office:value="0.28" calcext:value-type="float">
            <text:p>0,28</text:p>
          </table:table-cell>
          <table:table-cell table:formula="of:=SIN(PI()*[.P72]*[.$L$1])" office:value-type="float" office:value="0.770513242775789" calcext:value-type="float">
            <text:p>0,770513242775789</text:p>
          </table:table-cell>
          <table:table-cell table:formula="of:=[.Q72]/[.P72]" office:value-type="float" office:value="2.75183300991353" calcext:value-type="float">
            <text:p>2,75183300991353</text:p>
          </table:table-cell>
          <table:table-cell table:formula="of:=[.Q72]*[.P72]^2" office:value-type="float" office:value="0.0604082382336219" calcext:value-type="float">
            <text:p>0,060408238233622</text:p>
          </table:table-cell>
          <table:table-cell table:formula="of:=COS(PI()*[.P72]*[.$L$1])" office:value-type="float" office:value="0.63742398974869" calcext:value-type="float">
            <text:p>0,63742398974869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PI()*[.A73]*[.$L$1]" office:value-type="float" office:value="2.29336263712055" calcext:value-type="float">
            <text:p>2,29336263712055</text:p>
          </table:table-cell>
          <table:table-cell table:formula="of:=SIN([.B73])/[.B73]" office:value-type="float" office:value="0.327079135889415" calcext:value-type="float">
            <text:p>0,327079135889415</text:p>
          </table:table-cell>
          <table:table-cell table:formula="of:=[.S73]" office:value-type="float" office:value="0.0546830969760605" calcext:value-type="float">
            <text:p>0,054683</text:p>
          </table:table-cell>
          <table:table-cell table:number-columns-repeated="3"/>
          <table:table-cell table:formula="of:=COS(PI()/0.25*[.I73])" office:value-type="float" office:value="-0.968583161128631" calcext:value-type="float">
            <text:p>-0,968583161128631</text:p>
          </table:table-cell>
          <table:table-cell office:value-type="float" office:value="0.73" calcext:value-type="float">
            <text:p>0,73</text:p>
          </table:table-cell>
          <table:table-cell table:number-columns-repeated="4"/>
          <table:table-cell table:formula="of:=DEGREES([.B73])" office:value-type="float" office:value="131.4" calcext:value-type="float">
            <text:p>131,4</text:p>
          </table:table-cell>
          <table:table-cell/>
          <table:table-cell office:value-type="float" office:value="0.27" calcext:value-type="float">
            <text:p>0,27</text:p>
          </table:table-cell>
          <table:table-cell table:formula="of:=SIN(PI()*[.P73]*[.$L$1])" office:value-type="float" office:value="0.75011106963046" calcext:value-type="float">
            <text:p>0,75011106963046</text:p>
          </table:table-cell>
          <table:table-cell table:formula="of:=[.Q73]/[.P73]" office:value-type="float" office:value="2.77818914677948" calcext:value-type="float">
            <text:p>2,77818914677948</text:p>
          </table:table-cell>
          <table:table-cell table:formula="of:=[.Q73]*[.P73]^2" office:value-type="float" office:value="0.0546830969760605" calcext:value-type="float">
            <text:p>0,054683096976061</text:p>
          </table:table-cell>
          <table:table-cell table:formula="of:=COS(PI()*[.P73]*[.$L$1])" office:value-type="float" office:value="0.661311865323652" calcext:value-type="float">
            <text:p>0,661311865323652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PI()*[.A74]*[.$L$1]" office:value-type="float" office:value="2.32477856365645" calcext:value-type="float">
            <text:p>2,32477856365645</text:p>
          </table:table-cell>
          <table:table-cell table:formula="of:=SIN([.B74])/[.B74]" office:value-type="float" office:value="0.313564757873059" calcext:value-type="float">
            <text:p>0,313564757873059</text:p>
          </table:table-cell>
          <table:table-cell table:formula="of:=[.S74]" office:value-type="float" office:value="0.0492782792136874" calcext:value-type="float">
            <text:p>0,049278</text:p>
          </table:table-cell>
          <table:table-cell table:number-columns-repeated="3"/>
          <table:table-cell table:formula="of:=COS(PI()/0.25*[.I74])" office:value-type="float" office:value="-0.992114701314478" calcext:value-type="float">
            <text:p>-0,992114701314478</text:p>
          </table:table-cell>
          <table:table-cell office:value-type="float" office:value="0.74" calcext:value-type="float">
            <text:p>0,74</text:p>
          </table:table-cell>
          <table:table-cell table:number-columns-repeated="4"/>
          <table:table-cell table:formula="of:=DEGREES([.B74])" office:value-type="float" office:value="133.2" calcext:value-type="float">
            <text:p>133,2</text:p>
          </table:table-cell>
          <table:table-cell/>
          <table:table-cell office:value-type="float" office:value="0.26" calcext:value-type="float">
            <text:p>0,26</text:p>
          </table:table-cell>
          <table:table-cell table:formula="of:=SIN(PI()*[.P74]*[.$L$1])" office:value-type="float" office:value="0.728968627421412" calcext:value-type="float">
            <text:p>0,728968627421412</text:p>
          </table:table-cell>
          <table:table-cell table:formula="of:=[.Q74]/[.P74]" office:value-type="float" office:value="2.80372549008235" calcext:value-type="float">
            <text:p>2,80372549008235</text:p>
          </table:table-cell>
          <table:table-cell table:formula="of:=[.Q74]*[.P74]^2" office:value-type="float" office:value="0.0492782792136874" calcext:value-type="float">
            <text:p>0,049278279213688</text:p>
          </table:table-cell>
          <table:table-cell table:formula="of:=COS(PI()*[.P74]*[.$L$1])" office:value-type="float" office:value="0.684547105928689" calcext:value-type="float">
            <text:p>0,684547105928689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PI()*[.A75]*[.$L$1]" office:value-type="float" office:value="2.35619449019234" calcext:value-type="float">
            <text:p>2,35619449019234</text:p>
          </table:table-cell>
          <table:table-cell table:formula="of:=SIN([.B75])/[.B75]" office:value-type="float" office:value="0.300105438719035" calcext:value-type="float">
            <text:p>0,300105438719035</text:p>
          </table:table-cell>
          <table:table-cell table:formula="of:=[.S75]" office:value-type="float" office:value="0.0441941738241592" calcext:value-type="float">
            <text:p>0,044194</text:p>
          </table:table-cell>
          <table:table-cell table:number-columns-repeated="3"/>
          <table:table-cell table:formula="of:=COS(PI()/0.25*[.I75])" office:value-type="float" office:value="-1" calcext:value-type="float">
            <text:p>-1</text:p>
          </table:table-cell>
          <table:table-cell office:value-type="float" office:value="0.75" calcext:value-type="float">
            <text:p>0,75</text:p>
          </table:table-cell>
          <table:table-cell table:number-columns-repeated="4"/>
          <table:table-cell table:formula="of:=DEGREES([.B75])" office:value-type="float" office:value="135" calcext:value-type="float">
            <text:p>135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SIN(PI()*[.P75]*[.$L$1])" office:value-type="float" office:value="0.707106781186547" calcext:value-type="float">
            <text:p>0,707106781186547</text:p>
          </table:table-cell>
          <table:table-cell table:formula="of:=[.Q75]/[.P75]" office:value-type="float" office:value="2.82842712474619" calcext:value-type="float">
            <text:p>2,82842712474619</text:p>
          </table:table-cell>
          <table:table-cell table:formula="of:=[.Q75]*[.P75]^2" office:value-type="float" office:value="0.0441941738241592" calcext:value-type="float">
            <text:p>0,044194173824159</text:p>
          </table:table-cell>
          <table:table-cell table:formula="of:=COS(PI()*[.P75]*[.$L$1])" office:value-type="float" office:value="0.707106781186548" calcext:value-type="float">
            <text:p>0,707106781186548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formula="of:=PI()*[.A76]*[.$L$1]" office:value-type="float" office:value="2.38761041672824" calcext:value-type="float">
            <text:p>2,38761041672824</text:p>
          </table:table-cell>
          <table:table-cell table:formula="of:=SIN([.B76])/[.B76]" office:value-type="float" office:value="0.28670804128369" calcext:value-type="float">
            <text:p>0,28670804128369</text:p>
          </table:table-cell>
          <table:table-cell table:formula="of:=[.S76]" office:value-type="float" office:value="0.0394299133014925" calcext:value-type="float">
            <text:p>0,039430</text:p>
          </table:table-cell>
          <table:table-cell table:number-columns-repeated="3"/>
          <table:table-cell table:formula="of:=COS(PI()/0.25*[.I76])" office:value-type="float" office:value="-0.992114701314478" calcext:value-type="float">
            <text:p>-0,992114701314478</text:p>
          </table:table-cell>
          <table:table-cell office:value-type="float" office:value="0.76" calcext:value-type="float">
            <text:p>0,76</text:p>
          </table:table-cell>
          <table:table-cell table:number-columns-repeated="4"/>
          <table:table-cell table:formula="of:=DEGREES([.B76])" office:value-type="float" office:value="136.8" calcext:value-type="float">
            <text:p>136,8</text:p>
          </table:table-cell>
          <table:table-cell/>
          <table:table-cell office:value-type="float" office:value="0.24" calcext:value-type="float">
            <text:p>0,24</text:p>
          </table:table-cell>
          <table:table-cell table:formula="of:=SIN(PI()*[.P76]*[.$L$1])" office:value-type="float" office:value="0.684547105928689" calcext:value-type="float">
            <text:p>0,684547105928689</text:p>
          </table:table-cell>
          <table:table-cell table:formula="of:=[.Q76]/[.P76]" office:value-type="float" office:value="2.8522796080362" calcext:value-type="float">
            <text:p>2,8522796080362</text:p>
          </table:table-cell>
          <table:table-cell table:formula="of:=[.Q76]*[.P76]^2" office:value-type="float" office:value="0.0394299133014925" calcext:value-type="float">
            <text:p>0,039429913301493</text:p>
          </table:table-cell>
          <table:table-cell table:formula="of:=COS(PI()*[.P76]*[.$L$1])" office:value-type="float" office:value="0.728968627421412" calcext:value-type="float">
            <text:p>0,728968627421412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PI()*[.A77]*[.$L$1]" office:value-type="float" office:value="2.41902634326414" calcext:value-type="float">
            <text:p>2,41902634326414</text:p>
          </table:table-cell>
          <table:table-cell table:formula="of:=SIN([.B77])/[.B77]" office:value-type="float" office:value="0.273379356601509" calcext:value-type="float">
            <text:p>0,273379356601509</text:p>
          </table:table-cell>
          <table:table-cell table:formula="of:=[.S77]" office:value-type="float" office:value="0.0349833976756212" calcext:value-type="float">
            <text:p>0,034983</text:p>
          </table:table-cell>
          <table:table-cell table:number-columns-repeated="3"/>
          <table:table-cell table:formula="of:=COS(PI()/0.25*[.I77])" office:value-type="float" office:value="-0.968583161128631" calcext:value-type="float">
            <text:p>-0,968583161128631</text:p>
          </table:table-cell>
          <table:table-cell office:value-type="float" office:value="0.77" calcext:value-type="float">
            <text:p>0,77</text:p>
          </table:table-cell>
          <table:table-cell table:number-columns-repeated="4"/>
          <table:table-cell table:formula="of:=DEGREES([.B77])" office:value-type="float" office:value="138.6" calcext:value-type="float">
            <text:p>138,6</text:p>
          </table:table-cell>
          <table:table-cell/>
          <table:table-cell office:value-type="float" office:value="0.23" calcext:value-type="float">
            <text:p>0,23</text:p>
          </table:table-cell>
          <table:table-cell table:formula="of:=SIN(PI()*[.P77]*[.$L$1])" office:value-type="float" office:value="0.661311865323652" calcext:value-type="float">
            <text:p>0,661311865323652</text:p>
          </table:table-cell>
          <table:table-cell table:formula="of:=[.Q77]/[.P77]" office:value-type="float" office:value="2.87526897966805" calcext:value-type="float">
            <text:p>2,87526897966805</text:p>
          </table:table-cell>
          <table:table-cell table:formula="of:=[.Q77]*[.P77]^2" office:value-type="float" office:value="0.0349833976756212" calcext:value-type="float">
            <text:p>0,034983397675621</text:p>
          </table:table-cell>
          <table:table-cell table:formula="of:=COS(PI()*[.P77]*[.$L$1])" office:value-type="float" office:value="0.75011106963046" calcext:value-type="float">
            <text:p>0,7501110696304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formula="of:=PI()*[.A78]*[.$L$1]" office:value-type="float" office:value="2.45044226980004" calcext:value-type="float">
            <text:p>2,45044226980004</text:p>
          </table:table-cell>
          <table:table-cell table:formula="of:=SIN([.B78])/[.B78]" office:value-type="float" office:value="0.260126099522722" calcext:value-type="float">
            <text:p>0,260126099522722</text:p>
          </table:table-cell>
          <table:table-cell table:formula="of:=[.S78]" office:value-type="float" office:value="0.0308513211038366" calcext:value-type="float">
            <text:p>0,030851</text:p>
          </table:table-cell>
          <table:table-cell table:number-columns-repeated="3"/>
          <table:table-cell table:formula="of:=COS(PI()/0.25*[.I78])" office:value-type="float" office:value="-0.929776485888252" calcext:value-type="float">
            <text:p>-0,929776485888252</text:p>
          </table:table-cell>
          <table:table-cell office:value-type="float" office:value="0.78" calcext:value-type="float">
            <text:p>0,78</text:p>
          </table:table-cell>
          <table:table-cell table:number-columns-repeated="4"/>
          <table:table-cell table:formula="of:=DEGREES([.B78])" office:value-type="float" office:value="140.4" calcext:value-type="float">
            <text:p>140,4</text:p>
          </table:table-cell>
          <table:table-cell/>
          <table:table-cell office:value-type="float" office:value="0.22" calcext:value-type="float">
            <text:p>0,22</text:p>
          </table:table-cell>
          <table:table-cell table:formula="of:=SIN(PI()*[.P78]*[.$L$1])" office:value-type="float" office:value="0.63742398974869" calcext:value-type="float">
            <text:p>0,63742398974869</text:p>
          </table:table-cell>
          <table:table-cell table:formula="of:=[.Q78]/[.P78]" office:value-type="float" office:value="2.89738177158495" calcext:value-type="float">
            <text:p>2,89738177158495</text:p>
          </table:table-cell>
          <table:table-cell table:formula="of:=[.Q78]*[.P78]^2" office:value-type="float" office:value="0.0308513211038366" calcext:value-type="float">
            <text:p>0,030851321103837</text:p>
          </table:table-cell>
          <table:table-cell table:formula="of:=COS(PI()*[.P78]*[.$L$1])" office:value-type="float" office:value="0.770513242775789" calcext:value-type="float">
            <text:p>0,770513242775789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PI()*[.A79]*[.$L$1]" office:value-type="float" office:value="2.48185819633594" calcext:value-type="float">
            <text:p>2,48185819633594</text:p>
          </table:table-cell>
          <table:table-cell table:formula="of:=SIN([.B79])/[.B79]" office:value-type="float" office:value="0.246954904417116" calcext:value-type="float">
            <text:p>0,246954904417116</text:p>
          </table:table-cell>
          <table:table-cell table:formula="of:=[.S79]" office:value-type="float" office:value="0.0270292010660962" calcext:value-type="float">
            <text:p>0,027029</text:p>
          </table:table-cell>
          <table:table-cell table:number-columns-repeated="3"/>
          <table:table-cell table:formula="of:=COS(PI()/0.25*[.I79])" office:value-type="float" office:value="-0.876306680043864" calcext:value-type="float">
            <text:p>-0,876306680043864</text:p>
          </table:table-cell>
          <table:table-cell office:value-type="float" office:value="0.79" calcext:value-type="float">
            <text:p>0,79</text:p>
          </table:table-cell>
          <table:table-cell table:number-columns-repeated="4"/>
          <table:table-cell table:formula="of:=DEGREES([.B79])" office:value-type="float" office:value="142.2" calcext:value-type="float">
            <text:p>142,2</text:p>
          </table:table-cell>
          <table:table-cell/>
          <table:table-cell office:value-type="float" office:value="0.21" calcext:value-type="float">
            <text:p>0,21</text:p>
          </table:table-cell>
          <table:table-cell table:formula="of:=SIN(PI()*[.P79]*[.$L$1])" office:value-type="float" office:value="0.612907053652976" calcext:value-type="float">
            <text:p>0,612907053652976</text:p>
          </table:table-cell>
          <table:table-cell table:formula="of:=[.Q79]/[.P79]" office:value-type="float" office:value="2.91860501739513" calcext:value-type="float">
            <text:p>2,91860501739513</text:p>
          </table:table-cell>
          <table:table-cell table:formula="of:=[.Q79]*[.P79]^2" office:value-type="float" office:value="0.0270292010660962" calcext:value-type="float">
            <text:p>0,027029201066096</text:p>
          </table:table-cell>
          <table:table-cell table:formula="of:=COS(PI()*[.P79]*[.$L$1])" office:value-type="float" office:value="0.79015501237569" calcext:value-type="float">
            <text:p>0,7901550123756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PI()*[.A80]*[.$L$1]" office:value-type="float" office:value="2.51327412287183" calcext:value-type="float">
            <text:p>2,51327412287183</text:p>
          </table:table-cell>
          <table:table-cell table:formula="of:=SIN([.B80])/[.B80]" office:value-type="float" office:value="0.23387232094716" calcext:value-type="float">
            <text:p>0,23387232094716</text:p>
          </table:table-cell>
          <table:table-cell table:formula="of:=[.S80]" office:value-type="float" office:value="0.0235114100916989" calcext:value-type="float">
            <text:p>0,023511</text:p>
          </table:table-cell>
          <table:table-cell table:number-columns-repeated="3"/>
          <table:table-cell table:formula="of:=COS(PI()/0.25*[.I80])" office:value-type="float" office:value="-0.809016994374948" calcext:value-type="float">
            <text:p>-0,809016994374948</text:p>
          </table:table-cell>
          <table:table-cell office:value-type="float" office:value="0.8" calcext:value-type="float">
            <text:p>0,8</text:p>
          </table:table-cell>
          <table:table-cell table:number-columns-repeated="4"/>
          <table:table-cell table:formula="of:=DEGREES([.B80])" office:value-type="float" office:value="144" calcext:value-type="float">
            <text:p>144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SIN(PI()*[.P80]*[.$L$1])" office:value-type="float" office:value="0.587785252292473" calcext:value-type="float">
            <text:p>0,587785252292473</text:p>
          </table:table-cell>
          <table:table-cell table:formula="of:=[.Q80]/[.P80]" office:value-type="float" office:value="2.93892626146237" calcext:value-type="float">
            <text:p>2,93892626146237</text:p>
          </table:table-cell>
          <table:table-cell table:formula="of:=[.Q80]*[.P80]^2" office:value-type="float" office:value="0.0235114100916989" calcext:value-type="float">
            <text:p>0,023511410091699</text:p>
          </table:table-cell>
          <table:table-cell table:formula="of:=COS(PI()*[.P80]*[.$L$1])" office:value-type="float" office:value="0.809016994374947" calcext:value-type="float">
            <text:p>0,809016994374947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table:formula="of:=PI()*[.A81]*[.$L$1]" office:value-type="float" office:value="2.54469004940773" calcext:value-type="float">
            <text:p>2,54469004940773</text:p>
          </table:table-cell>
          <table:table-cell table:formula="of:=SIN([.B81])/[.B81]" office:value-type="float" office:value="0.220884809913472" calcext:value-type="float">
            <text:p>0,220884809913472</text:p>
          </table:table-cell>
          <table:table-cell table:formula="of:=[.S81]" office:value-type="float" office:value="0.0202912099404619" calcext:value-type="float">
            <text:p>0,020291</text:p>
          </table:table-cell>
          <table:table-cell table:number-columns-repeated="3"/>
          <table:table-cell table:formula="of:=COS(PI()/0.25*[.I81])" office:value-type="float" office:value="-0.728968627421411" calcext:value-type="float">
            <text:p>-0,728968627421411</text:p>
          </table:table-cell>
          <table:table-cell office:value-type="float" office:value="0.81" calcext:value-type="float">
            <text:p>0,81</text:p>
          </table:table-cell>
          <table:table-cell table:number-columns-repeated="4"/>
          <table:table-cell table:formula="of:=DEGREES([.B81])" office:value-type="float" office:value="145.8" calcext:value-type="float">
            <text:p>145,8</text:p>
          </table:table-cell>
          <table:table-cell/>
          <table:table-cell office:value-type="float" office:value="0.19" calcext:value-type="float">
            <text:p>0,19</text:p>
          </table:table-cell>
          <table:table-cell table:formula="of:=SIN(PI()*[.P81]*[.$L$1])" office:value-type="float" office:value="0.56208337785213" calcext:value-type="float">
            <text:p>0,56208337785213</text:p>
          </table:table-cell>
          <table:table-cell table:formula="of:=[.Q81]/[.P81]" office:value-type="float" office:value="2.95833356764279" calcext:value-type="float">
            <text:p>2,95833356764279</text:p>
          </table:table-cell>
          <table:table-cell table:formula="of:=[.Q81]*[.P81]^2" office:value-type="float" office:value="0.0202912099404619" calcext:value-type="float">
            <text:p>0,020291209940462</text:p>
          </table:table-cell>
          <table:table-cell table:formula="of:=COS(PI()*[.P81]*[.$L$1])" office:value-type="float" office:value="0.827080574274562" calcext:value-type="float">
            <text:p>0,827080574274562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formula="of:=PI()*[.A82]*[.$L$1]" office:value-type="float" office:value="2.57610597594363" calcext:value-type="float">
            <text:p>2,57610597594363</text:p>
          </table:table-cell>
          <table:table-cell table:formula="of:=SIN([.B82])/[.B82]" office:value-type="float" office:value="0.207998739175597" calcext:value-type="float">
            <text:p>0,207998739175597</text:p>
          </table:table-cell>
          <table:table-cell table:formula="of:=[.S82]" office:value-type="float" office:value="0.0173607881573195" calcext:value-type="float">
            <text:p>0,017361</text:p>
          </table:table-cell>
          <table:table-cell table:number-columns-repeated="3"/>
          <table:table-cell table:formula="of:=COS(PI()/0.25*[.I82])" office:value-type="float" office:value="-0.63742398974869" calcext:value-type="float">
            <text:p>-0,63742398974869</text:p>
          </table:table-cell>
          <table:table-cell office:value-type="float" office:value="0.82" calcext:value-type="float">
            <text:p>0,82</text:p>
          </table:table-cell>
          <table:table-cell table:number-columns-repeated="4"/>
          <table:table-cell table:formula="of:=DEGREES([.B82])" office:value-type="float" office:value="147.6" calcext:value-type="float">
            <text:p>147,6</text:p>
          </table:table-cell>
          <table:table-cell/>
          <table:table-cell office:value-type="float" office:value="0.18" calcext:value-type="float">
            <text:p>0,18</text:p>
          </table:table-cell>
          <table:table-cell table:formula="of:=SIN(PI()*[.P82]*[.$L$1])" office:value-type="float" office:value="0.535826794978996" calcext:value-type="float">
            <text:p>0,535826794978996</text:p>
          </table:table-cell>
          <table:table-cell table:formula="of:=[.Q82]/[.P82]" office:value-type="float" office:value="2.97681552766109" calcext:value-type="float">
            <text:p>2,97681552766109</text:p>
          </table:table-cell>
          <table:table-cell table:formula="of:=[.Q82]*[.P82]^2" office:value-type="float" office:value="0.0173607881573195" calcext:value-type="float">
            <text:p>0,01736078815732</text:p>
          </table:table-cell>
          <table:table-cell table:formula="of:=COS(PI()*[.P82]*[.$L$1])" office:value-type="float" office:value="0.844327925502015" calcext:value-type="float">
            <text:p>0,844327925502015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PI()*[.A83]*[.$L$1]" office:value-type="float" office:value="2.60752190247953" calcext:value-type="float">
            <text:p>2,60752190247953</text:p>
          </table:table-cell>
          <table:table-cell table:formula="of:=SIN([.B83])/[.B83]" office:value-type="float" office:value="0.195220379651008" calcext:value-type="float">
            <text:p>0,195220379651008</text:p>
          </table:table-cell>
          <table:table-cell table:formula="of:=[.S83]" office:value-type="float" office:value="0.0147112969151857" calcext:value-type="float">
            <text:p>0,014711</text:p>
          </table:table-cell>
          <table:table-cell table:number-columns-repeated="3"/>
          <table:table-cell table:formula="of:=COS(PI()/0.25*[.I83])" office:value-type="float" office:value="-0.535826794978996" calcext:value-type="float">
            <text:p>-0,535826794978996</text:p>
          </table:table-cell>
          <table:table-cell office:value-type="float" office:value="0.83" calcext:value-type="float">
            <text:p>0,83</text:p>
          </table:table-cell>
          <table:table-cell table:number-columns-repeated="4"/>
          <table:table-cell table:formula="of:=DEGREES([.B83])" office:value-type="float" office:value="149.4" calcext:value-type="float">
            <text:p>149,4</text:p>
          </table:table-cell>
          <table:table-cell/>
          <table:table-cell office:value-type="float" office:value="0.17" calcext:value-type="float">
            <text:p>0,17</text:p>
          </table:table-cell>
          <table:table-cell table:formula="of:=SIN(PI()*[.P83]*[.$L$1])" office:value-type="float" office:value="0.509041415750371" calcext:value-type="float">
            <text:p>0,509041415750371</text:p>
          </table:table-cell>
          <table:table-cell table:formula="of:=[.Q83]/[.P83]" office:value-type="float" office:value="2.99436126911983" calcext:value-type="float">
            <text:p>2,99436126911983</text:p>
          </table:table-cell>
          <table:table-cell table:formula="of:=[.Q83]*[.P83]^2" office:value-type="float" office:value="0.0147112969151857" calcext:value-type="float">
            <text:p>0,014711296915186</text:p>
          </table:table-cell>
          <table:table-cell table:formula="of:=COS(PI()*[.P83]*[.$L$1])" office:value-type="float" office:value="0.860742027003944" calcext:value-type="float">
            <text:p>0,860742027003944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formula="of:=PI()*[.A84]*[.$L$1]" office:value-type="float" office:value="2.63893782901543" calcext:value-type="float">
            <text:p>2,63893782901543</text:p>
          </table:table-cell>
          <table:table-cell table:formula="of:=SIN([.B84])/[.B84]" office:value-type="float" office:value="0.182555901395167" calcext:value-type="float">
            <text:p>0,182555901395167</text:p>
          </table:table-cell>
          <table:table-cell table:formula="of:=[.S84]" office:value-type="float" office:value="0.0123328940570039" calcext:value-type="float">
            <text:p>0,012333</text:p>
          </table:table-cell>
          <table:table-cell table:number-columns-repeated="3"/>
          <table:table-cell table:formula="of:=COS(PI()/0.25*[.I84])" office:value-type="float" office:value="-0.425779291565072" calcext:value-type="float">
            <text:p>-0,425779291565072</text:p>
          </table:table-cell>
          <table:table-cell office:value-type="float" office:value="0.84" calcext:value-type="float">
            <text:p>0,84</text:p>
          </table:table-cell>
          <table:table-cell table:number-columns-repeated="4"/>
          <table:table-cell table:formula="of:=DEGREES([.B84])" office:value-type="float" office:value="151.2" calcext:value-type="float">
            <text:p>151,2</text:p>
          </table:table-cell>
          <table:table-cell/>
          <table:table-cell office:value-type="float" office:value="0.16" calcext:value-type="float">
            <text:p>0,16</text:p>
          </table:table-cell>
          <table:table-cell table:formula="of:=SIN(PI()*[.P84]*[.$L$1])" office:value-type="float" office:value="0.481753674101715" calcext:value-type="float">
            <text:p>0,481753674101715</text:p>
          </table:table-cell>
          <table:table-cell table:formula="of:=[.Q84]/[.P84]" office:value-type="float" office:value="3.01096046313572" calcext:value-type="float">
            <text:p>3,01096046313572</text:p>
          </table:table-cell>
          <table:table-cell table:formula="of:=[.Q84]*[.P84]^2" office:value-type="float" office:value="0.0123328940570039" calcext:value-type="float">
            <text:p>0,012332894057004</text:p>
          </table:table-cell>
          <table:table-cell table:formula="of:=COS(PI()*[.P84]*[.$L$1])" office:value-type="float" office:value="0.876306680043864" calcext:value-type="float">
            <text:p>0,876306680043864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PI()*[.A85]*[.$L$1]" office:value-type="float" office:value="2.67035375555132" calcext:value-type="float">
            <text:p>2,67035375555132</text:p>
          </table:table-cell>
          <table:table-cell table:formula="of:=SIN([.B85])/[.B85]" office:value-type="float" office:value="0.170011369765432" calcext:value-type="float">
            <text:p>0,170011369765432</text:p>
          </table:table-cell>
          <table:table-cell table:formula="of:=[.S85]" office:value-type="float" office:value="0.0102147862441398" calcext:value-type="float">
            <text:p>0,010215</text:p>
          </table:table-cell>
          <table:table-cell table:number-columns-repeated="3"/>
          <table:table-cell table:formula="of:=COS(PI()/0.25*[.I85])" office:value-type="float" office:value="-0.309016994374948" calcext:value-type="float">
            <text:p>-0,309016994374948</text:p>
          </table:table-cell>
          <table:table-cell office:value-type="float" office:value="0.85" calcext:value-type="float">
            <text:p>0,85</text:p>
          </table:table-cell>
          <table:table-cell table:number-columns-repeated="4"/>
          <table:table-cell table:formula="of:=DEGREES([.B85])" office:value-type="float" office:value="153" calcext:value-type="float">
            <text:p>153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SIN(PI()*[.P85]*[.$L$1])" office:value-type="float" office:value="0.453990499739547" calcext:value-type="float">
            <text:p>0,453990499739547</text:p>
          </table:table-cell>
          <table:table-cell table:formula="of:=[.Q85]/[.P85]" office:value-type="float" office:value="3.02660333159698" calcext:value-type="float">
            <text:p>3,02660333159698</text:p>
          </table:table-cell>
          <table:table-cell table:formula="of:=[.Q85]*[.P85]^2" office:value-type="float" office:value="0.0102147862441398" calcext:value-type="float">
            <text:p>0,01021478624414</text:p>
          </table:table-cell>
          <table:table-cell table:formula="of:=COS(PI()*[.P85]*[.$L$1])" office:value-type="float" office:value="0.891006524188368" calcext:value-type="float">
            <text:p>0,891006524188368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formula="of:=PI()*[.A86]*[.$L$1]" office:value-type="float" office:value="2.70176968208722" calcext:value-type="float">
            <text:p>2,70176968208722</text:p>
          </table:table-cell>
          <table:table-cell table:formula="of:=SIN([.B86])/[.B86]" office:value-type="float" office:value="0.157592741671504" calcext:value-type="float">
            <text:p>0,157592741671504</text:p>
          </table:table-cell>
          <table:table-cell table:formula="of:=[.S86]" office:value-type="float" office:value="0.00834527411467543" calcext:value-type="float">
            <text:p>0,008345</text:p>
          </table:table-cell>
          <table:table-cell table:number-columns-repeated="3"/>
          <table:table-cell table:formula="of:=COS(PI()/0.25*[.I86])" office:value-type="float" office:value="-0.187381314585726" calcext:value-type="float">
            <text:p>-0,187381314585726</text:p>
          </table:table-cell>
          <table:table-cell office:value-type="float" office:value="0.86" calcext:value-type="float">
            <text:p>0,86</text:p>
          </table:table-cell>
          <table:table-cell table:number-columns-repeated="4"/>
          <table:table-cell table:formula="of:=DEGREES([.B86])" office:value-type="float" office:value="154.8" calcext:value-type="float">
            <text:p>154,8</text:p>
          </table:table-cell>
          <table:table-cell/>
          <table:table-cell office:value-type="float" office:value="0.14" calcext:value-type="float">
            <text:p>0,14</text:p>
          </table:table-cell>
          <table:table-cell table:formula="of:=SIN(PI()*[.P86]*[.$L$1])" office:value-type="float" office:value="0.425779291565073" calcext:value-type="float">
            <text:p>0,425779291565073</text:p>
          </table:table-cell>
          <table:table-cell table:formula="of:=[.Q86]/[.P86]" office:value-type="float" office:value="3.04128065403623" calcext:value-type="float">
            <text:p>3,04128065403623</text:p>
          </table:table-cell>
          <table:table-cell table:formula="of:=[.Q86]*[.P86]^2" office:value-type="float" office:value="0.00834527411467543" calcext:value-type="float">
            <text:p>0,008345274114675</text:p>
          </table:table-cell>
          <table:table-cell table:formula="of:=COS(PI()*[.P86]*[.$L$1])" office:value-type="float" office:value="0.90482705246602" calcext:value-type="float">
            <text:p>0,90482705246602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table:formula="of:=PI()*[.A87]*[.$L$1]" office:value-type="float" office:value="2.73318560862312" calcext:value-type="float">
            <text:p>2,73318560862312</text:p>
          </table:table-cell>
          <table:table-cell table:formula="of:=SIN([.B87])/[.B87]" office:value-type="float" office:value="0.145305861915045" calcext:value-type="float">
            <text:p>0,145305861915045</text:p>
          </table:table-cell>
          <table:table-cell table:formula="of:=[.S87]" office:value-type="float" office:value="0.00671179935172779" calcext:value-type="float">
            <text:p>0,006712</text:p>
          </table:table-cell>
          <table:table-cell table:number-columns-repeated="3"/>
          <table:table-cell table:formula="of:=COS(PI()/0.25*[.I87])" office:value-type="float" office:value="-0.0627905195293134" calcext:value-type="float">
            <text:p>-0,062790519529314</text:p>
          </table:table-cell>
          <table:table-cell office:value-type="float" office:value="0.87" calcext:value-type="float">
            <text:p>0,87</text:p>
          </table:table-cell>
          <table:table-cell table:number-columns-repeated="4"/>
          <table:table-cell table:formula="of:=DEGREES([.B87])" office:value-type="float" office:value="156.6" calcext:value-type="float">
            <text:p>156,6</text:p>
          </table:table-cell>
          <table:table-cell/>
          <table:table-cell office:value-type="float" office:value="0.13" calcext:value-type="float">
            <text:p>0,13</text:p>
          </table:table-cell>
          <table:table-cell table:formula="of:=SIN(PI()*[.P87]*[.$L$1])" office:value-type="float" office:value="0.397147890634781" calcext:value-type="float">
            <text:p>0,397147890634781</text:p>
          </table:table-cell>
          <table:table-cell table:formula="of:=[.Q87]/[.P87]" office:value-type="float" office:value="3.0549837741137" calcext:value-type="float">
            <text:p>3,0549837741137</text:p>
          </table:table-cell>
          <table:table-cell table:formula="of:=[.Q87]*[.P87]^2" office:value-type="float" office:value="0.00671179935172779" calcext:value-type="float">
            <text:p>0,006711799351728</text:p>
          </table:table-cell>
          <table:table-cell table:formula="of:=COS(PI()*[.P87]*[.$L$1])" office:value-type="float" office:value="0.917754625683981" calcext:value-type="float">
            <text:p>0,917754625683981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formula="of:=PI()*[.A88]*[.$L$1]" office:value-type="float" office:value="2.76460153515902" calcext:value-type="float">
            <text:p>2,76460153515902</text:p>
          </table:table-cell>
          <table:table-cell table:formula="of:=SIN([.B88])/[.B88]" office:value-type="float" office:value="0.133156459621044" calcext:value-type="float">
            <text:p>0,133156459621044</text:p>
          </table:table-cell>
          <table:table-cell table:formula="of:=[.S88]" office:value-type="float" office:value="0.00530099355865936" calcext:value-type="float">
            <text:p>0,005301</text:p>
          </table:table-cell>
          <table:table-cell table:number-columns-repeated="3"/>
          <table:table-cell table:formula="of:=COS(PI()/0.25*[.I88])" office:value-type="float" office:value="0.0627905195293126" calcext:value-type="float">
            <text:p>0,062790519529313</text:p>
          </table:table-cell>
          <table:table-cell office:value-type="float" office:value="0.88" calcext:value-type="float">
            <text:p>0,88</text:p>
          </table:table-cell>
          <table:table-cell table:number-columns-repeated="4"/>
          <table:table-cell table:formula="of:=DEGREES([.B88])" office:value-type="float" office:value="158.4" calcext:value-type="float">
            <text:p>158,4</text:p>
          </table:table-cell>
          <table:table-cell/>
          <table:table-cell office:value-type="float" office:value="0.12" calcext:value-type="float">
            <text:p>0,12</text:p>
          </table:table-cell>
          <table:table-cell table:formula="of:=SIN(PI()*[.P88]*[.$L$1])" office:value-type="float" office:value="0.368124552684678" calcext:value-type="float">
            <text:p>0,368124552684678</text:p>
          </table:table-cell>
          <table:table-cell table:formula="of:=[.Q88]/[.P88]" office:value-type="float" office:value="3.06770460570565" calcext:value-type="float">
            <text:p>3,06770460570565</text:p>
          </table:table-cell>
          <table:table-cell table:formula="of:=[.Q88]*[.P88]^2" office:value-type="float" office:value="0.00530099355865936" calcext:value-type="float">
            <text:p>0,005300993558659</text:p>
          </table:table-cell>
          <table:table-cell table:formula="of:=COS(PI()*[.P88]*[.$L$1])" office:value-type="float" office:value="0.929776485888251" calcext:value-type="float">
            <text:p>0,929776485888251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PI()*[.A89]*[.$L$1]" office:value-type="float" office:value="2.79601746169492" calcext:value-type="float">
            <text:p>2,79601746169492</text:p>
          </table:table-cell>
          <table:table-cell table:formula="of:=SIN([.B89])/[.B89]" office:value-type="float" office:value="0.121150144763385" calcext:value-type="float">
            <text:p>0,121150144763385</text:p>
          </table:table-cell>
          <table:table-cell table:formula="of:=[.S89]" office:value-type="float" office:value="0.00409872883496802" calcext:value-type="float">
            <text:p>0,004099</text:p>
          </table:table-cell>
          <table:table-cell table:number-columns-repeated="3"/>
          <table:table-cell table:formula="of:=COS(PI()/0.25*[.I89])" office:value-type="float" office:value="0.187381314585725" calcext:value-type="float">
            <text:p>0,187381314585725</text:p>
          </table:table-cell>
          <table:table-cell office:value-type="float" office:value="0.89" calcext:value-type="float">
            <text:p>0,89</text:p>
          </table:table-cell>
          <table:table-cell table:number-columns-repeated="4"/>
          <table:table-cell table:formula="of:=DEGREES([.B89])" office:value-type="float" office:value="160.2" calcext:value-type="float">
            <text:p>160,2</text:p>
          </table:table-cell>
          <table:table-cell/>
          <table:table-cell office:value-type="float" office:value="0.11" calcext:value-type="float">
            <text:p>0,11</text:p>
          </table:table-cell>
          <table:table-cell table:formula="of:=SIN(PI()*[.P89]*[.$L$1])" office:value-type="float" office:value="0.338737920245291" calcext:value-type="float">
            <text:p>0,338737920245291</text:p>
          </table:table-cell>
          <table:table-cell table:formula="of:=[.Q89]/[.P89]" office:value-type="float" office:value="3.07943563859356" calcext:value-type="float">
            <text:p>3,07943563859356</text:p>
          </table:table-cell>
          <table:table-cell table:formula="of:=[.Q89]*[.P89]^2" office:value-type="float" office:value="0.00409872883496802" calcext:value-type="float">
            <text:p>0,004098728834968</text:p>
          </table:table-cell>
          <table:table-cell table:formula="of:=COS(PI()*[.P89]*[.$L$1])" office:value-type="float" office:value="0.940880768954225" calcext:value-type="float">
            <text:p>0,94088076895422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PI()*[.A90]*[.$L$1]" office:value-type="float" office:value="2.82743338823081" calcext:value-type="float">
            <text:p>2,82743338823081</text:p>
          </table:table-cell>
          <table:table-cell table:formula="of:=SIN([.B90])/[.B90]" office:value-type="float" office:value="0.109292404787052" calcext:value-type="float">
            <text:p>0,109292404787052</text:p>
          </table:table-cell>
          <table:table-cell table:formula="of:=[.S90]" office:value-type="float" office:value="0.00309016994374947" calcext:value-type="float">
            <text:p>0,003090</text:p>
          </table:table-cell>
          <table:table-cell table:number-columns-repeated="3"/>
          <table:table-cell table:formula="of:=COS(PI()/0.25*[.I90])" office:value-type="float" office:value="0.309016994374947" calcext:value-type="float">
            <text:p>0,309016994374947</text:p>
          </table:table-cell>
          <table:table-cell office:value-type="float" office:value="0.9" calcext:value-type="float">
            <text:p>0,9</text:p>
          </table:table-cell>
          <table:table-cell table:number-columns-repeated="4"/>
          <table:table-cell table:formula="of:=DEGREES([.B90])" office:value-type="float" office:value="162" calcext:value-type="float">
            <text:p>162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SIN(PI()*[.P90]*[.$L$1])" office:value-type="float" office:value="0.309016994374947" calcext:value-type="float">
            <text:p>0,309016994374947</text:p>
          </table:table-cell>
          <table:table-cell table:formula="of:=[.Q90]/[.P90]" office:value-type="float" office:value="3.09016994374947" calcext:value-type="float">
            <text:p>3,09016994374947</text:p>
          </table:table-cell>
          <table:table-cell table:formula="of:=[.Q90]*[.P90]^2" office:value-type="float" office:value="0.00309016994374947" calcext:value-type="float">
            <text:p>0,003090169943749</text:p>
          </table:table-cell>
          <table:table-cell table:formula="of:=COS(PI()*[.P90]*[.$L$1])" office:value-type="float" office:value="0.951056516295154" calcext:value-type="float">
            <text:p>0,951056516295154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PI()*[.A91]*[.$L$1]" office:value-type="float" office:value="2.85884931476671" calcext:value-type="float">
            <text:p>2,85884931476671</text:p>
          </table:table-cell>
          <table:table-cell table:formula="of:=SIN([.B91])/[.B91]" office:value-type="float" office:value="0.0975886013292713" calcext:value-type="float">
            <text:p>0,097588601329271</text:p>
          </table:table-cell>
          <table:table-cell table:formula="of:=[.S91]" office:value-type="float" office:value="0.00225982795891775" calcext:value-type="float">
            <text:p>0,002260</text:p>
          </table:table-cell>
          <table:table-cell table:number-columns-repeated="3"/>
          <table:table-cell table:formula="of:=COS(PI()/0.25*[.I91])" office:value-type="float" office:value="0.425779291565073" calcext:value-type="float">
            <text:p>0,425779291565073</text:p>
          </table:table-cell>
          <table:table-cell office:value-type="float" office:value="0.91" calcext:value-type="float">
            <text:p>0,91</text:p>
          </table:table-cell>
          <table:table-cell table:number-columns-repeated="4"/>
          <table:table-cell table:formula="of:=DEGREES([.B91])" office:value-type="float" office:value="163.8" calcext:value-type="float">
            <text:p>163,8</text:p>
          </table:table-cell>
          <table:table-cell/>
          <table:table-cell office:value-type="float" office:value="0.09" calcext:value-type="float">
            <text:p>0,09</text:p>
          </table:table-cell>
          <table:table-cell table:formula="of:=SIN(PI()*[.P91]*[.$L$1])" office:value-type="float" office:value="0.278991106039229" calcext:value-type="float">
            <text:p>0,278991106039229</text:p>
          </table:table-cell>
          <table:table-cell table:formula="of:=[.Q91]/[.P91]" office:value-type="float" office:value="3.09990117821366" calcext:value-type="float">
            <text:p>3,09990117821366</text:p>
          </table:table-cell>
          <table:table-cell table:formula="of:=[.Q91]*[.P91]^2" office:value-type="float" office:value="0.00225982795891775" calcext:value-type="float">
            <text:p>0,002259827958918</text:p>
          </table:table-cell>
          <table:table-cell table:formula="of:=COS(PI()*[.P91]*[.$L$1])" office:value-type="float" office:value="0.960293685676943" calcext:value-type="float">
            <text:p>0,960293685676943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formula="of:=PI()*[.A92]*[.$L$1]" office:value-type="float" office:value="2.89026524130261" calcext:value-type="float">
            <text:p>2,89026524130261</text:p>
          </table:table-cell>
          <table:table-cell table:formula="of:=SIN([.B92])/[.B92]" office:value-type="float" office:value="0.0860439670418529" calcext:value-type="float">
            <text:p>0,086043967041853</text:p>
          </table:table-cell>
          <table:table-cell table:formula="of:=[.S92]" office:value-type="float" office:value="0.00159161527785507" calcext:value-type="float">
            <text:p>0,001592</text:p>
          </table:table-cell>
          <table:table-cell table:number-columns-repeated="3"/>
          <table:table-cell table:formula="of:=COS(PI()/0.25*[.I92])" office:value-type="float" office:value="0.535826794978997" calcext:value-type="float">
            <text:p>0,535826794978997</text:p>
          </table:table-cell>
          <table:table-cell office:value-type="float" office:value="0.92" calcext:value-type="float">
            <text:p>0,92</text:p>
          </table:table-cell>
          <table:table-cell table:number-columns-repeated="4"/>
          <table:table-cell table:formula="of:=DEGREES([.B92])" office:value-type="float" office:value="165.6" calcext:value-type="float">
            <text:p>165,6</text:p>
          </table:table-cell>
          <table:table-cell/>
          <table:table-cell office:value-type="float" office:value="0.08" calcext:value-type="float">
            <text:p>0,08</text:p>
          </table:table-cell>
          <table:table-cell table:formula="of:=SIN(PI()*[.P92]*[.$L$1])" office:value-type="float" office:value="0.248689887164855" calcext:value-type="float">
            <text:p>0,248689887164855</text:p>
          </table:table-cell>
          <table:table-cell table:formula="of:=[.Q92]/[.P92]" office:value-type="float" office:value="3.10862358956068" calcext:value-type="float">
            <text:p>3,10862358956068</text:p>
          </table:table-cell>
          <table:table-cell table:formula="of:=[.Q92]*[.P92]^2" office:value-type="float" office:value="0.00159161527785507" calcext:value-type="float">
            <text:p>0,001591615277855</text:p>
          </table:table-cell>
          <table:table-cell table:formula="of:=COS(PI()*[.P92]*[.$L$1])" office:value-type="float" office:value="0.968583161128631" calcext:value-type="float">
            <text:p>0,968583161128631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table:formula="of:=PI()*[.A93]*[.$L$1]" office:value-type="float" office:value="2.92168116783851" calcext:value-type="float">
            <text:p>2,92168116783851</text:p>
          </table:table-cell>
          <table:table-cell table:formula="of:=SIN([.B93])/[.B93]" office:value-type="float" office:value="0.074663602516878" calcext:value-type="float">
            <text:p>0,074663602516878</text:p>
          </table:table-cell>
          <table:table-cell table:formula="of:=[.S93]" office:value-type="float" office:value="0.00106890188284306" calcext:value-type="float">
            <text:p>0,001069</text:p>
          </table:table-cell>
          <table:table-cell table:number-columns-repeated="3"/>
          <table:table-cell table:formula="of:=COS(PI()/0.25*[.I93])" office:value-type="float" office:value="0.63742398974869" calcext:value-type="float">
            <text:p>0,63742398974869</text:p>
          </table:table-cell>
          <table:table-cell office:value-type="float" office:value="0.93" calcext:value-type="float">
            <text:p>0,93</text:p>
          </table:table-cell>
          <table:table-cell table:number-columns-repeated="4"/>
          <table:table-cell table:formula="of:=DEGREES([.B93])" office:value-type="float" office:value="167.4" calcext:value-type="float">
            <text:p>167,4</text:p>
          </table:table-cell>
          <table:table-cell/>
          <table:table-cell office:value-type="float" office:value="0.07" calcext:value-type="float">
            <text:p>0,07</text:p>
          </table:table-cell>
          <table:table-cell table:formula="of:=SIN(PI()*[.P93]*[.$L$1])" office:value-type="float" office:value="0.218143241396542" calcext:value-type="float">
            <text:p>0,218143241396542</text:p>
          </table:table-cell>
          <table:table-cell table:formula="of:=[.Q93]/[.P93]" office:value-type="float" office:value="3.11633201995061" calcext:value-type="float">
            <text:p>3,11633201995061</text:p>
          </table:table-cell>
          <table:table-cell table:formula="of:=[.Q93]*[.P93]^2" office:value-type="float" office:value="0.00106890188284306" calcext:value-type="float">
            <text:p>0,001068901882843</text:p>
          </table:table-cell>
          <table:table-cell table:formula="of:=COS(PI()*[.P93]*[.$L$1])" office:value-type="float" office:value="0.975916761938747" calcext:value-type="float">
            <text:p>0,975916761938747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formula="of:=PI()*[.A94]*[.$L$1]" office:value-type="float" office:value="2.95309709437441" calcext:value-type="float">
            <text:p>2,95309709437441</text:p>
          </table:table-cell>
          <table:table-cell table:formula="of:=SIN([.B94])/[.B94]" office:value-type="float" office:value="0.0634524733178203" calcext:value-type="float">
            <text:p>0,06345247331782</text:p>
          </table:table-cell>
          <table:table-cell table:formula="of:=[.S94]" office:value-type="float" office:value="0.000674572732508607" calcext:value-type="float">
            <text:p>0,000675</text:p>
          </table:table-cell>
          <table:table-cell table:number-columns-repeated="3"/>
          <table:table-cell table:formula="of:=COS(PI()/0.25*[.I94])" office:value-type="float" office:value="0.728968627421412" calcext:value-type="float">
            <text:p>0,728968627421412</text:p>
          </table:table-cell>
          <table:table-cell office:value-type="float" office:value="0.94" calcext:value-type="float">
            <text:p>0,94</text:p>
          </table:table-cell>
          <table:table-cell table:number-columns-repeated="4"/>
          <table:table-cell table:formula="of:=DEGREES([.B94])" office:value-type="float" office:value="169.2" calcext:value-type="float">
            <text:p>169,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SIN(PI()*[.P94]*[.$L$1])" office:value-type="float" office:value="0.187381314585724" calcext:value-type="float">
            <text:p>0,187381314585724</text:p>
          </table:table-cell>
          <table:table-cell table:formula="of:=[.Q94]/[.P94]" office:value-type="float" office:value="3.12302190976208" calcext:value-type="float">
            <text:p>3,12302190976208</text:p>
          </table:table-cell>
          <table:table-cell table:formula="of:=[.Q94]*[.P94]^2" office:value-type="float" office:value="0.000674572732508607" calcext:value-type="float">
            <text:p>0,000674572732509</text:p>
          </table:table-cell>
          <table:table-cell table:formula="of:=COS(PI()*[.P94]*[.$L$1])" office:value-type="float" office:value="0.982287250728689" calcext:value-type="float">
            <text:p>0,982287250728689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PI()*[.A95]*[.$L$1]" office:value-type="float" office:value="2.9845130209103" calcext:value-type="float">
            <text:p>2,9845130209103</text:p>
          </table:table-cell>
          <table:table-cell table:formula="of:=SIN([.B95])/[.B95]" office:value-type="float" office:value="0.0524154071180822" calcext:value-type="float">
            <text:p>0,052415407118082</text:p>
          </table:table-cell>
          <table:table-cell table:formula="of:=[.S95]" office:value-type="float" office:value="0.000391086162600576" calcext:value-type="float">
            <text:p>0,000391</text:p>
          </table:table-cell>
          <table:table-cell table:number-columns-repeated="3"/>
          <table:table-cell table:formula="of:=COS(PI()/0.25*[.I95])" office:value-type="float" office:value="0.809016994374947" calcext:value-type="float">
            <text:p>0,809016994374947</text:p>
          </table:table-cell>
          <table:table-cell office:value-type="float" office:value="0.95" calcext:value-type="float">
            <text:p>0,95</text:p>
          </table:table-cell>
          <table:table-cell table:number-columns-repeated="4"/>
          <table:table-cell table:formula="of:=DEGREES([.B95])" office:value-type="float" office:value="171" calcext:value-type="float">
            <text:p>171</text:p>
          </table:table-cell>
          <table:table-cell/>
          <table:table-cell office:value-type="float" office:value="0.0499999999999999" calcext:value-type="float">
            <text:p>0,05</text:p>
          </table:table-cell>
          <table:table-cell table:formula="of:=SIN(PI()*[.P95]*[.$L$1])" office:value-type="float" office:value="0.156434465040231" calcext:value-type="float">
            <text:p>0,156434465040231</text:p>
          </table:table-cell>
          <table:table-cell table:formula="of:=[.Q95]/[.P95]" office:value-type="float" office:value="3.12868930080462" calcext:value-type="float">
            <text:p>3,12868930080462</text:p>
          </table:table-cell>
          <table:table-cell table:formula="of:=[.Q95]*[.P95]^2" office:value-type="float" office:value="0.000391086162600576" calcext:value-type="float">
            <text:p>0,000391086162601</text:p>
          </table:table-cell>
          <table:table-cell table:formula="of:=COS(PI()*[.P95]*[.$L$1])" office:value-type="float" office:value="0.987688340595138" calcext:value-type="float">
            <text:p>0,987688340595138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PI()*[.A96]*[.$L$1]" office:value-type="float" office:value="3.0159289474462" calcext:value-type="float">
            <text:p>3,0159289474462</text:p>
          </table:table-cell>
          <table:table-cell table:formula="of:=SIN([.B96])/[.B96]" office:value-type="float" office:value="0.0415570909488543" calcext:value-type="float">
            <text:p>0,041557090948854</text:p>
          </table:table-cell>
          <table:table-cell table:formula="of:=[.S96]" office:value-type="float" office:value="0.000200533173702886" calcext:value-type="float">
            <text:p>0,000201</text:p>
          </table:table-cell>
          <table:table-cell table:number-columns-repeated="3"/>
          <table:table-cell table:formula="of:=COS(PI()/0.25*[.I96])" office:value-type="float" office:value="0.876306680043864" calcext:value-type="float">
            <text:p>0,876306680043864</text:p>
          </table:table-cell>
          <table:table-cell office:value-type="float" office:value="0.96" calcext:value-type="float">
            <text:p>0,96</text:p>
          </table:table-cell>
          <table:table-cell table:number-columns-repeated="4"/>
          <table:table-cell table:formula="of:=DEGREES([.B96])" office:value-type="float" office:value="172.8" calcext:value-type="float">
            <text:p>172,8</text:p>
          </table:table-cell>
          <table:table-cell/>
          <table:table-cell office:value-type="float" office:value="0.0399999999999999" calcext:value-type="float">
            <text:p>0,04</text:p>
          </table:table-cell>
          <table:table-cell table:formula="of:=SIN(PI()*[.P96]*[.$L$1])" office:value-type="float" office:value="0.125333233564304" calcext:value-type="float">
            <text:p>0,125333233564304</text:p>
          </table:table-cell>
          <table:table-cell table:formula="of:=[.Q96]/[.P96]" office:value-type="float" office:value="3.13333083910761" calcext:value-type="float">
            <text:p>3,13333083910761</text:p>
          </table:table-cell>
          <table:table-cell table:formula="of:=[.Q96]*[.P96]^2" office:value-type="float" office:value="0.000200533173702886" calcext:value-type="float">
            <text:p>0,000200533173703</text:p>
          </table:table-cell>
          <table:table-cell table:formula="of:=COS(PI()*[.P96]*[.$L$1])" office:value-type="float" office:value="0.992114701314478" calcext:value-type="float">
            <text:p>0,992114701314478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table:formula="of:=PI()*[.A97]*[.$L$1]" office:value-type="float" office:value="3.0473448739821" calcext:value-type="float">
            <text:p>3,0473448739821</text:p>
          </table:table-cell>
          <table:table-cell table:formula="of:=SIN([.B97])/[.B97]" office:value-type="float" office:value="0.0308820685581081" calcext:value-type="float">
            <text:p>0,030882068558108</text:p>
          </table:table-cell>
          <table:table-cell table:formula="of:=[.S97]" office:value-type="float" office:value="0.0000846974819866631" calcext:value-type="float">
            <text:p>0,000085</text:p>
          </table:table-cell>
          <table:table-cell table:number-columns-repeated="3"/>
          <table:table-cell table:formula="of:=COS(PI()/0.25*[.I97])" office:value-type="float" office:value="0.929776485888251" calcext:value-type="float">
            <text:p>0,929776485888251</text:p>
          </table:table-cell>
          <table:table-cell office:value-type="float" office:value="0.97" calcext:value-type="float">
            <text:p>0,97</text:p>
          </table:table-cell>
          <table:table-cell table:number-columns-repeated="4"/>
          <table:table-cell table:formula="of:=DEGREES([.B97])" office:value-type="float" office:value="174.6" calcext:value-type="float">
            <text:p>174,6</text:p>
          </table:table-cell>
          <table:table-cell/>
          <table:table-cell office:value-type="float" office:value="0.03" calcext:value-type="float">
            <text:p>0,03</text:p>
          </table:table-cell>
          <table:table-cell table:formula="of:=SIN(PI()*[.P97]*[.$L$1])" office:value-type="float" office:value="0.0941083133185144" calcext:value-type="float">
            <text:p>0,094108313318514</text:p>
          </table:table-cell>
          <table:table-cell table:formula="of:=[.Q97]/[.P97]" office:value-type="float" office:value="3.13694377728381" calcext:value-type="float">
            <text:p>3,13694377728381</text:p>
          </table:table-cell>
          <table:table-cell table:formula="of:=[.Q97]*[.P97]^2" office:value-type="float" office:value="0.0000846974819866631" calcext:value-type="float">
            <text:p>8,46974819866631E-05</text:p>
          </table:table-cell>
          <table:table-cell table:formula="of:=COS(PI()*[.P97]*[.$L$1])" office:value-type="float" office:value="0.99556196460308" calcext:value-type="float">
            <text:p>0,9955619646030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PI()*[.A98]*[.$L$1]" office:value-type="float" office:value="3.078760800518" calcext:value-type="float">
            <text:p>3,078760800518</text:p>
          </table:table-cell>
          <table:table-cell table:formula="of:=SIN([.B98])/[.B98]" office:value-type="float" office:value="0.0203947378824458" calcext:value-type="float">
            <text:p>0,020394737882446</text:p>
          </table:table-cell>
          <table:table-cell table:formula="of:=[.S98]" office:value-type="float" office:value="0.0000251162078117254" calcext:value-type="float">
            <text:p>0,000025</text:p>
          </table:table-cell>
          <table:table-cell table:number-columns-repeated="3"/>
          <table:table-cell table:formula="of:=COS(PI()/0.25*[.I98])" office:value-type="float" office:value="0.968583161128631" calcext:value-type="float">
            <text:p>0,968583161128631</text:p>
          </table:table-cell>
          <table:table-cell office:value-type="float" office:value="0.98" calcext:value-type="float">
            <text:p>0,98</text:p>
          </table:table-cell>
          <table:table-cell table:number-columns-repeated="4"/>
          <table:table-cell table:formula="of:=DEGREES([.B98])" office:value-type="float" office:value="176.4" calcext:value-type="float">
            <text:p>176,4</text:p>
          </table:table-cell>
          <table:table-cell/>
          <table:table-cell office:value-type="float" office:value="0.02" calcext:value-type="float">
            <text:p>0,02</text:p>
          </table:table-cell>
          <table:table-cell table:formula="of:=SIN(PI()*[.P98]*[.$L$1])" office:value-type="float" office:value="0.0627905195293134" calcext:value-type="float">
            <text:p>0,062790519529314</text:p>
          </table:table-cell>
          <table:table-cell table:formula="of:=[.Q98]/[.P98]" office:value-type="float" office:value="3.13952597646567" calcext:value-type="float">
            <text:p>3,13952597646567</text:p>
          </table:table-cell>
          <table:table-cell table:formula="of:=[.Q98]*[.P98]^2" office:value-type="float" office:value="0.0000251162078117254" calcext:value-type="float">
            <text:p>2,51162078117254E-05</text:p>
          </table:table-cell>
          <table:table-cell table:formula="of:=COS(PI()*[.P98]*[.$L$1])" office:value-type="float" office:value="0.998026728428271" calcext:value-type="float">
            <text:p>0,99802672842827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table:formula="of:=PI()*[.A99]*[.$L$1]" office:value-type="float" office:value="3.1101767270539" calcext:value-type="float">
            <text:p>3,1101767270539</text:p>
          </table:table-cell>
          <table:table-cell table:formula="of:=SIN([.B99])/[.B99]" office:value-type="float" office:value="0.0100993486334399" calcext:value-type="float">
            <text:p>0,01009934863344</text:p>
          </table:table-cell>
          <table:table-cell table:formula="of:=[.S99]" office:value-type="float" office:value="0.00000314107590781284" calcext:value-type="float">
            <text:p>0,000003</text:p>
          </table:table-cell>
          <table:table-cell table:number-columns-repeated="3"/>
          <table:table-cell table:formula="of:=COS(PI()/0.25*[.I99])" office:value-type="float" office:value="0.992114701314478" calcext:value-type="float">
            <text:p>0,992114701314478</text:p>
          </table:table-cell>
          <table:table-cell office:value-type="float" office:value="0.99" calcext:value-type="float">
            <text:p>0,99</text:p>
          </table:table-cell>
          <table:table-cell table:number-columns-repeated="4"/>
          <table:table-cell table:formula="of:=DEGREES([.B99])" office:value-type="float" office:value="178.2" calcext:value-type="float">
            <text:p>178,2</text:p>
          </table:table-cell>
          <table:table-cell/>
          <table:table-cell office:value-type="float" office:value="0.01" calcext:value-type="float">
            <text:p>0,01</text:p>
          </table:table-cell>
          <table:table-cell table:formula="of:=SIN(PI()*[.P99]*[.$L$1])" office:value-type="float" office:value="0.0314107590781283" calcext:value-type="float">
            <text:p>0,031410759078128</text:p>
          </table:table-cell>
          <table:table-cell table:formula="of:=[.Q99]/[.P99]" office:value-type="float" office:value="3.14107590781283" calcext:value-type="float">
            <text:p>3,14107590781283</text:p>
          </table:table-cell>
          <table:table-cell table:formula="of:=[.Q99]*[.P99]^2" office:value-type="float" office:value="0.00000314107590781284" calcext:value-type="float">
            <text:p>3,14107590781284E-06</text:p>
          </table:table-cell>
          <table:table-cell table:formula="of:=COS(PI()*[.P99]*[.$L$1])" office:value-type="float" office:value="0.999506560365731" calcext:value-type="float">
            <text:p>0,999506560365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I()*[.A100]*[.$L$1]" office:value-type="float" office:value="3.14159265358979" calcext:value-type="float">
            <text:p>3,14159265358979</text:p>
          </table:table-cell>
          <table:table-cell table:formula="of:=SIN([.B100])/[.B100]" office:value-type="float" office:value="3.89817183251938E-017" calcext:value-type="float">
            <text:p>3,89817183251938E-17</text:p>
          </table:table-cell>
          <table:table-cell table:formula="of:=[.S100]" office:value-type="float" office:value="0" calcext:value-type="float">
            <text:p>0,000000</text:p>
          </table:table-cell>
          <table:table-cell table:number-columns-repeated="3"/>
          <table:table-cell table:formula="of:=COS(PI()/0.25*[.I10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DEGREES([.B100])"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PI()*[.P100]*[.$L$1])" office:value-type="float" office:value="0" calcext:value-type="float">
            <text:p>0</text:p>
          </table:table-cell>
          <table:table-cell table:formula="of:=[.Q100]/[.P100]" office:value-type="string" office:string-value="" calcext:value-type="error">
            <text:p>#DIV/0!</text:p>
          </table:table-cell>
          <table:table-cell table:formula="of:=[.Q100]*[.P100]^2" office:value-type="float" office:value="0" calcext:value-type="float">
            <text:p>0</text:p>
          </table:table-cell>
          <table:table-cell table:formula="of:=COS(PI()*[.P100]*[.$L$1])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.01" calcext:value-type="float">
            <text:p>1,01</text:p>
          </table:table-cell>
          <table:table-cell table:formula="of:=SIN(PI()*[.P101])" office:value-type="float" office:value="-0.031410759078128" calcext:value-type="float">
            <text:p>-0,031410759078128</text:p>
          </table:table-cell>
          <table:table-cell table:formula="of:=[.Q101]/[.P101]" office:value-type="float" office:value="-0.0310997614634931" calcext:value-type="float">
            <text:p>-0,0310997614634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02" calcext:value-type="float">
            <text:p>1,02</text:p>
          </table:table-cell>
          <table:table-cell table:formula="of:=SIN(PI()*2/[.P102])" office:value-type="float" office:value="-0.122888290664715" calcext:value-type="float">
            <text:p>-0,122888290664715</text:p>
          </table:table-cell>
          <table:table-cell table:formula="of:=[.Q102]/[.P102]" office:value-type="float" office:value="-0.120478716337956" calcext:value-type="float">
            <text:p>-0,1204787163379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03" calcext:value-type="float">
            <text:p>1,03</text:p>
          </table:table-cell>
          <table:table-cell table:formula="of:=SIN(PI()*2/[.P103])" office:value-type="float" office:value="-0.181985601615162" calcext:value-type="float">
            <text:p>-0,181985601615162</text:p>
          </table:table-cell>
          <table:table-cell table:formula="of:=[.Q103]/[.P103]" office:value-type="float" office:value="-0.176685050111808" calcext:value-type="float">
            <text:p>-0,1766850501118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04" calcext:value-type="float">
            <text:p>1,04</text:p>
          </table:table-cell>
          <table:table-cell table:formula="of:=SIN(PI()*2/[.P104])" office:value-type="float" office:value="-0.239315664287558" calcext:value-type="float">
            <text:p>-0,239315664287558</text:p>
          </table:table-cell>
          <table:table-cell table:formula="of:=[.Q104]/[.P104]" office:value-type="float" office:value="-0.230111215661113" calcext:value-type="float">
            <text:p>-0,23011121566111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05" calcext:value-type="float">
            <text:p>1,05</text:p>
          </table:table-cell>
          <table:table-cell table:formula="of:=SIN(PI()*2/[.P105])" office:value-type="float" office:value="-0.294755174410905" calcext:value-type="float">
            <text:p>-0,294755174410905</text:p>
          </table:table-cell>
          <table:table-cell table:formula="of:=[.Q105]/[.P105]" office:value-type="float" office:value="-0.280719213724671" calcext:value-type="float">
            <text:p>-0,2807192137246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06" calcext:value-type="float">
            <text:p>1,06</text:p>
          </table:table-cell>
          <table:table-cell table:formula="of:=SIN(PI()*2/[.P106])" office:value-type="float" office:value="-0.348201635434399" calcext:value-type="float">
            <text:p>-0,348201635434399</text:p>
          </table:table-cell>
          <table:table-cell table:formula="of:=[.Q106]/[.P106]" office:value-type="float" office:value="-0.328492108900376" calcext:value-type="float">
            <text:p>-0,3284921089003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07" calcext:value-type="float">
            <text:p>1,07</text:p>
          </table:table-cell>
          <table:table-cell table:formula="of:=SIN(PI()*2/[.P107])" office:value-type="float" office:value="-0.399571632158076" calcext:value-type="float">
            <text:p>-0,399571632158076</text:p>
          </table:table-cell>
          <table:table-cell table:formula="of:=[.Q107]/[.P107]" office:value-type="float" office:value="-0.373431431923436" calcext:value-type="float">
            <text:p>-0,3734314319234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08" calcext:value-type="float">
            <text:p>1,08</text:p>
          </table:table-cell>
          <table:table-cell table:formula="of:=SIN(PI()*2/[.P108])" office:value-type="float" office:value="-0.448799180200462" calcext:value-type="float">
            <text:p>-0,448799180200462</text:p>
          </table:table-cell>
          <table:table-cell table:formula="of:=[.Q108]/[.P108]" office:value-type="float" office:value="-0.41555479648191" calcext:value-type="float">
            <text:p>-0,415554796481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09" calcext:value-type="float">
            <text:p>1,09</text:p>
          </table:table-cell>
          <table:table-cell table:formula="of:=SIN(PI()*2/[.P109])" office:value-type="float" office:value="-0.495834156941515" calcext:value-type="float">
            <text:p>-0,495834156941515</text:p>
          </table:table-cell>
          <table:table-cell table:formula="of:=[.Q109]/[.P109]" office:value-type="float" office:value="-0.454893721964693" calcext:value-type="float">
            <text:p>-0,4548937219646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" calcext:value-type="float">
            <text:p>1,1</text:p>
          </table:table-cell>
          <table:table-cell table:formula="of:=SIN(PI()*2/[.P110])" office:value-type="float" office:value="-0.540640817455598" calcext:value-type="float">
            <text:p>-0,540640817455598</text:p>
          </table:table-cell>
          <table:table-cell table:formula="of:=[.Q110]/[.P110]" office:value-type="float" office:value="-0.491491652232362" calcext:value-type="float">
            <text:p>-0,4914916522323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1" calcext:value-type="float">
            <text:p>1,11</text:p>
          </table:table-cell>
          <table:table-cell table:formula="of:=SIN(PI()*2/[.P111])" office:value-type="float" office:value="-0.583196397206274" calcext:value-type="float">
            <text:p>-0,583196397206274</text:p>
          </table:table-cell>
          <table:table-cell table:formula="of:=[.Q111]/[.P111]" office:value-type="float" office:value="-0.525402159645292" calcext:value-type="float">
            <text:p>-0,5254021596452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2" calcext:value-type="float">
            <text:p>1,12</text:p>
          </table:table-cell>
          <table:table-cell table:formula="of:=SIN(PI()*2/[.P112])" office:value-type="float" office:value="-0.623489801858734" calcext:value-type="float">
            <text:p>-0,623489801858734</text:p>
          </table:table-cell>
          <table:table-cell table:formula="of:=[.Q112]/[.P112]" office:value-type="float" office:value="-0.556687323088156" calcext:value-type="float">
            <text:p>-0,5566873230881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3" calcext:value-type="float">
            <text:p>1,13</text:p>
          </table:table-cell>
          <table:table-cell table:formula="of:=SIN(PI()*2/[.P113])" office:value-type="float" office:value="-0.661520383429412" calcext:value-type="float">
            <text:p>-0,661520383429412</text:p>
          </table:table-cell>
          <table:table-cell table:formula="of:=[.Q113]/[.P113]" office:value-type="float" office:value="-0.585416268521604" calcext:value-type="float">
            <text:p>-0,5854162685216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4" calcext:value-type="float">
            <text:p>1,14</text:p>
          </table:table-cell>
          <table:table-cell table:formula="of:=SIN(PI()*2/[.P114])" office:value-type="float" office:value="-0.697296801093996" calcext:value-type="float">
            <text:p>-0,697296801093996</text:p>
          </table:table-cell>
          <table:table-cell table:formula="of:=[.Q114]/[.P114]" office:value-type="float" office:value="-0.611663860608769" calcext:value-type="float">
            <text:p>-0,6116638606087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5" calcext:value-type="float">
            <text:p>1,15</text:p>
          </table:table-cell>
          <table:table-cell table:formula="of:=SIN(PI()*2/[.P115])" office:value-type="float" office:value="-0.730835964278125" calcext:value-type="float">
            <text:p>-0,730835964278125</text:p>
          </table:table-cell>
          <table:table-cell table:formula="of:=[.Q115]/[.P115]" office:value-type="float" office:value="-0.635509534154891" calcext:value-type="float">
            <text:p>-0,6355095341548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6" calcext:value-type="float">
            <text:p>1,16</text:p>
          </table:table-cell>
          <table:table-cell table:formula="of:=SIN(PI()*2/[.P116])" office:value-type="float" office:value="-0.762162055127637" calcext:value-type="float">
            <text:p>-0,762162055127637</text:p>
          </table:table-cell>
          <table:table-cell table:formula="of:=[.Q116]/[.P116]" office:value-type="float" office:value="-0.657036254420377" calcext:value-type="float">
            <text:p>-0,6570362544203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7" calcext:value-type="float">
            <text:p>1,17</text:p>
          </table:table-cell>
          <table:table-cell table:formula="of:=SIN(PI()*2/[.P117])" office:value-type="float" office:value="-0.791305627069662" calcext:value-type="float">
            <text:p>-0,791305627069662</text:p>
          </table:table-cell>
          <table:table-cell table:formula="of:=[.Q117]/[.P117]" office:value-type="float" office:value="-0.676329595786036" calcext:value-type="float">
            <text:p>-0,6763295957860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8" calcext:value-type="float">
            <text:p>1,18</text:p>
          </table:table-cell>
          <table:table-cell table:formula="of:=SIN(PI()*2/[.P118])" office:value-type="float" office:value="-0.818302775908169" calcext:value-type="float">
            <text:p>-0,818302775908169</text:p>
          </table:table-cell>
          <table:table-cell table:formula="of:=[.Q118]/[.P118]" office:value-type="float" office:value="-0.693476928735736" calcext:value-type="float">
            <text:p>-0,6934769287357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19" calcext:value-type="float">
            <text:p>1,19</text:p>
          </table:table-cell>
          <table:table-cell table:formula="of:=SIN(PI()*2/[.P119])" office:value-type="float" office:value="-0.843194379727218" calcext:value-type="float">
            <text:p>-0,843194379727218</text:p>
          </table:table-cell>
          <table:table-cell table:formula="of:=[.Q119]/[.P119]" office:value-type="float" office:value="-0.708566705653125" calcext:value-type="float">
            <text:p>-0,7085667056531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" calcext:value-type="float">
            <text:p>1,2</text:p>
          </table:table-cell>
          <table:table-cell table:formula="of:=SIN(PI()*2/[.P120])" office:value-type="float" office:value="-0.866025403784439" calcext:value-type="float">
            <text:p>-0,866025403784439</text:p>
          </table:table-cell>
          <table:table-cell table:formula="of:=[.Q120]/[.P120]" office:value-type="float" office:value="-0.721687836487032" calcext:value-type="float">
            <text:p>-0,7216878364870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1" calcext:value-type="float">
            <text:p>1,21</text:p>
          </table:table-cell>
          <table:table-cell table:formula="of:=SIN(PI()*2/[.P121])" office:value-type="float" office:value="-0.886844266551067" calcext:value-type="float">
            <text:p>-0,886844266551067</text:p>
          </table:table-cell>
          <table:table-cell table:formula="of:=[.Q121]/[.P121]" office:value-type="float" office:value="-0.732929145909973" calcext:value-type="float">
            <text:p>-0,7329291459099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2" calcext:value-type="float">
            <text:p>1,22</text:p>
          </table:table-cell>
          <table:table-cell table:formula="of:=SIN(PI()*2/[.P122])" office:value-type="float" office:value="-0.905702263080472" calcext:value-type="float">
            <text:p>-0,905702263080472</text:p>
          </table:table-cell>
          <table:table-cell table:formula="of:=[.Q122]/[.P122]" office:value-type="float" office:value="-0.742378904164321" calcext:value-type="float">
            <text:p>-0,74237890416432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3" calcext:value-type="float">
            <text:p>1,23</text:p>
          </table:table-cell>
          <table:table-cell table:formula="of:=SIN(PI()*2/[.P123])" office:value-type="float" office:value="-0.922653041953483" calcext:value-type="float">
            <text:p>-0,922653041953483</text:p>
          </table:table-cell>
          <table:table-cell table:formula="of:=[.Q123]/[.P123]" office:value-type="float" office:value="-0.750124424352425" calcext:value-type="float">
            <text:p>-0,75012442435242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4" calcext:value-type="float">
            <text:p>1,24</text:p>
          </table:table-cell>
          <table:table-cell table:formula="of:=SIN(PI()*2/[.P124])" office:value-type="float" office:value="-0.93775213214708" calcext:value-type="float">
            <text:p>-0,93775213214708</text:p>
          </table:table-cell>
          <table:table-cell table:formula="of:=[.Q124]/[.P124]" office:value-type="float" office:value="-0.756251719473452" calcext:value-type="float">
            <text:p>-0,7562517194734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5" calcext:value-type="float">
            <text:p>1,25</text:p>
          </table:table-cell>
          <table:table-cell table:formula="of:=SIN(PI()*2/[.P125])" office:value-type="float" office:value="-0.951056516295154" calcext:value-type="float">
            <text:p>-0,951056516295154</text:p>
          </table:table-cell>
          <table:table-cell table:formula="of:=[.Q125]/[.P125]" office:value-type="float" office:value="-0.760845213036123" calcext:value-type="float">
            <text:p>-0,7608452130361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6" calcext:value-type="float">
            <text:p>1,26</text:p>
          </table:table-cell>
          <table:table-cell table:formula="of:=SIN(PI()*2/[.P126])" office:value-type="float" office:value="-0.962624246950012" calcext:value-type="float">
            <text:p>-0,962624246950012</text:p>
          </table:table-cell>
          <table:table-cell table:formula="of:=[.Q126]/[.P126]" office:value-type="float" office:value="-0.763987497579375" calcext:value-type="float">
            <text:p>-0,7639874975793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7" calcext:value-type="float">
            <text:p>1,27</text:p>
          </table:table-cell>
          <table:table-cell table:formula="of:=SIN(PI()*2/[.P127])" office:value-type="float" office:value="-0.972514102605547" calcext:value-type="float">
            <text:p>-0,972514102605547</text:p>
          </table:table-cell>
          <table:table-cell table:formula="of:=[.Q127]/[.P127]" office:value-type="float" office:value="-0.765759135909879" calcext:value-type="float">
            <text:p>-0,7657591359098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8" calcext:value-type="float">
            <text:p>1,28</text:p>
          </table:table-cell>
          <table:table-cell table:formula="of:=SIN(PI()*2/[.P128])" office:value-type="float" office:value="-0.98078528040323" calcext:value-type="float">
            <text:p>-0,98078528040323</text:p>
          </table:table-cell>
          <table:table-cell table:formula="of:=[.Q128]/[.P128]" office:value-type="float" office:value="-0.766238500315024" calcext:value-type="float">
            <text:p>-0,7662385003150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29" calcext:value-type="float">
            <text:p>1,29</text:p>
          </table:table-cell>
          <table:table-cell table:formula="of:=SIN(PI()*2/[.P129])" office:value-type="float" office:value="-0.987497122606841" calcext:value-type="float">
            <text:p>-0,987497122606841</text:p>
          </table:table-cell>
          <table:table-cell table:formula="of:=[.Q129]/[.P129]" office:value-type="float" office:value="-0.76550164543166" calcext:value-type="float">
            <text:p>-0,765501645431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" calcext:value-type="float">
            <text:p>1,3</text:p>
          </table:table-cell>
          <table:table-cell table:formula="of:=SIN(PI()*2/[.P130])" office:value-type="float" office:value="-0.992708874098054" calcext:value-type="float">
            <text:p>-0,992708874098054</text:p>
          </table:table-cell>
          <table:table-cell table:formula="of:=[.Q130]/[.P130]" office:value-type="float" office:value="-0.763622210844657" calcext:value-type="float">
            <text:p>-0,76362221084465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1" calcext:value-type="float">
            <text:p>1,31</text:p>
          </table:table-cell>
          <table:table-cell table:formula="of:=SIN(PI()*2/[.P131])" office:value-type="float" office:value="-0.996479468310524" calcext:value-type="float">
            <text:p>-0,996479468310524</text:p>
          </table:table-cell>
          <table:table-cell table:formula="of:=[.Q131]/[.P131]" office:value-type="float" office:value="-0.760671349855362" calcext:value-type="float">
            <text:p>-0,7606713498553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2" calcext:value-type="float">
            <text:p>1,32</text:p>
          </table:table-cell>
          <table:table-cell table:formula="of:=SIN(PI()*2/[.P132])" office:value-type="float" office:value="-0.998867339183008" calcext:value-type="float">
            <text:p>-0,998867339183008</text:p>
          </table:table-cell>
          <table:table-cell table:formula="of:=[.Q132]/[.P132]" office:value-type="float" office:value="-0.756717681199248" calcext:value-type="float">
            <text:p>-0,7567176811992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3" calcext:value-type="float">
            <text:p>1,33</text:p>
          </table:table-cell>
          <table:table-cell table:formula="of:=SIN(PI()*2/[.P133])" office:value-type="float" office:value="-0.999930256870955" calcext:value-type="float">
            <text:p>-0,999930256870955</text:p>
          </table:table-cell>
          <table:table-cell table:formula="of:=[.Q133]/[.P133]" office:value-type="float" office:value="-0.751827260805229" calcext:value-type="float">
            <text:p>-0,75182726080522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4" calcext:value-type="float">
            <text:p>1,34</text:p>
          </table:table-cell>
          <table:table-cell table:formula="of:=SIN(PI()*2/[.P134])" office:value-type="float" office:value="-0.999725185109816" calcext:value-type="float">
            <text:p>-0,999725185109816</text:p>
          </table:table-cell>
          <table:table-cell table:formula="of:=[.Q134]/[.P134]" office:value-type="float" office:value="-0.746063570977475" calcext:value-type="float">
            <text:p>-0,7460635709774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5" calcext:value-type="float">
            <text:p>1,35</text:p>
          </table:table-cell>
          <table:table-cell table:formula="of:=SIN(PI()*2/[.P135])" office:value-type="float" office:value="-0.998308158271268" calcext:value-type="float">
            <text:p>-0,998308158271268</text:p>
          </table:table-cell>
          <table:table-cell table:formula="of:=[.Q135]/[.P135]" office:value-type="float" office:value="-0.739487524645384" calcext:value-type="float">
            <text:p>-0,7394875246453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6" calcext:value-type="float">
            <text:p>1,36</text:p>
          </table:table-cell>
          <table:table-cell table:formula="of:=SIN(PI()*2/[.P136])" office:value-type="float" office:value="-0.995734176295034" calcext:value-type="float">
            <text:p>-0,995734176295034</text:p>
          </table:table-cell>
          <table:table-cell table:formula="of:=[.Q136]/[.P136]" office:value-type="float" office:value="-0.732157482569878" calcext:value-type="float">
            <text:p>-0,7321574825698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7" calcext:value-type="float">
            <text:p>1,37</text:p>
          </table:table-cell>
          <table:table-cell table:formula="of:=SIN(PI()*2/[.P137])" office:value-type="float" office:value="-0.992057115813684" calcext:value-type="float">
            <text:p>-0,992057115813684</text:p>
          </table:table-cell>
          <table:table-cell table:formula="of:=[.Q137]/[.P137]" office:value-type="float" office:value="-0.724129281615827" calcext:value-type="float">
            <text:p>-0,72412928161582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8" calcext:value-type="float">
            <text:p>1,38</text:p>
          </table:table-cell>
          <table:table-cell table:formula="of:=SIN(PI()*2/[.P138])" office:value-type="float" office:value="-0.987329655915469" calcext:value-type="float">
            <text:p>-0,987329655915469</text:p>
          </table:table-cell>
          <table:table-cell table:formula="of:=[.Q138]/[.P138]" office:value-type="float" office:value="-0.715456272402514" calcext:value-type="float">
            <text:p>-0,7154562724025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39" calcext:value-type="float">
            <text:p>1,39</text:p>
          </table:table-cell>
          <table:table-cell table:formula="of:=SIN(PI()*2/[.P139])" office:value-type="float" office:value="-0.98160321711085" calcext:value-type="float">
            <text:p>-0,98160321711085</text:p>
          </table:table-cell>
          <table:table-cell table:formula="of:=[.Q139]/[.P139]" office:value-type="float" office:value="-0.706189364827949" calcext:value-type="float">
            <text:p>-0,7061893648279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" calcext:value-type="float">
            <text:p>1,4</text:p>
          </table:table-cell>
          <table:table-cell table:formula="of:=SIN(PI()*2/[.P140])" office:value-type="float" office:value="-0.974927912181824" calcext:value-type="float">
            <text:p>-0,974927912181824</text:p>
          </table:table-cell>
          <table:table-cell table:formula="of:=[.Q140]/[.P140]" office:value-type="float" office:value="-0.696377080129874" calcext:value-type="float">
            <text:p>-0,6963770801298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1" calcext:value-type="float">
            <text:p>1,41</text:p>
          </table:table-cell>
          <table:table-cell table:formula="of:=SIN(PI()*2/[.P141])" office:value-type="float" office:value="-0.967352507699754" calcext:value-type="float">
            <text:p>-0,967352507699754</text:p>
          </table:table-cell>
          <table:table-cell table:formula="of:=[.Q141]/[.P141]" office:value-type="float" office:value="-0.686065608297698" calcext:value-type="float">
            <text:p>-0,6860656082976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2" calcext:value-type="float">
            <text:p>1,42</text:p>
          </table:table-cell>
          <table:table-cell table:formula="of:=SIN(PI()*2/[.P142])" office:value-type="float" office:value="-0.95892439509704" calcext:value-type="float">
            <text:p>-0,95892439509704</text:p>
          </table:table-cell>
          <table:table-cell table:formula="of:=[.Q142]/[.P142]" office:value-type="float" office:value="-0.675298869786648" calcext:value-type="float">
            <text:p>-0,67529886978664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3" calcext:value-type="float">
            <text:p>1,43</text:p>
          </table:table-cell>
          <table:table-cell table:formula="of:=SIN(PI()*2/[.P143])" office:value-type="float" office:value="-0.949689570271107" calcext:value-type="float">
            <text:p>-0,949689570271107</text:p>
          </table:table-cell>
          <table:table-cell table:formula="of:=[.Q143]/[.P143]" office:value-type="float" office:value="-0.664118580609166" calcext:value-type="float">
            <text:p>-0,6641185806091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4" calcext:value-type="float">
            <text:p>1,44</text:p>
          </table:table-cell>
          <table:table-cell table:formula="of:=SIN(PI()*2/[.P144])" office:value-type="float" office:value="-0.939692620785908" calcext:value-type="float">
            <text:p>-0,939692620785908</text:p>
          </table:table-cell>
          <table:table-cell table:formula="of:=[.Q144]/[.P144]" office:value-type="float" office:value="-0.652564319990214" calcext:value-type="float">
            <text:p>-0,6525643199902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5" calcext:value-type="float">
            <text:p>1,45</text:p>
          </table:table-cell>
          <table:table-cell table:formula="of:=SIN(PI()*2/[.P145])" office:value-type="float" office:value="-0.928976719816791" calcext:value-type="float">
            <text:p>-0,928976719816791</text:p>
          </table:table-cell>
          <table:table-cell table:formula="of:=[.Q145]/[.P145]" office:value-type="float" office:value="-0.640673599873649" calcext:value-type="float">
            <text:p>-0,6406735998736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6" calcext:value-type="float">
            <text:p>1,46</text:p>
          </table:table-cell>
          <table:table-cell table:formula="of:=SIN(PI()*2/[.P146])" office:value-type="float" office:value="-0.917583626059394" calcext:value-type="float">
            <text:p>-0,917583626059394</text:p>
          </table:table-cell>
          <table:table-cell table:formula="of:=[.Q146]/[.P146]" office:value-type="float" office:value="-0.628481935657119" calcext:value-type="float">
            <text:p>-0,6284819356571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7" calcext:value-type="float">
            <text:p>1,47</text:p>
          </table:table-cell>
          <table:table-cell table:formula="of:=SIN(PI()*2/[.P147])" office:value-type="float" office:value="-0.905553688892584" calcext:value-type="float">
            <text:p>-0,905553688892584</text:p>
          </table:table-cell>
          <table:table-cell table:formula="of:=[.Q147]/[.P147]" office:value-type="float" office:value="-0.616022917614003" calcext:value-type="float">
            <text:p>-0,61602291761400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8" calcext:value-type="float">
            <text:p>1,48</text:p>
          </table:table-cell>
          <table:table-cell table:formula="of:=SIN(PI()*2/[.P148])" office:value-type="float" office:value="-0.892925858149568" calcext:value-type="float">
            <text:p>-0,892925858149568</text:p>
          </table:table-cell>
          <table:table-cell table:formula="of:=[.Q148]/[.P148]" office:value-type="float" office:value="-0.603328282533492" calcext:value-type="float">
            <text:p>-0,6033282825334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49" calcext:value-type="float">
            <text:p>1,49</text:p>
          </table:table-cell>
          <table:table-cell table:formula="of:=SIN(PI()*2/[.P149])" office:value-type="float" office:value="-0.879737697910487" calcext:value-type="float">
            <text:p>-0,879737697910487</text:p>
          </table:table-cell>
          <table:table-cell table:formula="of:=[.Q149]/[.P149]" office:value-type="float" office:value="-0.590427985174824" calcext:value-type="float">
            <text:p>-0,5904279851748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" calcext:value-type="float">
            <text:p>1,5</text:p>
          </table:table-cell>
          <table:table-cell table:formula="of:=SIN(PI()*2/[.P150])" office:value-type="float" office:value="-0.866025403784438" calcext:value-type="float">
            <text:p>-0,866025403784438</text:p>
          </table:table-cell>
          <table:table-cell table:formula="of:=[.Q150]/[.P150]" office:value-type="float" office:value="-0.577350269189626" calcext:value-type="float">
            <text:p>-0,5773502691896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1" calcext:value-type="float">
            <text:p>1,51</text:p>
          </table:table-cell>
          <table:table-cell table:formula="of:=SIN(PI()*2/[.P151])" office:value-type="float" office:value="-0.851823823199121" calcext:value-type="float">
            <text:p>-0,851823823199121</text:p>
          </table:table-cell>
          <table:table-cell table:formula="of:=[.Q151]/[.P151]" office:value-type="float" office:value="-0.564121737217961" calcext:value-type="float">
            <text:p>-0,5641217372179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2" calcext:value-type="float">
            <text:p>1,52</text:p>
          </table:table-cell>
          <table:table-cell table:formula="of:=SIN(PI()*2/[.P152])" office:value-type="float" office:value="-0.837166478262528" calcext:value-type="float">
            <text:p>-0,837166478262528</text:p>
          </table:table-cell>
          <table:table-cell table:formula="of:=[.Q152]/[.P152]" office:value-type="float" office:value="-0.550767419909558" calcext:value-type="float">
            <text:p>-0,5507674199095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3" calcext:value-type="float">
            <text:p>1,53</text:p>
          </table:table-cell>
          <table:table-cell table:formula="of:=SIN(PI()*2/[.P153])" office:value-type="float" office:value="-0.822085590803578" calcext:value-type="float">
            <text:p>-0,822085590803578</text:p>
          </table:table-cell>
          <table:table-cell table:formula="of:=[.Q153]/[.P153]" office:value-type="float" office:value="-0.537310843662469" calcext:value-type="float">
            <text:p>-0,5373108436624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4" calcext:value-type="float">
            <text:p>1,54</text:p>
          </table:table-cell>
          <table:table-cell table:formula="of:=SIN(PI()*2/[.P154])" office:value-type="float" office:value="-0.80661210923753" calcext:value-type="float">
            <text:p>-0,80661210923753</text:p>
          </table:table-cell>
          <table:table-cell table:formula="of:=[.Q154]/[.P154]" office:value-type="float" office:value="-0.523774096907487" calcext:value-type="float">
            <text:p>-0,5237740969074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5" calcext:value-type="float">
            <text:p>1,55</text:p>
          </table:table-cell>
          <table:table-cell table:formula="of:=SIN(PI()*2/[.P155])" office:value-type="float" office:value="-0.790775736937699" calcext:value-type="float">
            <text:p>-0,790775736937699</text:p>
          </table:table-cell>
          <table:table-cell table:formula="of:=[.Q155]/[.P155]" office:value-type="float" office:value="-0.510177894798515" calcext:value-type="float">
            <text:p>-0,5101778947985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6" calcext:value-type="float">
            <text:p>1,56</text:p>
          </table:table-cell>
          <table:table-cell table:formula="of:=SIN(PI()*2/[.P156])" office:value-type="float" office:value="-0.774604961827654" calcext:value-type="float">
            <text:p>-0,774604961827654</text:p>
          </table:table-cell>
          <table:table-cell table:formula="of:=[.Q156]/[.P156]" office:value-type="float" office:value="-0.496541642197214" calcext:value-type="float">
            <text:p>-0,4965416421972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7" calcext:value-type="float">
            <text:p>1,57</text:p>
          </table:table-cell>
          <table:table-cell table:formula="of:=SIN(PI()*2/[.P157])" office:value-type="float" office:value="-0.758127086937944" calcext:value-type="float">
            <text:p>-0,758127086937944</text:p>
          </table:table-cell>
          <table:table-cell table:formula="of:=[.Q157]/[.P157]" office:value-type="float" office:value="-0.482883494864932" calcext:value-type="float">
            <text:p>-0,4828834948649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8" calcext:value-type="float">
            <text:p>1,58</text:p>
          </table:table-cell>
          <table:table-cell table:formula="of:=SIN(PI()*2/[.P158])" office:value-type="float" office:value="-0.741368261698618" calcext:value-type="float">
            <text:p>-0,741368261698618</text:p>
          </table:table-cell>
          <table:table-cell table:formula="of:=[.Q158]/[.P158]" office:value-type="float" office:value="-0.469220418796594" calcext:value-type="float">
            <text:p>-0,4692204187965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59" calcext:value-type="float">
            <text:p>1,59</text:p>
          </table:table-cell>
          <table:table-cell table:formula="of:=SIN(PI()*2/[.P159])" office:value-type="float" office:value="-0.724353513763722" calcext:value-type="float">
            <text:p>-0,724353513763722</text:p>
          </table:table-cell>
          <table:table-cell table:formula="of:=[.Q159]/[.P159]" office:value-type="float" office:value="-0.45556824765014" calcext:value-type="float">
            <text:p>-0,455568247650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" calcext:value-type="float">
            <text:p>1,6</text:p>
          </table:table-cell>
          <table:table-cell table:formula="of:=SIN(PI()*2/[.P160])" office:value-type="float" office:value="-0.707106781186547" calcext:value-type="float">
            <text:p>-0,707106781186547</text:p>
          </table:table-cell>
          <table:table-cell table:formula="of:=[.Q160]/[.P160]" office:value-type="float" office:value="-0.441941738241592" calcext:value-type="float">
            <text:p>-0,4419417382415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1" calcext:value-type="float">
            <text:p>1,61</text:p>
          </table:table-cell>
          <table:table-cell table:formula="of:=SIN(PI()*2/[.P161])" office:value-type="float" office:value="-0.68965094478504" calcext:value-type="float">
            <text:p>-0,68965094478504</text:p>
          </table:table-cell>
          <table:table-cell table:formula="of:=[.Q161]/[.P161]" office:value-type="float" office:value="-0.428354624090087" calcext:value-type="float">
            <text:p>-0,42835462409008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2" calcext:value-type="float">
            <text:p>1,62</text:p>
          </table:table-cell>
          <table:table-cell table:formula="of:=SIN(PI()*2/[.P162])" office:value-type="float" office:value="-0.672007860555522" calcext:value-type="float">
            <text:p>-0,672007860555522</text:p>
          </table:table-cell>
          <table:table-cell table:formula="of:=[.Q162]/[.P162]" office:value-type="float" office:value="-0.414819667009582" calcext:value-type="float">
            <text:p>-0,4148196670095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3" calcext:value-type="float">
            <text:p>1,63</text:p>
          </table:table-cell>
          <table:table-cell table:formula="of:=SIN(PI()*2/[.P163])" office:value-type="float" office:value="-0.654198392009846" calcext:value-type="float">
            <text:p>-0,654198392009846</text:p>
          </table:table-cell>
          <table:table-cell table:formula="of:=[.Q163]/[.P163]" office:value-type="float" office:value="-0.401348706754506" calcext:value-type="float">
            <text:p>-0,40134870675450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4" calcext:value-type="float">
            <text:p>1,64</text:p>
          </table:table-cell>
          <table:table-cell table:formula="of:=SIN(PI()*2/[.P164])" office:value-type="float" office:value="-0.63624244232656" calcext:value-type="float">
            <text:p>-0,63624244232656</text:p>
          </table:table-cell>
          <table:table-cell table:formula="of:=[.Q164]/[.P164]" office:value-type="float" office:value="-0.387952708735707" calcext:value-type="float">
            <text:p>-0,38795270873570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5" calcext:value-type="float">
            <text:p>1,65</text:p>
          </table:table-cell>
          <table:table-cell table:formula="of:=SIN(PI()*2/[.P165])" office:value-type="float" office:value="-0.618158986220605" calcext:value-type="float">
            <text:p>-0,618158986220605</text:p>
          </table:table-cell>
          <table:table-cell table:formula="of:=[.Q165]/[.P165]" office:value-type="float" office:value="-0.37464180983067" calcext:value-type="float">
            <text:p>-0,374641809830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6" calcext:value-type="float">
            <text:p>1,66</text:p>
          </table:table-cell>
          <table:table-cell table:formula="of:=SIN(PI()*2/[.P166])" office:value-type="float" office:value="-0.599966101448695" calcext:value-type="float">
            <text:p>-0,599966101448695</text:p>
          </table:table-cell>
          <table:table-cell table:formula="of:=[.Q166]/[.P166]" office:value-type="float" office:value="-0.361425362318491" calcext:value-type="float">
            <text:p>-0,3614253623184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7" calcext:value-type="float">
            <text:p>1,67</text:p>
          </table:table-cell>
          <table:table-cell table:formula="of:=SIN(PI()*2/[.P167])" office:value-type="float" office:value="-0.581680999878949" calcext:value-type="float">
            <text:p>-0,581680999878949</text:p>
          </table:table-cell>
          <table:table-cell table:formula="of:=[.Q167]/[.P167]" office:value-type="float" office:value="-0.348311975975419" calcext:value-type="float">
            <text:p>-0,3483119759754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8" calcext:value-type="float">
            <text:p>1,68</text:p>
          </table:table-cell>
          <table:table-cell table:formula="of:=SIN(PI()*2/[.P168])" office:value-type="float" office:value="-0.563320058063622" calcext:value-type="float">
            <text:p>-0,563320058063622</text:p>
          </table:table-cell>
          <table:table-cell table:formula="of:=[.Q168]/[.P168]" office:value-type="float" office:value="-0.335309558371204" calcext:value-type="float">
            <text:p>-0,3353095583712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69" calcext:value-type="float">
            <text:p>1,69</text:p>
          </table:table-cell>
          <table:table-cell table:formula="of:=SIN(PI()*2/[.P169])" office:value-type="float" office:value="-0.544898847263065" calcext:value-type="float">
            <text:p>-0,544898847263065</text:p>
          </table:table-cell>
          <table:table-cell table:formula="of:=[.Q169]/[.P169]" office:value-type="float" office:value="-0.322425353410098" calcext:value-type="float">
            <text:p>-0,3224253534100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" calcext:value-type="float">
            <text:p>1,7</text:p>
          </table:table-cell>
          <table:table-cell table:formula="of:=SIN(PI()*2/[.P170])" office:value-type="float" office:value="-0.526432162877356" calcext:value-type="float">
            <text:p>-0,526432162877356</text:p>
          </table:table-cell>
          <table:table-cell table:formula="of:=[.Q170]/[.P170]" office:value-type="float" office:value="-0.30966597816315" calcext:value-type="float">
            <text:p>-0,3096659781631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1" calcext:value-type="float">
            <text:p>1,71</text:p>
          </table:table-cell>
          <table:table-cell table:formula="of:=SIN(PI()*2/[.P171])" office:value-type="float" office:value="-0.507934053249534" calcext:value-type="float">
            <text:p>-0,507934053249534</text:p>
          </table:table-cell>
          <table:table-cell table:formula="of:=[.Q171]/[.P171]" office:value-type="float" office:value="-0.297037458040663" calcext:value-type="float">
            <text:p>-0,2970374580406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2" calcext:value-type="float">
            <text:p>1,72</text:p>
          </table:table-cell>
          <table:table-cell table:formula="of:=SIN(PI()*2/[.P172])" office:value-type="float" office:value="-0.489417847811086" calcext:value-type="float">
            <text:p>-0,489417847811086</text:p>
          </table:table-cell>
          <table:table-cell table:formula="of:=[.Q172]/[.P172]" office:value-type="float" office:value="-0.284545260355282" calcext:value-type="float">
            <text:p>-0,2845452603552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3" calcext:value-type="float">
            <text:p>1,73</text:p>
          </table:table-cell>
          <table:table-cell table:formula="of:=SIN(PI()*2/[.P173])" office:value-type="float" office:value="-0.470896184546291" calcext:value-type="float">
            <text:p>-0,470896184546291</text:p>
          </table:table-cell>
          <table:table-cell table:formula="of:=[.Q173]/[.P173]" office:value-type="float" office:value="-0.272194326327336" calcext:value-type="float">
            <text:p>-0,2721943263273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4" calcext:value-type="float">
            <text:p>1,74</text:p>
          </table:table-cell>
          <table:table-cell table:formula="of:=SIN(PI()*2/[.P174])" office:value-type="float" office:value="-0.452381036757427" calcext:value-type="float">
            <text:p>-0,452381036757427</text:p>
          </table:table-cell>
          <table:table-cell table:formula="of:=[.Q174]/[.P174]" office:value-type="float" office:value="-0.259989101584728" calcext:value-type="float">
            <text:p>-0,2599891015847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5" calcext:value-type="float">
            <text:p>1,75</text:p>
          </table:table-cell>
          <table:table-cell table:formula="of:=SIN(PI()*2/[.P175])" office:value-type="float" office:value="-0.433883739117558" calcext:value-type="float">
            <text:p>-0,433883739117558</text:p>
          </table:table-cell>
          <table:table-cell table:formula="of:=[.Q175]/[.P175]" office:value-type="float" office:value="-0.247933565210033" calcext:value-type="float">
            <text:p>-0,2479335652100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6" calcext:value-type="float">
            <text:p>1,76</text:p>
          </table:table-cell>
          <table:table-cell table:formula="of:=SIN(PI()*2/[.P176])" office:value-type="float" office:value="-0.415415013001886" calcext:value-type="float">
            <text:p>-0,415415013001886</text:p>
          </table:table-cell>
          <table:table-cell table:formula="of:=[.Q176]/[.P176]" office:value-type="float" office:value="-0.236031257387435" calcext:value-type="float">
            <text:p>-0,2360312573874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7" calcext:value-type="float">
            <text:p>1,77</text:p>
          </table:table-cell>
          <table:table-cell table:formula="of:=SIN(PI()*2/[.P177])" office:value-type="float" office:value="-0.39698499109238" calcext:value-type="float">
            <text:p>-0,39698499109238</text:p>
          </table:table-cell>
          <table:table-cell table:formula="of:=[.Q177]/[.P177]" office:value-type="float" office:value="-0.22428530570191" calcext:value-type="float">
            <text:p>-0,2242853057019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8" calcext:value-type="float">
            <text:p>1,78</text:p>
          </table:table-cell>
          <table:table-cell table:formula="of:=SIN(PI()*2/[.P178])" office:value-type="float" office:value="-0.378603241253703" calcext:value-type="float">
            <text:p>-0,378603241253703</text:p>
          </table:table-cell>
          <table:table-cell table:formula="of:=[.Q178]/[.P178]" office:value-type="float" office:value="-0.21269845014253" calcext:value-type="float">
            <text:p>-0,2126984501425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79" calcext:value-type="float">
            <text:p>1,79</text:p>
          </table:table-cell>
          <table:table-cell table:formula="of:=SIN(PI()*2/[.P179])" office:value-type="float" office:value="-0.360278789681378" calcext:value-type="float">
            <text:p>-0,360278789681378</text:p>
          </table:table-cell>
          <table:table-cell table:formula="of:=[.Q179]/[.P179]" office:value-type="float" office:value="-0.201273066861105" calcext:value-type="float">
            <text:p>-0,2012730668611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" calcext:value-type="float">
            <text:p>1,8</text:p>
          </table:table-cell>
          <table:table-cell table:formula="of:=SIN(PI()*2/[.P180])" office:value-type="float" office:value="-0.342020143325669" calcext:value-type="float">
            <text:p>-0,342020143325669</text:p>
          </table:table-cell>
          <table:table-cell table:formula="of:=[.Q180]/[.P180]" office:value-type="float" office:value="-0.190011190736483" calcext:value-type="float">
            <text:p>-0,1900111907364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1" calcext:value-type="float">
            <text:p>1,81</text:p>
          </table:table-cell>
          <table:table-cell table:formula="of:=SIN(PI()*2/[.P181])" office:value-type="float" office:value="-0.323835311596883" calcext:value-type="float">
            <text:p>-0,323835311596883</text:p>
          </table:table-cell>
          <table:table-cell table:formula="of:=[.Q181]/[.P181]" office:value-type="float" office:value="-0.178914536793858" calcext:value-type="float">
            <text:p>-0,1789145367938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2" calcext:value-type="float">
            <text:p>1,82</text:p>
          </table:table-cell>
          <table:table-cell table:formula="of:=SIN(PI()*2/[.P182])" office:value-type="float" office:value="-0.305731827359753" calcext:value-type="float">
            <text:p>-0,305731827359753</text:p>
          </table:table-cell>
          <table:table-cell table:formula="of:=[.Q182]/[.P182]" office:value-type="float" office:value="-0.167984520527337" calcext:value-type="float">
            <text:p>-0,16798452052733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3" calcext:value-type="float">
            <text:p>1,83</text:p>
          </table:table-cell>
          <table:table-cell table:formula="of:=SIN(PI()*2/[.P183])" office:value-type="float" office:value="-0.287716767226167" calcext:value-type="float">
            <text:p>-0,287716767226167</text:p>
          </table:table-cell>
          <table:table-cell table:formula="of:=[.Q183]/[.P183]" office:value-type="float" office:value="-0.157222277172769" calcext:value-type="float">
            <text:p>-0,15722227717276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4" calcext:value-type="float">
            <text:p>1,84</text:p>
          </table:table-cell>
          <table:table-cell table:formula="of:=SIN(PI()*2/[.P184])" office:value-type="float" office:value="-0.269796771157024" calcext:value-type="float">
            <text:p>-0,269796771157024</text:p>
          </table:table-cell>
          <table:table-cell table:formula="of:=[.Q184]/[.P184]" office:value-type="float" office:value="-0.146628679976643" calcext:value-type="float">
            <text:p>-0,1466286799766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5" calcext:value-type="float">
            <text:p>1,85</text:p>
          </table:table-cell>
          <table:table-cell table:formula="of:=SIN(PI()*2/[.P185])" office:value-type="float" office:value="-0.251978061385125" calcext:value-type="float">
            <text:p>-0,251978061385125</text:p>
          </table:table-cell>
          <table:table-cell table:formula="of:=[.Q185]/[.P185]" office:value-type="float" office:value="-0.136204357505473" calcext:value-type="float">
            <text:p>-0,1362043575054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6" calcext:value-type="float">
            <text:p>1,86</text:p>
          </table:table-cell>
          <table:table-cell table:formula="of:=SIN(PI()*2/[.P186])" office:value-type="float" office:value="-0.234266460672082" calcext:value-type="float">
            <text:p>-0,234266460672082</text:p>
          </table:table-cell>
          <table:table-cell table:formula="of:=[.Q186]/[.P186]" office:value-type="float" office:value="-0.125949710038754" calcext:value-type="float">
            <text:p>-0,1259497100387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7" calcext:value-type="float">
            <text:p>1,87</text:p>
          </table:table-cell>
          <table:table-cell table:formula="of:=SIN(PI()*2/[.P187])" office:value-type="float" office:value="-0.216667409913057" calcext:value-type="float">
            <text:p>-0,216667409913057</text:p>
          </table:table-cell>
          <table:table-cell table:formula="of:=[.Q187]/[.P187]" office:value-type="float" office:value="-0.115864925087196" calcext:value-type="float">
            <text:p>-0,11586492508719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8" calcext:value-type="float">
            <text:p>1,88</text:p>
          </table:table-cell>
          <table:table-cell table:formula="of:=SIN(PI()*2/[.P188])" office:value-type="float" office:value="-0.199185985103836" calcext:value-type="float">
            <text:p>-0,199185985103836</text:p>
          </table:table-cell>
          <table:table-cell table:formula="of:=[.Q188]/[.P188]" office:value-type="float" office:value="-0.105949992076508" calcext:value-type="float">
            <text:p>-0,1059499920765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89" calcext:value-type="float">
            <text:p>1,89</text:p>
          </table:table-cell>
          <table:table-cell table:formula="of:=SIN(PI()*2/[.P189])" office:value-type="float" office:value="-0.18182691368529" calcext:value-type="float">
            <text:p>-0,18182691368529</text:p>
          </table:table-cell>
          <table:table-cell table:formula="of:=[.Q189]/[.P189]" office:value-type="float" office:value="-0.0962047162356034" calcext:value-type="float">
            <text:p>-0,0962047162356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" calcext:value-type="float">
            <text:p>1,9</text:p>
          </table:table-cell>
          <table:table-cell table:formula="of:=SIN(PI()*2/[.P190])" office:value-type="float" office:value="-0.164594590280733" calcext:value-type="float">
            <text:p>-0,164594590280733</text:p>
          </table:table-cell>
          <table:table-cell table:formula="of:=[.Q190]/[.P190]" office:value-type="float" office:value="-0.0866287317267018" calcext:value-type="float">
            <text:p>-0,0866287317267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1" calcext:value-type="float">
            <text:p>1,91</text:p>
          </table:table-cell>
          <table:table-cell table:formula="of:=SIN(PI()*2/[.P191])" office:value-type="float" office:value="-0.147493091841965" calcext:value-type="float">
            <text:p>-0,147493091841965</text:p>
          </table:table-cell>
          <table:table-cell table:formula="of:=[.Q191]/[.P191]" office:value-type="float" office:value="-0.0772215140533848" calcext:value-type="float">
            <text:p>-0,0772215140533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2" calcext:value-type="float">
            <text:p>1,92</text:p>
          </table:table-cell>
          <table:table-cell table:formula="of:=SIN(PI()*2/[.P192])" office:value-type="float" office:value="-0.130526192220051" calcext:value-type="float">
            <text:p>-0,130526192220051</text:p>
          </table:table-cell>
          <table:table-cell table:formula="of:=[.Q192]/[.P192]" office:value-type="float" office:value="-0.0679823917812767" calcext:value-type="float">
            <text:p>-0,0679823917812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3" calcext:value-type="float">
            <text:p>1,93</text:p>
          </table:table-cell>
          <table:table-cell table:formula="of:=SIN(PI()*2/[.P193])" office:value-type="float" office:value="-0.113697376177013" calcext:value-type="float">
            <text:p>-0,113697376177013</text:p>
          </table:table-cell>
          <table:table-cell table:formula="of:=[.Q193]/[.P193]" office:value-type="float" office:value="-0.05891055760467" calcext:value-type="float">
            <text:p>-0,0589105576046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4" calcext:value-type="float">
            <text:p>1,94</text:p>
          </table:table-cell>
          <table:table-cell table:formula="of:=SIN(PI()*2/[.P194])" office:value-type="float" office:value="-0.097009852854648" calcext:value-type="float">
            <text:p>-0,097009852854648</text:p>
          </table:table-cell>
          <table:table-cell table:formula="of:=[.Q194]/[.P194]" office:value-type="float" office:value="-0.0500050787910557" calcext:value-type="float">
            <text:p>-0,05000507879105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5" calcext:value-type="float">
            <text:p>1,95</text:p>
          </table:table-cell>
          <table:table-cell table:formula="of:=SIN(PI()*2/[.P195])" office:value-type="float" office:value="-0.0804665687167258" calcext:value-type="float">
            <text:p>-0,080466568716726</text:p>
          </table:table-cell>
          <table:table-cell table:formula="of:=[.Q195]/[.P195]" office:value-type="float" office:value="-0.0412649070342184" calcext:value-type="float">
            <text:p>-0,04126490703421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6" calcext:value-type="float">
            <text:p>1,96</text:p>
          </table:table-cell>
          <table:table-cell table:formula="of:=SIN(PI()*2/[.P196])" office:value-type="float" office:value="-0.064070219980713" calcext:value-type="float">
            <text:p>-0,064070219980713</text:p>
          </table:table-cell>
          <table:table-cell table:formula="of:=[.Q196]/[.P196]" office:value-type="float" office:value="-0.0326888877452617" calcext:value-type="float">
            <text:p>-0,0326888877452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7" calcext:value-type="float">
            <text:p>1,97</text:p>
          </table:table-cell>
          <table:table-cell table:formula="of:=SIN(PI()*2/[.P197])" office:value-type="float" office:value="-0.0478232645550782" calcext:value-type="float">
            <text:p>-0,047823264555078</text:p>
          </table:table-cell>
          <table:table-cell table:formula="of:=[.Q197]/[.P197]" office:value-type="float" office:value="-0.0242757688096844" calcext:value-type="float">
            <text:p>-0,0242757688096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8" calcext:value-type="float">
            <text:p>1,98</text:p>
          </table:table-cell>
          <table:table-cell table:formula="of:=SIN(PI()*2/[.P198])" office:value-type="float" office:value="-0.0317279334980674" calcext:value-type="float">
            <text:p>-0,031727933498067</text:p>
          </table:table-cell>
          <table:table-cell table:formula="of:=[.Q198]/[.P198]" office:value-type="float" office:value="-0.0160242088374078" calcext:value-type="float">
            <text:p>-0,01602420883740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.99" calcext:value-type="float">
            <text:p>1,99</text:p>
          </table:table-cell>
          <table:table-cell table:formula="of:=SIN(PI()*2/[.P199])" office:value-type="float" office:value="-0.015786242013637" calcext:value-type="float">
            <text:p>-0,015786242013637</text:p>
          </table:table-cell>
          <table:table-cell table:formula="of:=[.Q199]/[.P199]" office:value-type="float" office:value="-0.00793278493147589" calcext:value-type="float">
            <text:p>-0,0079327849314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SIN(PI()*2/[.P200])" office:value-type="float" office:value="1.22464679914735E-016" calcext:value-type="float">
            <text:p>1,22464679914735E-16</text:p>
          </table:table-cell>
          <table:table-cell table:formula="of:=[.Q200]/[.P200]" office:value-type="float" office:value="6.12323399573677E-017" calcext:value-type="float">
            <text:p>6,12323399573677E-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1" calcext:value-type="float">
            <text:p>2,01</text:p>
          </table:table-cell>
          <table:table-cell table:formula="of:=SIN(PI()*2/[.P201])" office:value-type="float" office:value="0.0156291778340076" calcext:value-type="float">
            <text:p>0,015629177834008</text:p>
          </table:table-cell>
          <table:table-cell table:formula="of:=[.Q201]/[.P201]" office:value-type="float" office:value="0.0077757103651779" calcext:value-type="float">
            <text:p>0,0077757103651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2" calcext:value-type="float">
            <text:p>2,02</text:p>
          </table:table-cell>
          <table:table-cell table:formula="of:=SIN(PI()*2/[.P202])" office:value-type="float" office:value="0.0310998622698372" calcext:value-type="float">
            <text:p>0,031099862269837</text:p>
          </table:table-cell>
          <table:table-cell table:formula="of:=[.Q202]/[.P202]" office:value-type="float" office:value="0.0153959714207115" calcext:value-type="float">
            <text:p>0,0153959714207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3" calcext:value-type="float">
            <text:p>2,03</text:p>
          </table:table-cell>
          <table:table-cell table:formula="of:=SIN(PI()*2/[.P203])" office:value-type="float" office:value="0.0464108002827881" calcext:value-type="float">
            <text:p>0,046410800282788</text:p>
          </table:table-cell>
          <table:table-cell table:formula="of:=[.Q203]/[.P203]" office:value-type="float" office:value="0.0228624631934917" calcext:value-type="float">
            <text:p>0,0228624631934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4" calcext:value-type="float">
            <text:p>2,04</text:p>
          </table:table-cell>
          <table:table-cell table:formula="of:=SIN(PI()*2/[.P204])" office:value-type="float" office:value="0.0615609061339432" calcext:value-type="float">
            <text:p>0,061560906133943</text:p>
          </table:table-cell>
          <table:table-cell table:formula="of:=[.Q204]/[.P204]" office:value-type="float" office:value="0.0301769147715408" calcext:value-type="float">
            <text:p>0,0301769147715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5" calcext:value-type="float">
            <text:p>2,05</text:p>
          </table:table-cell>
          <table:table-cell table:formula="of:=SIN(PI()*2/[.P205])" office:value-type="float" office:value="0.0765492528364955" calcext:value-type="float">
            <text:p>0,076549252836496</text:p>
          </table:table-cell>
          <table:table-cell table:formula="of:=[.Q205]/[.P205]" office:value-type="float" office:value="0.037341098944632" calcext:value-type="float">
            <text:p>0,0373410989446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6" calcext:value-type="float">
            <text:p>2,06</text:p>
          </table:table-cell>
          <table:table-cell table:formula="of:=SIN(PI()*2/[.P206])" office:value-type="float" office:value="0.0913750639828714" calcext:value-type="float">
            <text:p>0,091375063982871</text:p>
          </table:table-cell>
          <table:table-cell table:formula="of:=[.Q206]/[.P206]" office:value-type="float" office:value="0.0443568271761511" calcext:value-type="float">
            <text:p>0,0443568271761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7" calcext:value-type="float">
            <text:p>2,07</text:p>
          </table:table-cell>
          <table:table-cell table:formula="of:=SIN(PI()*2/[.P207])" office:value-type="float" office:value="0.106037705919354" calcext:value-type="float">
            <text:p>0,106037705919354</text:p>
          </table:table-cell>
          <table:table-cell table:formula="of:=[.Q207]/[.P207]" office:value-type="float" office:value="0.051225944888577" calcext:value-type="float">
            <text:p>0,05122594488857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8" calcext:value-type="float">
            <text:p>2,08</text:p>
          </table:table-cell>
          <table:table-cell table:formula="of:=SIN(PI()*2/[.P208])" office:value-type="float" office:value="0.120536680255323" calcext:value-type="float">
            <text:p>0,120536680255323</text:p>
          </table:table-cell>
          <table:table-cell table:formula="of:=[.Q208]/[.P208]" office:value-type="float" office:value="0.0579503270458284" calcext:value-type="float">
            <text:p>0,05795032704582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09" calcext:value-type="float">
            <text:p>2,09</text:p>
          </table:table-cell>
          <table:table-cell table:formula="of:=SIN(PI()*2/[.P209])" office:value-type="float" office:value="0.134871616694519" calcext:value-type="float">
            <text:p>0,134871616694519</text:p>
          </table:table-cell>
          <table:table-cell table:formula="of:=[.Q209]/[.P209]" office:value-type="float" office:value="0.0645318740165163" calcext:value-type="float">
            <text:p>0,06453187401651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" calcext:value-type="float">
            <text:p>2,1</text:p>
          </table:table-cell>
          <table:table-cell table:formula="of:=SIN(PI()*2/[.P210])" office:value-type="float" office:value="0.149042266176175" calcext:value-type="float">
            <text:p>0,149042266176175</text:p>
          </table:table-cell>
          <table:table-cell table:formula="of:=[.Q210]/[.P210]" office:value-type="float" office:value="0.0709725077029403" calcext:value-type="float">
            <text:p>0,070972507702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1" calcext:value-type="float">
            <text:p>2,11</text:p>
          </table:table-cell>
          <table:table-cell table:formula="of:=SIN(PI()*2/[.P211])" office:value-type="float" office:value="0.163048494314143" calcext:value-type="float">
            <text:p>0,163048494314143</text:p>
          </table:table-cell>
          <table:table-cell table:formula="of:=[.Q211]/[.P211]" office:value-type="float" office:value="0.0772741679213947" calcext:value-type="float">
            <text:p>0,0772741679213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2" calcext:value-type="float">
            <text:p>2,12</text:p>
          </table:table-cell>
          <table:table-cell table:formula="of:=SIN(PI()*2/[.P212])" office:value-type="float" office:value="0.176890275122573" calcext:value-type="float">
            <text:p>0,176890275122573</text:p>
          </table:table-cell>
          <table:table-cell table:formula="of:=[.Q212]/[.P212]" office:value-type="float" office:value="0.0834388090200817" calcext:value-type="float">
            <text:p>0,08343880902008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3" calcext:value-type="float">
            <text:p>2,13</text:p>
          </table:table-cell>
          <table:table-cell table:formula="of:=SIN(PI()*2/[.P213])" office:value-type="float" office:value="0.190567685016998" calcext:value-type="float">
            <text:p>0,190567685016998</text:p>
          </table:table-cell>
          <table:table-cell table:formula="of:=[.Q213]/[.P213]" office:value-type="float" office:value="0.0894683967215953" calcext:value-type="float">
            <text:p>0,08946839672159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4" calcext:value-type="float">
            <text:p>2,14</text:p>
          </table:table-cell>
          <table:table-cell table:formula="of:=SIN(PI()*2/[.P214])" office:value-type="float" office:value="0.204080897080074" calcext:value-type="float">
            <text:p>0,204080897080074</text:p>
          </table:table-cell>
          <table:table-cell table:formula="of:=[.Q214]/[.P214]" office:value-type="float" office:value="0.0953649051776048" calcext:value-type="float">
            <text:p>0,09536490517760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5" calcext:value-type="float">
            <text:p>2,15</text:p>
          </table:table-cell>
          <table:table-cell table:formula="of:=SIN(PI()*2/[.P215])" office:value-type="float" office:value="0.217430175581557" calcext:value-type="float">
            <text:p>0,217430175581557</text:p>
          </table:table-cell>
          <table:table-cell table:formula="of:=[.Q215]/[.P215]" office:value-type="float" office:value="0.10113031422398" calcext:value-type="float">
            <text:p>0,101130314223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6" calcext:value-type="float">
            <text:p>2,16</text:p>
          </table:table-cell>
          <table:table-cell table:formula="of:=SIN(PI()*2/[.P216])" office:value-type="float" office:value="0.23061587074244" calcext:value-type="float">
            <text:p>0,23061587074244</text:p>
          </table:table-cell>
          <table:table-cell table:formula="of:=[.Q216]/[.P216]" office:value-type="float" office:value="0.106766606825204" calcext:value-type="float">
            <text:p>0,1067666068252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7" calcext:value-type="float">
            <text:p>2,17</text:p>
          </table:table-cell>
          <table:table-cell table:formula="of:=SIN(PI()*2/[.P217])" office:value-type="float" office:value="0.243638413733522" calcext:value-type="float">
            <text:p>0,243638413733522</text:p>
          </table:table-cell>
          <table:table-cell table:formula="of:=[.Q217]/[.P217]" office:value-type="float" office:value="0.112275766697476" calcext:value-type="float">
            <text:p>0,1122757666974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8" calcext:value-type="float">
            <text:p>2,18</text:p>
          </table:table-cell>
          <table:table-cell table:formula="of:=SIN(PI()*2/[.P218])" office:value-type="float" office:value="0.256498311899001" calcext:value-type="float">
            <text:p>0,256498311899001</text:p>
          </table:table-cell>
          <table:table-cell table:formula="of:=[.Q218]/[.P218]" office:value-type="float" office:value="0.117659776100459" calcext:value-type="float">
            <text:p>0,1176597761004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19" calcext:value-type="float">
            <text:p>2,19</text:p>
          </table:table-cell>
          <table:table-cell table:formula="of:=SIN(PI()*2/[.P219])" office:value-type="float" office:value="0.269196144196024" calcext:value-type="float">
            <text:p>0,269196144196024</text:p>
          </table:table-cell>
          <table:table-cell table:formula="of:=[.Q219]/[.P219]" office:value-type="float" office:value="0.122920613788139" calcext:value-type="float">
            <text:p>0,12292061378813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" calcext:value-type="float">
            <text:p>2,2</text:p>
          </table:table-cell>
          <table:table-cell table:formula="of:=SIN(PI()*2/[.P220])" office:value-type="float" office:value="0.28173255684143" calcext:value-type="float">
            <text:p>0,28173255684143</text:p>
          </table:table-cell>
          <table:table-cell table:formula="of:=[.Q220]/[.P220]" office:value-type="float" office:value="0.128060253109741" calcext:value-type="float">
            <text:p>0,12806025310974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1" calcext:value-type="float">
            <text:p>2,21</text:p>
          </table:table-cell>
          <table:table-cell table:formula="of:=SIN(PI()*2/[.P221])" office:value-type="float" office:value="0.294108259157244" calcext:value-type="float">
            <text:p>0,294108259157244</text:p>
          </table:table-cell>
          <table:table-cell table:formula="of:=[.Q221]/[.P221]" office:value-type="float" office:value="0.133080660252147" calcext:value-type="float">
            <text:p>0,1330806602521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2" calcext:value-type="float">
            <text:p>2,22</text:p>
          </table:table-cell>
          <table:table-cell table:formula="of:=SIN(PI()*2/[.P222])" office:value-type="float" office:value="0.306324019606783" calcext:value-type="float">
            <text:p>0,306324019606783</text:p>
          </table:table-cell>
          <table:table-cell table:formula="of:=[.Q222]/[.P222]" office:value-type="float" office:value="0.137983792615668" calcext:value-type="float">
            <text:p>0,1379837926156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3" calcext:value-type="float">
            <text:p>2,23</text:p>
          </table:table-cell>
          <table:table-cell table:formula="of:=SIN(PI()*2/[.P223])" office:value-type="float" office:value="0.318380662013522" calcext:value-type="float">
            <text:p>0,318380662013522</text:p>
          </table:table-cell>
          <table:table-cell table:formula="of:=[.Q223]/[.P223]" office:value-type="float" office:value="0.142771597315481" calcext:value-type="float">
            <text:p>0,14277159731548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4" calcext:value-type="float">
            <text:p>2,24</text:p>
          </table:table-cell>
          <table:table-cell table:formula="of:=SIN(PI()*2/[.P224])" office:value-type="float" office:value="0.330279061955168" calcext:value-type="float">
            <text:p>0,330279061955168</text:p>
          </table:table-cell>
          <table:table-cell table:formula="of:=[.Q224]/[.P224]" office:value-type="float" office:value="0.147446009801414" calcext:value-type="float">
            <text:p>0,14744600980141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5" calcext:value-type="float">
            <text:p>2,25</text:p>
          </table:table-cell>
          <table:table-cell table:formula="of:=SIN(PI()*2/[.P225])" office:value-type="float" office:value="0.342020143325669" calcext:value-type="float">
            <text:p>0,342020143325669</text:p>
          </table:table-cell>
          <table:table-cell table:formula="of:=[.Q225]/[.P225]" office:value-type="float" office:value="0.152008952589186" calcext:value-type="float">
            <text:p>0,1520089525891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6" calcext:value-type="float">
            <text:p>2,26</text:p>
          </table:table-cell>
          <table:table-cell table:formula="of:=SIN(PI()*2/[.P226])" office:value-type="float" office:value="0.353604875058149" calcext:value-type="float">
            <text:p>0,353604875058149</text:p>
          </table:table-cell>
          <table:table-cell table:formula="of:=[.Q226]/[.P226]" office:value-type="float" office:value="0.156462334096526" calcext:value-type="float">
            <text:p>0,1564623340965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7" calcext:value-type="float">
            <text:p>2,27</text:p>
          </table:table-cell>
          <table:table-cell table:formula="of:=SIN(PI()*2/[.P227])" office:value-type="float" office:value="0.365034268002026" calcext:value-type="float">
            <text:p>0,365034268002026</text:p>
          </table:table-cell>
          <table:table-cell table:formula="of:=[.Q227]/[.P227]" office:value-type="float" office:value="0.160808047577985" calcext:value-type="float">
            <text:p>0,1608080475779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8" calcext:value-type="float">
            <text:p>2,28</text:p>
          </table:table-cell>
          <table:table-cell table:formula="of:=SIN(PI()*2/[.P228])" office:value-type="float" office:value="0.376309371947835" calcext:value-type="float">
            <text:p>0,376309371947835</text:p>
          </table:table-cell>
          <table:table-cell table:formula="of:=[.Q228]/[.P228]" office:value-type="float" office:value="0.165047970152559" calcext:value-type="float">
            <text:p>0,1650479701525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29" calcext:value-type="float">
            <text:p>2,29</text:p>
          </table:table-cell>
          <table:table-cell table:formula="of:=SIN(PI()*2/[.P229])" office:value-type="float" office:value="0.387431272793529" calcext:value-type="float">
            <text:p>0,387431272793529</text:p>
          </table:table-cell>
          <table:table-cell table:formula="of:=[.Q229]/[.P229]" office:value-type="float" office:value="0.169183961918572" calcext:value-type="float">
            <text:p>0,1691839619185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" calcext:value-type="float">
            <text:p>2,3</text:p>
          </table:table-cell>
          <table:table-cell table:formula="of:=SIN(PI()*2/[.P230])" office:value-type="float" office:value="0.398401089846241" calcext:value-type="float">
            <text:p>0,398401089846241</text:p>
          </table:table-cell>
          <table:table-cell table:formula="of:=[.Q230]/[.P230]" office:value-type="float" office:value="0.17321786515054" calcext:value-type="float">
            <text:p>0,1732178651505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1" calcext:value-type="float">
            <text:p>2,31</text:p>
          </table:table-cell>
          <table:table-cell table:formula="of:=SIN(PI()*2/[.P231])" office:value-type="float" office:value="0.409219973253776" calcext:value-type="float">
            <text:p>0,409219973253776</text:p>
          </table:table-cell>
          <table:table-cell table:formula="of:=[.Q231]/[.P231]" office:value-type="float" office:value="0.177151503573063" calcext:value-type="float">
            <text:p>0,17715150357306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2" calcext:value-type="float">
            <text:p>2,32</text:p>
          </table:table-cell>
          <table:table-cell table:formula="of:=SIN(PI()*2/[.P232])" office:value-type="float" office:value="0.419889101560264" calcext:value-type="float">
            <text:p>0,419889101560264</text:p>
          </table:table-cell>
          <table:table-cell table:formula="of:=[.Q232]/[.P232]" office:value-type="float" office:value="0.180986681707011" calcext:value-type="float">
            <text:p>0,18098668170701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3" calcext:value-type="float">
            <text:p>2,33</text:p>
          </table:table-cell>
          <table:table-cell table:formula="of:=SIN(PI()*2/[.P233])" office:value-type="float" office:value="0.430409679380696" calcext:value-type="float">
            <text:p>0,430409679380696</text:p>
          </table:table-cell>
          <table:table-cell table:formula="of:=[.Q233]/[.P233]" office:value-type="float" office:value="0.184725184283561" calcext:value-type="float">
            <text:p>0,18472518428356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4" calcext:value-type="float">
            <text:p>2,34</text:p>
          </table:table-cell>
          <table:table-cell table:formula="of:=SIN(PI()*2/[.P234])" office:value-type="float" office:value="0.440782935189186" calcext:value-type="float">
            <text:p>0,440782935189186</text:p>
          </table:table-cell>
          <table:table-cell table:formula="of:=[.Q234]/[.P234]" office:value-type="float" office:value="0.188368775721874" calcext:value-type="float">
            <text:p>0,1883687757218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5" calcext:value-type="float">
            <text:p>2,35</text:p>
          </table:table-cell>
          <table:table-cell table:formula="of:=SIN(PI()*2/[.P235])" office:value-type="float" office:value="0.451010119216102" calcext:value-type="float">
            <text:p>0,451010119216102</text:p>
          </table:table-cell>
          <table:table-cell table:formula="of:=[.Q235]/[.P235]" office:value-type="float" office:value="0.191919199666426" calcext:value-type="float">
            <text:p>0,19191919966642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6" calcext:value-type="float">
            <text:p>2,36</text:p>
          </table:table-cell>
          <table:table-cell table:formula="of:=SIN(PI()*2/[.P236])" office:value-type="float" office:value="0.461092501449326" calcext:value-type="float">
            <text:p>0,461092501449326</text:p>
          </table:table-cell>
          <table:table-cell table:formula="of:=[.Q236]/[.P236]" office:value-type="float" office:value="0.195378178580223" calcext:value-type="float">
            <text:p>0,19537817858022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7" calcext:value-type="float">
            <text:p>2,37</text:p>
          </table:table-cell>
          <table:table-cell table:formula="of:=SIN(PI()*2/[.P237])" office:value-type="float" office:value="0.471031369735134" calcext:value-type="float">
            <text:p>0,471031369735134</text:p>
          </table:table-cell>
          <table:table-cell table:formula="of:=[.Q237]/[.P237]" office:value-type="float" office:value="0.198747413390352" calcext:value-type="float">
            <text:p>0,19874741339035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8" calcext:value-type="float">
            <text:p>2,38</text:p>
          </table:table-cell>
          <table:table-cell table:formula="of:=SIN(PI()*2/[.P238])" office:value-type="float" office:value="0.480828027974359" calcext:value-type="float">
            <text:p>0,480828027974359</text:p>
          </table:table-cell>
          <table:table-cell table:formula="of:=[.Q238]/[.P238]" office:value-type="float" office:value="0.202028583182504" calcext:value-type="float">
            <text:p>0,20202858318250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39" calcext:value-type="float">
            <text:p>2,39</text:p>
          </table:table-cell>
          <table:table-cell table:formula="of:=SIN(PI()*2/[.P239])" office:value-type="float" office:value="0.490483794409674" calcext:value-type="float">
            <text:p>0,490483794409674</text:p>
          </table:table-cell>
          <table:table-cell table:formula="of:=[.Q239]/[.P239]" office:value-type="float" office:value="0.205223344941286" calcext:value-type="float">
            <text:p>0,20522334494128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" calcext:value-type="float">
            <text:p>2,4</text:p>
          </table:table-cell>
          <table:table-cell table:formula="of:=SIN(PI()*2/[.P240])" office:value-type="float" office:value="0.5" calcext:value-type="float">
            <text:p>0,5</text:p>
          </table:table-cell>
          <table:table-cell table:formula="of:=[.Q240]/[.P240]" office:value-type="float" office:value="0.208333333333333" calcext:value-type="float">
            <text:p>0,2083333333333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1" calcext:value-type="float">
            <text:p>2,41</text:p>
          </table:table-cell>
          <table:table-cell table:formula="of:=SIN(PI()*2/[.P241])" office:value-type="float" office:value="0.509377986878213" calcext:value-type="float">
            <text:p>0,509377986878213</text:p>
          </table:table-cell>
          <table:table-cell table:formula="of:=[.Q241]/[.P241]" office:value-type="float" office:value="0.211360160530379" calcext:value-type="float">
            <text:p>0,2113601605303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2" calcext:value-type="float">
            <text:p>2,42</text:p>
          </table:table-cell>
          <table:table-cell table:formula="of:=SIN(PI()*2/[.P242])" office:value-type="float" office:value="0.518619106888477" calcext:value-type="float">
            <text:p>0,518619106888477</text:p>
          </table:table-cell>
          <table:table-cell table:formula="of:=[.Q242]/[.P242]" office:value-type="float" office:value="0.214305416069619" calcext:value-type="float">
            <text:p>0,2143054160696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3" calcext:value-type="float">
            <text:p>2,43</text:p>
          </table:table-cell>
          <table:table-cell table:formula="of:=SIN(PI()*2/[.P243])" office:value-type="float" office:value="0.527724720199682" calcext:value-type="float">
            <text:p>0,527724720199682</text:p>
          </table:table-cell>
          <table:table-cell table:formula="of:=[.Q243]/[.P243]" office:value-type="float" office:value="0.21717066674884" calcext:value-type="float">
            <text:p>0,217170666748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4" calcext:value-type="float">
            <text:p>2,44</text:p>
          </table:table-cell>
          <table:table-cell table:formula="of:=SIN(PI()*2/[.P244])" office:value-type="float" office:value="0.5366961939916" calcext:value-type="float">
            <text:p>0,5366961939916</text:p>
          </table:table-cell>
          <table:table-cell table:formula="of:=[.Q244]/[.P244]" office:value-type="float" office:value="0.219957456553935" calcext:value-type="float">
            <text:p>0,2199574565539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5" calcext:value-type="float">
            <text:p>2,45</text:p>
          </table:table-cell>
          <table:table-cell table:formula="of:=SIN(PI()*2/[.P245])" office:value-type="float" office:value="0.545534901210549" calcext:value-type="float">
            <text:p>0,545534901210549</text:p>
          </table:table-cell>
          <table:table-cell table:formula="of:=[.Q245]/[.P245]" office:value-type="float" office:value="0.222667306616551" calcext:value-type="float">
            <text:p>0,2226673066165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6" calcext:value-type="float">
            <text:p>2,46</text:p>
          </table:table-cell>
          <table:table-cell table:formula="of:=SIN(PI()*2/[.P246])" office:value-type="float" office:value="0.554242219391425" calcext:value-type="float">
            <text:p>0,554242219391425</text:p>
          </table:table-cell>
          <table:table-cell table:formula="of:=[.Q246]/[.P246]" office:value-type="float" office:value="0.225301715199766" calcext:value-type="float">
            <text:p>0,22530171519976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7" calcext:value-type="float">
            <text:p>2,47</text:p>
          </table:table-cell>
          <table:table-cell table:formula="of:=SIN(PI()*2/[.P247])" office:value-type="float" office:value="0.562819529543169" calcext:value-type="float">
            <text:p>0,562819529543169</text:p>
          </table:table-cell>
          <table:table-cell table:formula="of:=[.Q247]/[.P247]" office:value-type="float" office:value="0.227862157709785" calcext:value-type="float">
            <text:p>0,22786215770978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8" calcext:value-type="float">
            <text:p>2,48</text:p>
          </table:table-cell>
          <table:table-cell table:formula="of:=SIN(PI()*2/[.P248])" office:value-type="float" office:value="0.571268215094792" calcext:value-type="float">
            <text:p>0,571268215094792</text:p>
          </table:table-cell>
          <table:table-cell table:formula="of:=[.Q248]/[.P248]" office:value-type="float" office:value="0.230350086731771" calcext:value-type="float">
            <text:p>0,23035008673177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49" calcext:value-type="float">
            <text:p>2,49</text:p>
          </table:table-cell>
          <table:table-cell table:formula="of:=SIN(PI()*2/[.P249])" office:value-type="float" office:value="0.579589660899238" calcext:value-type="float">
            <text:p>0,579589660899238</text:p>
          </table:table-cell>
          <table:table-cell table:formula="of:=[.Q249]/[.P249]" office:value-type="float" office:value="0.232766932088047" calcext:value-type="float">
            <text:p>0,2327669320880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" calcext:value-type="float">
            <text:p>2,5</text:p>
          </table:table-cell>
          <table:table-cell table:formula="of:=SIN(PI()*2/[.P250])" office:value-type="float" office:value="0.587785252292473" calcext:value-type="float">
            <text:p>0,587785252292473</text:p>
          </table:table-cell>
          <table:table-cell table:formula="of:=[.Q250]/[.P250]" office:value-type="float" office:value="0.235114100916989" calcext:value-type="float">
            <text:p>0,23511410091698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1" calcext:value-type="float">
            <text:p>2,51</text:p>
          </table:table-cell>
          <table:table-cell table:formula="of:=SIN(PI()*2/[.P251])" office:value-type="float" office:value="0.595856374205299" calcext:value-type="float">
            <text:p>0,595856374205299</text:p>
          </table:table-cell>
          <table:table-cell table:formula="of:=[.Q251]/[.P251]" office:value-type="float" office:value="0.237392977771035" calcext:value-type="float">
            <text:p>0,2373929777710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2" calcext:value-type="float">
            <text:p>2,52</text:p>
          </table:table-cell>
          <table:table-cell table:formula="of:=SIN(PI()*2/[.P252])" office:value-type="float" office:value="0.603804410325477" calcext:value-type="float">
            <text:p>0,603804410325477</text:p>
          </table:table-cell>
          <table:table-cell table:formula="of:=[.Q252]/[.P252]" office:value-type="float" office:value="0.239604924732332" calcext:value-type="float">
            <text:p>0,23960492473233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3" calcext:value-type="float">
            <text:p>2,53</text:p>
          </table:table-cell>
          <table:table-cell table:formula="of:=SIN(PI()*2/[.P253])" office:value-type="float" office:value="0.611630742307889" calcext:value-type="float">
            <text:p>0,611630742307889</text:p>
          </table:table-cell>
          <table:table-cell table:formula="of:=[.Q253]/[.P253]" office:value-type="float" office:value="0.24175128154462" calcext:value-type="float">
            <text:p>0,2417512815446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4" calcext:value-type="float">
            <text:p>2,54</text:p>
          </table:table-cell>
          <table:table-cell table:formula="of:=SIN(PI()*2/[.P254])" office:value-type="float" office:value="0.619336749030509" calcext:value-type="float">
            <text:p>0,619336749030509</text:p>
          </table:table-cell>
          <table:table-cell table:formula="of:=[.Q254]/[.P254]" office:value-type="float" office:value="0.243833365760043" calcext:value-type="float">
            <text:p>0,2438333657600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5" calcext:value-type="float">
            <text:p>2,55</text:p>
          </table:table-cell>
          <table:table-cell table:formula="of:=SIN(PI()*2/[.P255])" office:value-type="float" office:value="0.626923805894106" calcext:value-type="float">
            <text:p>0,626923805894106</text:p>
          </table:table-cell>
          <table:table-cell table:formula="of:=[.Q255]/[.P255]" office:value-type="float" office:value="0.24585247289965" calcext:value-type="float">
            <text:p>0,245852472899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6" calcext:value-type="float">
            <text:p>2,56</text:p>
          </table:table-cell>
          <table:table-cell table:formula="of:=SIN(PI()*2/[.P256])" office:value-type="float" office:value="0.634393284163645" calcext:value-type="float">
            <text:p>0,634393284163645</text:p>
          </table:table-cell>
          <table:table-cell table:formula="of:=[.Q256]/[.P256]" office:value-type="float" office:value="0.247809876626424" calcext:value-type="float">
            <text:p>0,24780987662642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7" calcext:value-type="float">
            <text:p>2,57</text:p>
          </table:table-cell>
          <table:table-cell table:formula="of:=SIN(PI()*2/[.P257])" office:value-type="float" office:value="0.641746550349456" calcext:value-type="float">
            <text:p>0,641746550349456</text:p>
          </table:table-cell>
          <table:table-cell table:formula="of:=[.Q257]/[.P257]" office:value-type="float" office:value="0.249706828929749" calcext:value-type="float">
            <text:p>0,24970682892974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8" calcext:value-type="float">
            <text:p>2,58</text:p>
          </table:table-cell>
          <table:table-cell table:formula="of:=SIN(PI()*2/[.P258])" office:value-type="float" office:value="0.648984965626334" calcext:value-type="float">
            <text:p>0,648984965626334</text:p>
          </table:table-cell>
          <table:table-cell table:formula="of:=[.Q258]/[.P258]" office:value-type="float" office:value="0.251544560320284" calcext:value-type="float">
            <text:p>0,2515445603202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59" calcext:value-type="float">
            <text:p>2,59</text:p>
          </table:table-cell>
          <table:table-cell table:formula="of:=SIN(PI()*2/[.P259])" office:value-type="float" office:value="0.656109885288794" calcext:value-type="float">
            <text:p>0,656109885288794</text:p>
          </table:table-cell>
          <table:table-cell table:formula="of:=[.Q259]/[.P259]" office:value-type="float" office:value="0.253324280034283" calcext:value-type="float">
            <text:p>0,25332428003428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" calcext:value-type="float">
            <text:p>2,6</text:p>
          </table:table-cell>
          <table:table-cell table:formula="of:=SIN(PI()*2/[.P260])" office:value-type="float" office:value="0.663122658240795" calcext:value-type="float">
            <text:p>0,663122658240795</text:p>
          </table:table-cell>
          <table:table-cell table:formula="of:=[.Q260]/[.P260]" office:value-type="float" office:value="0.25504717624646" calcext:value-type="float">
            <text:p>0,255047176246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1" calcext:value-type="float">
            <text:p>2,61</text:p>
          </table:table-cell>
          <table:table-cell table:formula="of:=SIN(PI()*2/[.P261])" office:value-type="float" office:value="0.670024626518304" calcext:value-type="float">
            <text:p>0,670024626518304</text:p>
          </table:table-cell>
          <table:table-cell table:formula="of:=[.Q261]/[.P261]" office:value-type="float" office:value="0.256714416290538" calcext:value-type="float">
            <text:p>0,25671441629053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2" calcext:value-type="float">
            <text:p>2,62</text:p>
          </table:table-cell>
          <table:table-cell table:formula="of:=SIN(PI()*2/[.P262])" office:value-type="float" office:value="0.67681712484316" calcext:value-type="float">
            <text:p>0,67681712484316</text:p>
          </table:table-cell>
          <table:table-cell table:formula="of:=[.Q262]/[.P262]" office:value-type="float" office:value="0.258327146886702" calcext:value-type="float">
            <text:p>0,25832714688670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3" calcext:value-type="float">
            <text:p>2,63</text:p>
          </table:table-cell>
          <table:table-cell table:formula="of:=SIN(PI()*2/[.P263])" office:value-type="float" office:value="0.683501480206756" calcext:value-type="float">
            <text:p>0,683501480206756</text:p>
          </table:table-cell>
          <table:table-cell table:formula="of:=[.Q263]/[.P263]" office:value-type="float" office:value="0.259886494375192" calcext:value-type="float">
            <text:p>0,25988649437519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4" calcext:value-type="float">
            <text:p>2,64</text:p>
          </table:table-cell>
          <table:table-cell table:formula="of:=SIN(PI()*2/[.P264])" office:value-type="float" office:value="0.690079011482112" calcext:value-type="float">
            <text:p>0,690079011482112</text:p>
          </table:table-cell>
          <table:table-cell table:formula="of:=[.Q264]/[.P264]" office:value-type="float" office:value="0.261393564955346" calcext:value-type="float">
            <text:p>0,26139356495534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5" calcext:value-type="float">
            <text:p>2,65</text:p>
          </table:table-cell>
          <table:table-cell table:formula="of:=SIN(PI()*2/[.P265])" office:value-type="float" office:value="0.696551029062997" calcext:value-type="float">
            <text:p>0,696551029062997</text:p>
          </table:table-cell>
          <table:table-cell table:formula="of:=[.Q265]/[.P265]" office:value-type="float" office:value="0.262849444929433" calcext:value-type="float">
            <text:p>0,2628494449294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6" calcext:value-type="float">
            <text:p>2,66</text:p>
          </table:table-cell>
          <table:table-cell table:formula="of:=SIN(PI()*2/[.P266])" office:value-type="float" office:value="0.702918834528787" calcext:value-type="float">
            <text:p>0,702918834528787</text:p>
          </table:table-cell>
          <table:table-cell table:formula="of:=[.Q266]/[.P266]" office:value-type="float" office:value="0.264255200950672" calcext:value-type="float">
            <text:p>0,2642552009506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7" calcext:value-type="float">
            <text:p>2,67</text:p>
          </table:table-cell>
          <table:table-cell table:formula="of:=SIN(PI()*2/[.P267])" office:value-type="float" office:value="0.70918372033383" calcext:value-type="float">
            <text:p>0,70918372033383</text:p>
          </table:table-cell>
          <table:table-cell table:formula="of:=[.Q267]/[.P267]" office:value-type="float" office:value="0.265611880274843" calcext:value-type="float">
            <text:p>0,26561188027484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8" calcext:value-type="float">
            <text:p>2,68</text:p>
          </table:table-cell>
          <table:table-cell table:formula="of:=SIN(PI()*2/[.P268])" office:value-type="float" office:value="0.715346969520128" calcext:value-type="float">
            <text:p>0,715346969520128</text:p>
          </table:table-cell>
          <table:table-cell table:formula="of:=[.Q268]/[.P268]" office:value-type="float" office:value="0.266920511014973" calcext:value-type="float">
            <text:p>0,26692051101497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69" calcext:value-type="float">
            <text:p>2,69</text:p>
          </table:table-cell>
          <table:table-cell table:formula="of:=SIN(PI()*2/[.P269])" office:value-type="float" office:value="0.721409855452201" calcext:value-type="float">
            <text:p>0,721409855452201</text:p>
          </table:table-cell>
          <table:table-cell table:formula="of:=[.Q269]/[.P269]" office:value-type="float" office:value="0.268182102398588" calcext:value-type="float">
            <text:p>0,26818210239858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" calcext:value-type="float">
            <text:p>2,7</text:p>
          </table:table-cell>
          <table:table-cell table:formula="of:=SIN(PI()*2/[.P270])" office:value-type="float" office:value="0.727373641573049" calcext:value-type="float">
            <text:p>0,727373641573049</text:p>
          </table:table-cell>
          <table:table-cell table:formula="of:=[.Q270]/[.P270]" office:value-type="float" office:value="0.269397645027055" calcext:value-type="float">
            <text:p>0,26939764502705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1" calcext:value-type="float">
            <text:p>2,71</text:p>
          </table:table-cell>
          <table:table-cell table:formula="of:=SIN(PI()*2/[.P271])" office:value-type="float" office:value="0.733239581180171" calcext:value-type="float">
            <text:p>0,733239581180171</text:p>
          </table:table-cell>
          <table:table-cell table:formula="of:=[.Q271]/[.P271]" office:value-type="float" office:value="0.270568111136594" calcext:value-type="float">
            <text:p>0,27056811113659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2" calcext:value-type="float">
            <text:p>2,72</text:p>
          </table:table-cell>
          <table:table-cell table:formula="of:=SIN(PI()*2/[.P272])" office:value-type="float" office:value="0.739008917220659" calcext:value-type="float">
            <text:p>0,739008917220659</text:p>
          </table:table-cell>
          <table:table-cell table:formula="of:=[.Q272]/[.P272]" office:value-type="float" office:value="0.271694454860536" calcext:value-type="float">
            <text:p>0,2716944548605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3" calcext:value-type="float">
            <text:p>2,73</text:p>
          </table:table-cell>
          <table:table-cell table:formula="of:=SIN(PI()*2/[.P273])" office:value-type="float" office:value="0.744682882104412" calcext:value-type="float">
            <text:p>0,744682882104412</text:p>
          </table:table-cell>
          <table:table-cell table:formula="of:=[.Q273]/[.P273]" office:value-type="float" office:value="0.272777612492459" calcext:value-type="float">
            <text:p>0,2727776124924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4" calcext:value-type="float">
            <text:p>2,74</text:p>
          </table:table-cell>
          <table:table-cell table:formula="of:=SIN(PI()*2/[.P274])" office:value-type="float" office:value="0.750262697534563" calcext:value-type="float">
            <text:p>0,750262697534563</text:p>
          </table:table-cell>
          <table:table-cell table:formula="of:=[.Q274]/[.P274]" office:value-type="float" office:value="0.27381850274984" calcext:value-type="float">
            <text:p>0,2738185027498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5" calcext:value-type="float">
            <text:p>2,75</text:p>
          </table:table-cell>
          <table:table-cell table:formula="of:=SIN(PI()*2/[.P275])" office:value-type="float" office:value="0.755749574354258" calcext:value-type="float">
            <text:p>0,755749574354258</text:p>
          </table:table-cell>
          <table:table-cell table:formula="of:=[.Q275]/[.P275]" office:value-type="float" office:value="0.274818027037912" calcext:value-type="float">
            <text:p>0,27481802703791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6" calcext:value-type="float">
            <text:p>2,76</text:p>
          </table:table-cell>
          <table:table-cell table:formula="of:=SIN(PI()*2/[.P276])" office:value-type="float" office:value="0.761144712408965" calcext:value-type="float">
            <text:p>0,761144712408965</text:p>
          </table:table-cell>
          <table:table-cell table:formula="of:=[.Q276]/[.P276]" office:value-type="float" office:value="0.275777069713393" calcext:value-type="float">
            <text:p>0,27577706971339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7" calcext:value-type="float">
            <text:p>2,77</text:p>
          </table:table-cell>
          <table:table-cell table:formula="of:=SIN(PI()*2/[.P277])" office:value-type="float" office:value="0.766449300423502" calcext:value-type="float">
            <text:p>0,766449300423502</text:p>
          </table:table-cell>
          <table:table-cell table:formula="of:=[.Q277]/[.P277]" office:value-type="float" office:value="0.276696498347835" calcext:value-type="float">
            <text:p>0,2766964983478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8" calcext:value-type="float">
            <text:p>2,78</text:p>
          </table:table-cell>
          <table:table-cell table:formula="of:=SIN(PI()*2/[.P278])" office:value-type="float" office:value="0.77166451589306" calcext:value-type="float">
            <text:p>0,77166451589306</text:p>
          </table:table-cell>
          <table:table-cell table:formula="of:=[.Q278]/[.P278]" office:value-type="float" office:value="0.277577163990309" calcext:value-type="float">
            <text:p>0,2775771639903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79" calcext:value-type="float">
            <text:p>2,79</text:p>
          </table:table-cell>
          <table:table-cell table:formula="of:=SIN(PI()*2/[.P279])" office:value-type="float" office:value="0.776791524987466" calcext:value-type="float">
            <text:p>0,776791524987466</text:p>
          </table:table-cell>
          <table:table-cell table:formula="of:=[.Q279]/[.P279]" office:value-type="float" office:value="0.278419901429199" calcext:value-type="float">
            <text:p>0,27841990142919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" calcext:value-type="float">
            <text:p>2,8</text:p>
          </table:table-cell>
          <table:table-cell table:formula="of:=SIN(PI()*2/[.P280])" office:value-type="float" office:value="0.78183148246803" calcext:value-type="float">
            <text:p>0,78183148246803</text:p>
          </table:table-cell>
          <table:table-cell table:formula="of:=[.Q280]/[.P280]" office:value-type="float" office:value="0.279225529452868" calcext:value-type="float">
            <text:p>0,2792255294528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1" calcext:value-type="float">
            <text:p>2,81</text:p>
          </table:table-cell>
          <table:table-cell table:formula="of:=SIN(PI()*2/[.P281])" office:value-type="float" office:value="0.786785531616285" calcext:value-type="float">
            <text:p>0,786785531616285</text:p>
          </table:table-cell>
          <table:table-cell table:formula="of:=[.Q281]/[.P281]" office:value-type="float" office:value="0.279994851108998" calcext:value-type="float">
            <text:p>0,27999485110899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2" calcext:value-type="float">
            <text:p>2,82</text:p>
          </table:table-cell>
          <table:table-cell table:formula="of:=SIN(PI()*2/[.P282])" office:value-type="float" office:value="0.791654804174021" calcext:value-type="float">
            <text:p>0,791654804174021</text:p>
          </table:table-cell>
          <table:table-cell table:formula="of:=[.Q282]/[.P282]" office:value-type="float" office:value="0.280728653962419" calcext:value-type="float">
            <text:p>0,28072865396241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3" calcext:value-type="float">
            <text:p>2,83</text:p>
          </table:table-cell>
          <table:table-cell table:formula="of:=SIN(PI()*2/[.P283])" office:value-type="float" office:value="0.796440420293996" calcext:value-type="float">
            <text:p>0,796440420293996</text:p>
          </table:table-cell>
          <table:table-cell table:formula="of:=[.Q283]/[.P283]" office:value-type="float" office:value="0.281427710351235" calcext:value-type="float">
            <text:p>0,2814277103512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4" calcext:value-type="float">
            <text:p>2,84</text:p>
          </table:table-cell>
          <table:table-cell table:formula="of:=SIN(PI()*2/[.P284])" office:value-type="float" office:value="0.801143488500748" calcext:value-type="float">
            <text:p>0,801143488500748</text:p>
          </table:table-cell>
          <table:table-cell table:formula="of:=[.Q284]/[.P284]" office:value-type="float" office:value="0.282092777641109" calcext:value-type="float">
            <text:p>0,28209277764110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5" calcext:value-type="float">
            <text:p>2,85</text:p>
          </table:table-cell>
          <table:table-cell table:formula="of:=SIN(PI()*2/[.P285])" office:value-type="float" office:value="0.805765105660978" calcext:value-type="float">
            <text:p>0,805765105660978</text:p>
          </table:table-cell>
          <table:table-cell table:formula="of:=[.Q285]/[.P285]" office:value-type="float" office:value="0.282724598477536" calcext:value-type="float">
            <text:p>0,28272459847753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6" calcext:value-type="float">
            <text:p>2,86</text:p>
          </table:table-cell>
          <table:table-cell table:formula="of:=SIN(PI()*2/[.P286])" office:value-type="float" office:value="0.810306356962964" calcext:value-type="float">
            <text:p>0,810306356962964</text:p>
          </table:table-cell>
          <table:table-cell table:formula="of:=[.Q286]/[.P286]" office:value-type="float" office:value="0.283323901036001" calcext:value-type="float">
            <text:p>0,28332390103600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7" calcext:value-type="float">
            <text:p>2,87</text:p>
          </table:table-cell>
          <table:table-cell table:formula="of:=SIN(PI()*2/[.P287])" office:value-type="float" office:value="0.814768315904514" calcext:value-type="float">
            <text:p>0,814768315904514</text:p>
          </table:table-cell>
          <table:table-cell table:formula="of:=[.Q287]/[.P287]" office:value-type="float" office:value="0.283891399269865" calcext:value-type="float">
            <text:p>0,2838913992698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8" calcext:value-type="float">
            <text:p>2,88</text:p>
          </table:table-cell>
          <table:table-cell table:formula="of:=SIN(PI()*2/[.P288])" office:value-type="float" office:value="0.819152044288992" calcext:value-type="float">
            <text:p>0,819152044288992</text:p>
          </table:table-cell>
          <table:table-cell table:formula="of:=[.Q288]/[.P288]" office:value-type="float" office:value="0.2844277931559" calcext:value-type="float">
            <text:p>0,284427793155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89" calcext:value-type="float">
            <text:p>2,89</text:p>
          </table:table-cell>
          <table:table-cell table:formula="of:=SIN(PI()*2/[.P289])" office:value-type="float" office:value="0.823458592228941" calcext:value-type="float">
            <text:p>0,823458592228941</text:p>
          </table:table-cell>
          <table:table-cell table:formula="of:=[.Q289]/[.P289]" office:value-type="float" office:value="0.28493376893735" calcext:value-type="float">
            <text:p>0,2849337689373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" calcext:value-type="float">
            <text:p>2,9</text:p>
          </table:table-cell>
          <table:table-cell table:formula="of:=SIN(PI()*2/[.P290])" office:value-type="float" office:value="0.827688998156891" calcext:value-type="float">
            <text:p>0,827688998156891</text:p>
          </table:table-cell>
          <table:table-cell table:formula="of:=[.Q290]/[.P290]" office:value-type="float" office:value="0.285409999364445" calcext:value-type="float">
            <text:p>0,28540999936444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1" calcext:value-type="float">
            <text:p>2,91</text:p>
          </table:table-cell>
          <table:table-cell table:formula="of:=SIN(PI()*2/[.P291])" office:value-type="float" office:value="0.831844288842929" calcext:value-type="float">
            <text:p>0,831844288842929</text:p>
          </table:table-cell>
          <table:table-cell table:formula="of:=[.Q291]/[.P291]" office:value-type="float" office:value="0.285857143932278" calcext:value-type="float">
            <text:p>0,28585714393227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2" calcext:value-type="float">
            <text:p>2,92</text:p>
          </table:table-cell>
          <table:table-cell table:formula="of:=SIN(PI()*2/[.P292])" office:value-type="float" office:value="0.835925479418637" calcext:value-type="float">
            <text:p>0,835925479418637</text:p>
          </table:table-cell>
          <table:table-cell table:formula="of:=[.Q292]/[.P292]" office:value-type="float" office:value="0.286275849115972" calcext:value-type="float">
            <text:p>0,286275849115972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3" calcext:value-type="float">
            <text:p>2,93</text:p>
          </table:table-cell>
          <table:table-cell table:formula="of:=SIN(PI()*2/[.P293])" office:value-type="float" office:value="0.839933573407022" calcext:value-type="float">
            <text:p>0,839933573407022</text:p>
          </table:table-cell>
          <table:table-cell table:formula="of:=[.Q293]/[.P293]" office:value-type="float" office:value="0.286666748603079" calcext:value-type="float">
            <text:p>0,286666748603079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4" calcext:value-type="float">
            <text:p>2,94</text:p>
          </table:table-cell>
          <table:table-cell table:formula="of:=SIN(PI()*2/[.P294])" office:value-type="float" office:value="0.843869562758083" calcext:value-type="float">
            <text:p>0,843869562758083</text:p>
          </table:table-cell>
          <table:table-cell table:formula="of:=[.Q294]/[.P294]" office:value-type="float" office:value="0.287030463523158" calcext:value-type="float">
            <text:p>0,28703046352315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5" calcext:value-type="float">
            <text:p>2,95</text:p>
          </table:table-cell>
          <table:table-cell table:formula="of:=SIN(PI()*2/[.P295])" office:value-type="float" office:value="0.847734427889671" calcext:value-type="float">
            <text:p>0,847734427889671</text:p>
          </table:table-cell>
          <table:table-cell table:formula="of:=[.Q295]/[.P295]" office:value-type="float" office:value="0.287367602674465" calcext:value-type="float">
            <text:p>0,28736760267446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6" calcext:value-type="float">
            <text:p>2,96</text:p>
          </table:table-cell>
          <table:table-cell table:formula="of:=SIN(PI()*2/[.P296])" office:value-type="float" office:value="0.851529137733311" calcext:value-type="float">
            <text:p>0,851529137733311</text:p>
          </table:table-cell>
          <table:table-cell table:formula="of:=[.Q296]/[.P296]" office:value-type="float" office:value="0.28767876274774" calcext:value-type="float">
            <text:p>0,2876787627477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7" calcext:value-type="float">
            <text:p>2,97</text:p>
          </table:table-cell>
          <table:table-cell table:formula="of:=SIN(PI()*2/[.P297])" office:value-type="float" office:value="0.855254649784689" calcext:value-type="float">
            <text:p>0,855254649784689</text:p>
          </table:table-cell>
          <table:table-cell table:formula="of:=[.Q297]/[.P297]" office:value-type="float" office:value="0.287964528547033" calcext:value-type="float">
            <text:p>0,287964528547033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8" calcext:value-type="float">
            <text:p>2,98</text:p>
          </table:table-cell>
          <table:table-cell table:formula="of:=SIN(PI()*2/[.P298])" office:value-type="float" office:value="0.85891191015849" calcext:value-type="float">
            <text:p>0,85891191015849</text:p>
          </table:table-cell>
          <table:table-cell table:formula="of:=[.Q298]/[.P298]" office:value-type="float" office:value="0.288225473207547" calcext:value-type="float">
            <text:p>0,28822547320754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.99" calcext:value-type="float">
            <text:p>2,99</text:p>
          </table:table-cell>
          <table:table-cell table:formula="of:=SIN(PI()*2/[.P299])" office:value-type="float" office:value="0.86250185364732" calcext:value-type="float">
            <text:p>0,86250185364732</text:p>
          </table:table-cell>
          <table:table-cell table:formula="of:=[.Q299]/[.P299]" office:value-type="float" office:value="0.288462158410475" calcext:value-type="float">
            <text:p>0,28846215841047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formula="of:=SIN(PI()*2/[.P300])" office:value-type="float" office:value="0.866025403784439" calcext:value-type="float">
            <text:p>0,866025403784439</text:p>
          </table:table-cell>
          <table:table-cell table:formula="of:=[.Q300]/[.P300]" office:value-type="float" office:value="0.288675134594813" calcext:value-type="float">
            <text:p>0,288675134594813</text:p>
          </table:table-cell>
          <table:table-cell table:number-columns-repeated="2"/>
        </table:table-row>
        <table:table-row table:style-name="ro1" table:number-rows-repeated="104827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6" number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wyn Tomas Westbrooke</meta:initial-creator>
    <meta:creation-date>2020-11-20T08:40:45.499507321</meta:creation-date>
    <dc:date>2020-11-20T14:32:39.369828811</dc:date>
    <dc:creator>Alwyn Tomas Westbrooke</dc:creator>
    <meta:editing-duration>PT8M56S</meta:editing-duration>
    <meta:editing-cycles>1</meta:editing-cycles>
    <meta:document-statistic meta:table-count="1" meta:cell-count="1821" meta:object-count="1"/>
    <meta:generator>LibreOffice/7.0.0.3$MacOSX_X86_64 LibreOffice_project/8061b3e9204bef6b321a21033174034a5e2ea88e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238cm" svg:height="9.033cm" xlink:href=".." xlink:type="simple" chart:class="chart:line" chart:style-name="ch1">
        <chart:legend chart:legend-position="end" svg:x="35.523cm" svg:y="4.224cm" style:legend-expansion="high" chart:style-name="ch2"/>
        <chart:plot-area chart:style-name="ch3" table:cell-range-address="Tabelle1.S1:Tabelle1.S100" svg:x="0.764cm" svg:y="0.18cm" svg:width="33.995cm" svg:height="8.673cm">
          <chart:coordinate-region svg:x="1.712cm" svg:y="0.372cm" svg:width="33.047cm" svg:height="7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S1:Tabelle1.S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7856849724735">
                <text:p>0.0307856849724735</text:p>
                <draw:g>
                  <svg:desc>Tabelle1.S1:Tabelle1.S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3040149559528">
                <text:p>0.0603040149559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85465120013902">
                <text:p>0.0885465120013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507108052863">
                <text:p>0.115507108052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182104698808">
                <text:p>0.14118210469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5570129567947">
                <text:p>0.165570129567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867208948387">
                <text:p>0.18867208948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0491120496333">
                <text:p>0.210491120496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1032534911086">
                <text:p>0.231032534911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303765443707">
                <text:p>0.2503037654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8314306626295">
                <text:p>0.268314306626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075653599015">
                <text:p>0.285075653599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601238421465">
                <text:p>0.300601238421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4906364041528">
                <text:p>0.314906364041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8008136061823">
                <text:p>0.328008136061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992539244617">
                <text:p>0.33992539244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0678631310431">
                <text:p>0.350678631310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0289936943877">
                <text:p>0.360289936943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8782904208783">
                <text:p>0.368782904208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6182561467183">
                <text:p>0.376182561467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2515292184823">
                <text:p>0.382515292184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7808755363103">
                <text:p>0.387808755363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2091804950393">
                <text:p>0.392091804950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5394408384411">
                <text:p>0.395394408384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7747564417433">
                <text:p>0.397747564417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9183220375965">
                <text:p>0.399183220375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9734189006072">
                <text:p>0.399734189006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9434065054969">
                <text:p>0.399434065054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8317141738586">
                <text:p>0.398317141738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6418327243724">
                <text:p>0.396418327243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3773061412119">
                <text:p>0.393773061412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0417232752132">
                <text:p>0.390417232752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638709592207">
                <text:p>0.38638709592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1719189827107">
                <text:p>0.381719189827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6450256469585">
                <text:p>0.376450256469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617160690082">
                <text:p>0.370617160690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256810933972">
                <text:p>0.364256810933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7406081175444">
                <text:p>0.357406081175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0101734127867">
                <text:p>0.350101734127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2380345866255">
                <text:p>0.342380345866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4278231984144">
                <text:p>0.334278231984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5831375403671">
                <text:p>0.325831375403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17075355953899">
                <text:p>0.317075355953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8045281828517">
                <text:p>0.308045281828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8775723030029">
                <text:p>0.298775723030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9300646903302">
                <text:p>0.2893006469033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9653355857005">
                <text:p>0.279653355857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9866427367005">
                <text:p>0.269866427367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9971656351127">
                <text:p>0.259971656351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9981525143812">
                <text:p>0.2399815251438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9945358229874">
                <text:p>0.229945358229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991963798082">
                <text:p>0.21991963798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9931470798143">
                <text:p>0.209931470798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0006888970515">
                <text:p>0.200006888970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0170811741074">
                <text:p>0.190170811741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80447009282474">
                <text:p>0.180447009282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085806962309">
                <text:p>0.170858069623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1425368562294">
                <text:p>0.161425368562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2169042607225">
                <text:p>0.152169042607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3107964957938">
                <text:p>0.143107964957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4259724562263">
                <text:p>0.1342597245622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5640608256137">
                <text:p>0.125640608256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7265585999596">
                <text:p>0.117265585999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9148299213075">
                <text:p>0.109148299213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1301052213071">
                <text:p>0.10130105221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37348067407294">
                <text:p>0.0937348067407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64591795714063">
                <text:p>0.08645917957140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94824431877854">
                <text:p>0.07948244318778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28115294937452">
                <text:p>0.0728115294937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64520365407955">
                <text:p>0.06645203654079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4082382336219">
                <text:p>0.0604082382336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46830969760605">
                <text:p>0.0546830969760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92782792136874">
                <text:p>0.04927827921368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1941738241592">
                <text:p>0.0441941738241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94299133014925">
                <text:p>0.03942991330149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49833976756212">
                <text:p>0.0349833976756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08513211038366">
                <text:p>0.03085132110383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70292010660962">
                <text:p>0.0270292010660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35114100916989">
                <text:p>0.0235114100916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2912099404619">
                <text:p>0.0202912099404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3607881573195">
                <text:p>0.0173607881573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7112969151857">
                <text:p>0.0147112969151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3328940570039">
                <text:p>0.0123328940570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02147862441398">
                <text:p>0.0102147862441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34527411467543">
                <text:p>0.00834527411467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671179935172779">
                <text:p>0.00671179935172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30099355865936">
                <text:p>0.00530099355865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09872883496802">
                <text:p>0.004098728834968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09016994374947">
                <text:p>0.00309016994374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25982795891775">
                <text:p>0.002259827958917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59161527785507">
                <text:p>0.001591615277855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6890188284306">
                <text:p>0.001068901882843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674572732508607">
                <text:p>0.000674572732508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91086162600576">
                <text:p>0.000391086162600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00533173702886">
                <text:p>0.000200533173702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846974819866631">
                <text:p>0.0000846974819866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251162078117254">
                <text:p>0.0000251162078117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314107590781284">
                <text:p>0.000003141075907812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